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fo:color="#0000ff"/>
    </style:style>
    <style:style style:name="P61"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62"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64"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6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7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7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7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7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7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7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7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8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8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8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8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8"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8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9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9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6" style:family="paragraph" style:parent-style-name="Text_20_body">
      <style:paragraph-properties fo:text-align="justify" style:justify-single-word="false"/>
    </style:style>
    <style:style style:name="P9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8" style:family="paragraph" style:parent-style-name="Text_20_body">
      <style:text-properties fo:language="ru" fo:country="RU"/>
    </style:style>
    <style:style style:name="P99" style:family="paragraph" style:parent-style-name="Text_20_body">
      <style:text-properties fo:language="en" fo:country="US"/>
    </style:style>
    <style:style style:name="P100" style:family="paragraph" style:parent-style-name="Text_20_body">
      <style:paragraph-properties fo:background-color="#eeeeee">
        <style:background-image/>
      </style:paragraph-properties>
    </style:style>
    <style:style style:name="P101" style:family="paragraph" style:parent-style-name="Text_20_body">
      <style:paragraph-properties fo:background-color="#eeeeee">
        <style:background-image/>
      </style:paragraph-properties>
      <style:text-properties fo:language="ru" fo:country="RU"/>
    </style:style>
    <style:style style:name="P102" style:family="paragraph" style:parent-style-name="Text_20_body">
      <style:paragraph-properties fo:text-align="justify" style:justify-single-word="false" fo:background-color="#eeeeee">
        <style:background-image/>
      </style:paragraph-properties>
      <style:text-properties fo:language="ru" fo:country="RU"/>
    </style:style>
    <style:style style:name="P103" style:family="paragraph" style:parent-style-name="First_20_line_20_indent">
      <style:paragraph-properties fo:background-color="#eeeeee">
        <style:background-image/>
      </style:paragraph-properties>
      <style:text-properties fo:language="ru" fo:country="RU"/>
    </style:style>
    <style:style style:name="P104"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05" style:family="paragraph" style:parent-style-name="Text_20_body">
      <style:paragraph-properties fo:margin-left="0cm" fo:margin-right="0cm" fo:text-align="justify" style:justify-single-word="false" fo:text-indent="0cm" style:auto-text-indent="false"/>
    </style:style>
    <style:style style:name="P106" style:family="paragraph" style:parent-style-name="Text_20_body">
      <style:paragraph-properties fo:margin-left="0cm" fo:margin-right="0cm" fo:text-align="justify" style:justify-single-word="false" fo:text-indent="0cm" style:auto-text-indent="false"/>
      <style:text-properties fo:color="#800000"/>
    </style:style>
    <style:style style:name="P10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08" style:family="paragraph" style:parent-style-name="Text_20_body">
      <style:paragraph-properties fo:margin-left="0cm" fo:margin-right="0cm" fo:text-align="center" style:justify-single-word="false" fo:text-indent="0cm" style:auto-text-indent="false"/>
    </style:style>
    <style:style style:name="P10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1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1"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1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1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1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1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1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1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1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19" style:family="paragraph" style:parent-style-name="Footnote">
      <style:paragraph-properties fo:margin-left="0cm" fo:margin-right="0cm" fo:text-indent="0cm" style:auto-text-indent="false"/>
      <style:text-properties fo:language="en" fo:country="US"/>
    </style:style>
    <style:style style:name="P120" style:family="paragraph" style:parent-style-name="Footnote">
      <style:text-properties fo:language="en" fo:country="US"/>
    </style:style>
    <style:style style:name="P121" style:family="paragraph" style:parent-style-name="Footnote">
      <style:text-properties fo:language="ru" fo:country="RU"/>
    </style:style>
    <style:style style:name="P122" style:family="paragraph" style:parent-style-name="Footnote">
      <style:text-properties style:use-window-font-color="true" fo:language="ru" fo:country="RU"/>
    </style:style>
    <style:style style:name="P12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2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2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2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2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2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3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31" style:family="paragraph" style:parent-style-name="Standard">
      <style:text-properties fo:font-style="italic" style:font-style-asian="italic" style:font-style-complex="italic"/>
    </style:style>
    <style:style style:name="P132" style:family="paragraph" style:parent-style-name="Heading_20_1">
      <style:paragraph-properties fo:margin-left="0cm" fo:margin-right="0cm" fo:text-align="center" style:justify-single-word="false" fo:text-indent="0.499cm" style:auto-text-indent="false"/>
    </style:style>
    <style:style style:name="P133" style:family="paragraph" style:parent-style-name="Heading_20_1">
      <style:paragraph-properties fo:background-color="#eeeeee">
        <style:background-image/>
      </style:paragraph-properties>
    </style:style>
    <style:style style:name="P134" style:family="paragraph" style:parent-style-name="Heading_20_2">
      <style:text-properties fo:language="en" fo:country="US"/>
    </style:style>
    <style:style style:name="P135" style:family="paragraph" style:parent-style-name="Heading_20_2">
      <style:text-properties fo:language="ru" fo:country="RU"/>
    </style:style>
    <style:style style:name="P136" style:family="paragraph" style:parent-style-name="Heading_20_2">
      <style:paragraph-properties fo:background-color="#eeeeee">
        <style:background-image/>
      </style:paragraph-properties>
    </style:style>
    <style:style style:name="P137" style:family="paragraph" style:parent-style-name="Heading_20_2">
      <style:paragraph-properties fo:background-color="#eeeeee">
        <style:background-image/>
      </style:paragraph-properties>
      <style:text-properties fo:language="ru" fo:country="RU"/>
    </style:style>
    <style:style style:name="P138"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39" style:family="paragraph" style:parent-style-name="Text_20_body" style:list-style-name="L1">
      <style:paragraph-properties fo:text-align="justify" style:justify-single-word="false"/>
    </style:style>
    <style:style style:name="P140" style:family="paragraph" style:parent-style-name="Text_20_body" style:list-style-name="L1">
      <style:paragraph-properties fo:text-align="justify" style:justify-single-word="false"/>
      <style:text-properties fo:language="ru" fo:country="RU"/>
    </style:style>
    <style:style style:name="P141" style:family="paragraph" style:parent-style-name="Text_20_body" style:list-style-name="L2">
      <style:paragraph-properties fo:text-align="justify" style:justify-single-word="false"/>
      <style:text-properties fo:language="ru" fo:country="RU"/>
    </style:style>
    <style:style style:name="P142" style:family="paragraph" style:parent-style-name="Text_20_body" style:list-style-name="L3">
      <style:text-properties fo:language="ru" fo:country="RU"/>
    </style:style>
    <style:style style:name="P143" style:family="paragraph" style:parent-style-name="Text_20_body" style:list-style-name="L3">
      <style:text-properties fo:language="ru" fo:country="RU" fo:background-color="#ffff00"/>
    </style:style>
    <style:style style:name="P144"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45"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1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8"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49"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0"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5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style:font-style-asian="italic" style:font-style-complex="italic" loext:char-shading-value="0"/>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color="#6666ff" fo:language="ru" fo:country="RU"/>
    </style:style>
    <style:style style:name="T19" style:family="text">
      <style:text-properties fo:color="#800000"/>
    </style:style>
    <style:style style:name="T20" style:family="text">
      <style:text-properties fo:color="#800000" fo:language="ru" fo:country="RU"/>
    </style:style>
    <style:style style:name="T21" style:family="text">
      <style:text-properties fo:color="#800000" fo:language="ru" fo:country="RU" fo:font-style="normal" fo:background-color="transparent" style:font-style-asian="normal" style:font-style-complex="normal" loext:char-shading-value="0"/>
    </style:style>
    <style:style style:name="T22" style:family="text">
      <style:text-properties fo:color="#800000" fo:language="ru" fo:country="RU" fo:font-style="normal" style:font-style-asian="normal" style:font-style-complex="normal"/>
    </style:style>
    <style:style style:name="T23" style:family="text">
      <style:text-properties fo:color="#800000" fo:language="ru" fo:country="RU" fo:background-color="transparent" loext:char-shading-value="0"/>
    </style:style>
    <style:style style:name="T24" style:family="text">
      <style:text-properties fo:color="#800000" fo:language="en" fo:country="US"/>
    </style:style>
    <style:style style:name="T25" style:family="text">
      <style:text-properties fo:color="#ff6600"/>
    </style:style>
    <style:style style:name="T26" style:family="text">
      <style:text-properties fo:color="#ff6600" fo:language="ru" fo:country="RU"/>
    </style:style>
    <style:style style:name="T27" style:family="text">
      <style:text-properties fo:font-weight="bold" style:font-weight-asian="bold" style:font-weight-complex="bold"/>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background-color="transparent" style:font-style-asian="normal" style:font-style-complex="normal" loext:char-shading-value="0"/>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background-color="transparent" style:font-style-asian="normal" style:font-style-complex="normal" loext:char-shading-value="0"/>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fo:background-color="transparent" loext:char-shading-value="0"/>
    </style:style>
    <style:style style:name="T45" style:family="text">
      <style:text-properties style:text-position="super 58%"/>
    </style:style>
    <style:style style:name="T46" style:family="text">
      <style:text-properties fo:color="#c5000b"/>
    </style:style>
    <style:style style:name="T47" style:family="text">
      <style:text-properties fo:language="fr" fo:country="FR"/>
    </style:style>
    <style:style style:name="T48" style:family="text">
      <style:text-properties fo:color="#0000ff"/>
    </style:style>
    <style:style style:name="T49" style:family="text">
      <style:text-properties fo:color="#3333ff"/>
    </style:style>
    <style:style style:name="T50" style:family="text">
      <style:text-properties fo:color="#3333ff" fo:language="en" fo:country="US"/>
    </style:style>
    <style:style style:name="T51" style:family="text">
      <style:text-properties fo:font-style="normal" style:font-style-asian="normal" style:font-style-complex="normal"/>
    </style:style>
    <style:style style:name="T52" style:family="text">
      <style:text-properties fo:color="#0066ff"/>
    </style:style>
    <style:style style:name="T53" style:family="text">
      <style:text-properties fo:color="#0066ff" fo:language="en" fo:country="US" fo:font-style="normal" fo:background-color="transparent" style:font-style-asian="normal" style:font-style-complex="normal" loext:char-shading-value="0"/>
    </style:style>
    <style:style style:name="T54" style:family="text">
      <style:text-properties fo:background-color="#ffff00" loext:char-shading-value="0"/>
    </style:style>
    <style:style style:name="T55" style:family="text">
      <style:text-properties fo:color="#00ccff"/>
    </style:style>
    <style:style style:name="T56" style:family="text">
      <style:text-properties fo:font-weight="normal" style:font-weight-asian="normal" style:font-weight-complex="normal"/>
    </style:style>
    <style:style style:name="T57" style:family="text">
      <style:text-properties fo:color="#0066cc"/>
    </style:style>
    <style:style style:name="T58" style:family="text">
      <style:text-properties fo:color="#0000cc"/>
    </style:style>
    <style:style style:name="T59" style:family="text">
      <style:text-properties style:text-line-through-style="solid" fo:font-weight="bold" style:font-weight-asian="bold" style:font-weight-complex="bold"/>
    </style:style>
    <style:style style:name="T60" style:family="text">
      <style:text-properties fo:language="uk" fo:country="UA"/>
    </style:style>
    <style:style style:name="T61" style:family="text">
      <style:text-properties fo:language="uk" fo:country="UA"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2"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8">Обмен ( <text:a xlink:type="simple" xlink:href="https://darkpony.ru/obmen/" text:style-name="Internet_20_link" text:visited-style-name="Visited_20_Internet_20_Link">https://darkpony.ru/obmen/</text:a> )</text:p>
      <text:p text:style-name="P99">Fallout Equestria</text:p>
      <text:p text:style-name="P98">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9150347316878462825" text:style-name="L1">
        <text:list-item>
          <text:p text:style-name="P139">добавить детектив <text:span text:style-name="T1">(реализовано)</text:span>+ магические уроки/трактаты Старсвирла (реализовано)</text:p>
        </text:list-item>
        <text:list-item>
          <text:p text:style-name="P140">Терра несколько раз пытается убить Макса (один раз — в аквапарке). Несколько раз Макса спасает Селестия (даёт приказы Нексусу)</text:p>
        </text:list-item>
        <text:list-item>
          <text:p text:style-name="P140">Книги:</text:p>
        </text:list-item>
      </text:list>
      <text:list xml:id="list5570761734783321113" text:style-name="L2">
        <text:list-item>
          <text:p text:style-name="P141">«Великие грифоны прошлого» - из канона (5<text:span text:style-name="T8">s8e)</text:span></text:p>
        </text:list-item>
        <text:list-item>
          <text:p text:style-name="P141">«Высшие заклинания в повседневном использовании: от песчинки до дворца»</text:p>
        </text:list-item>
        <text:list-item>
          <text:p text:style-name="P144">«Малоизвестные аспекты магии трансформаций»</text:p>
        </text:list-item>
        <text:list-item>
          <text:p text:style-name="P14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1">Дасти Вейфарер «Зебрианская культура, быт и фольклор»</text:p>
        </text:list-item>
        <text:list-item>
          <text:p text:style-name="P141">«Краткая история Эквестрии»</text:p>
        </text:list-item>
        <text:list-item>
          <text:p text:style-name="P141">«Шедевры архитектуры Эквестрии» с разделом о Кантерлотском Королевском Дворце</text:p>
        </text:list-item>
        <text:list-item>
          <text:p text:style-name="P141">«Великие дела и великие чары». Страница 893: …</text:p>
        </text:list-item>
        <text:list-item>
          <text:p text:style-name="P141">«Природа Проклятий» - обмен</text:p>
        </text:list-item>
        <text:list-item>
          <text:p text:style-name="P141">«<text:span text:style-name="T44">Магия для Чайников</text:span>» - обмен</text:p>
        </text:list-item>
        <text:list-item>
          <text:p text:style-name="P141">«Энциклопедия Арканум» - обмен</text:p>
        </text:list-item>
        <text:list-item>
          <text:p text:style-name="P141">«О Гейсах» - обмен</text:p>
        </text:list-item>
        <text:list-item>
          <text:p text:style-name="P141"><text:soft-page-break/>«<text:span text:style-name="T54">Тайны Тайных Наук</text:span>» - обмен</text:p>
        </text:list-item>
        <text:list-item>
          <text:p text:style-name="P144">«Основы Заклятий» - обмен</text:p>
        </text:list-item>
        <text:list-item>
          <text:p text:style-name="P141">«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4357362468614758617" text:style-name="L3">
        <text:list-item>
          <text:p text:style-name="P14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3">Селестия — переменчивая пони. В одно время не строгая, а в другое может быть такой, что страшно становится</text:p>
        </text:list-item>
        <text:list-item>
          <text:p text:style-name="P142">У Селестии были такие элементы гармонии: Магия, Доброта, Смех. У Луны — Верность, Честность, Щедрость. (ксенофазия)</text:p>
        </text:list-item>
        <text:list-item>
          <text:p text:style-name="P14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2">Около 820-ти лет назад будущий маг Лайтнинг Стар поступил на обучение к наставнику Тииспоту</text:p>
        </text:list-item>
        <text:list-item>
          <text:p text:style-name="P14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2">У Селестии грива и хвост развеваются и переливаются от магического шампуня</text:p>
        </text:list-item>
        <text:list-item>
          <text:p text:style-name="P142">Тело Селестии очень крепкое — может выдержать несколько тонн земли</text:p>
        </text:list-item>
        <text:list-item>
          <text:p text:style-name="P142">Дискорд намного старше принцесс, его магия сильнее ихней на голову</text:p>
        </text:list-item>
        <text:list-item>
          <text:p text:style-name="P142">Луна младше Селестии на 3 года. Сёстрам около 5000 лет. По другим данным, Селестии около 2500 лет (Обмен).</text:p>
        </text:list-item>
        <text:list-item>
          <text:p text:style-name="P142">Принцессы начали войну с Дискордом в возрасте, когда им было около 700 лет — и продолжалась война почти сто лет</text:p>
        </text:list-item>
        <text:list-item>
          <text:p text:style-name="P142">Самый главный враг сестёр и Дискорда — скука</text:p>
        </text:list-item>
        <text:list-item>
          <text:p text:style-name="P142">В Эквестрии на одного жеребца приходится четыре - пять кобыл</text:p>
        </text:list-item>
        <text:list-item>
          <text:p text:style-name="P14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2">Селестия в первые полторы тысячи лет путешествовала — и заварила несколько войн (две — с Эквестрией, в одной была против Луны)</text:p>
        </text:list-item>
        <text:list-item>
          <text:p text:style-name="P142">Настоящий цвет гривы Селестии — клубнично-розовая. Радужный цвет гривы и хвоста поддерживается магией</text:p>
        </text:list-item>
        <text:list-item>
          <text:p text:style-name="P142"><text:soft-page-break/>Кроме Дискорда, старше сестёр ещё старейшина драконов</text:p>
        </text:list-item>
        <text:list-item>
          <text:p text:style-name="P142">Кэйденс не прожила и 60-ти лет и является низкорожденной</text:p>
        </text:list-item>
        <text:list-item>
          <text:p text:style-name="P14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2">Народ тихо фигел от нововведений и с ещё большим ожесточением продолжал делать по-своему</text:p>
        </text:list-item>
        <text:list-item>
          <text:p text:style-name="P14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2">Когда пони женятся, они обмениваются ножными браслетами</text:p>
        </text:list-item>
        <text:list-item>
          <text:p text:style-name="P142">Светилами, кроме сестёр, могут управлять единороги (группы), Дискорд, Твайлайт и Старсвирл</text:p>
        </text:list-item>
        <text:list-item>
          <text:p text:style-name="P142">Королева Кризалис — правительница Зелёной Долины</text:p>
        </text:list-item>
        <text:list-item>
          <text:p text:style-name="P142">Мать Луны и Селестии — аликорн Лорен. Мать Дискорда — Алиса (пони-человек)</text:p>
        </text:list-item>
        <text:list-item>
          <text:p text:style-name="P14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6">Искусственный интеллект. Создан Владом и Максом. Разработан для управления корпорациями.</text:p>
      <text:h text:style-name="Heading_20_3" text:outline-level="3">Норф</text:h>
      <text:p text:style-name="P9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9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9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9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5">Единорог. Холост, молод, мечтателен. Живёт в Кантерлоте. В свободное время рисует облака.</text:p>
      <text:h text:style-name="Heading_20_3" text:outline-level="3">Алекс</text:h>
      <text:p text:style-name="P105">Менеджер проектов, над одним из которых (Нексус) работает Макс.</text:p>
      <text:h text:style-name="Heading_20_3" text:outline-level="3"><text:soft-page-break/>Ростик</text:h>
      <text:p text:style-name="P105">Лидер команды тестировщиков</text:p>
      <text:h text:style-name="Heading_20_3" text:outline-level="3">Стас</text:h>
      <text:p text:style-name="P105">Программист-новичок в команде Макса.</text:p>
      <text:h text:style-name="Heading_20_3" text:outline-level="3">Рома</text:h>
      <text:p text:style-name="P105">Программист в команде UI-программистов</text:p>
      <text:h text:style-name="Heading_20_3" text:outline-level="3">Анджела</text:h>
      <text:p text:style-name="P105">Сисадмин. Флиртует с Максом.</text:p>
      <text:p text:style-name="P105"/>
      <text:h text:style-name="Heading_20_2" text:outline-level="2">Положения</text:h>
      <text:p text:style-name="P10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34" text:outline-level="2">1. Терра</text:h>
      <text:p text:style-name="P21">музыка - кондовая электронная, холодная и отчаянная (Electronics “Disappointed”)</text:p>
      <text:p text:style-name="P10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text:span><text:soft-page-break/><text:span text:style-name="T1">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9">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5"><text:note text:id="ftn1" text:note-class="footnote"><text:note-citation>1</text:note-citation><text:note-body><text:p text:style-name="P120">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2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8">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8">RnD-</text:span><text:span text:style-name="T1">зоны</text:span><text:span text:style-name="T1"><text:note text:id="ftn3" text:note-class="footnote"><text:note-citation>3</text:note-citation><text:note-body><text:p text:style-name="P12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7"><text:span text:style-name="T8">&gt;\</text:span>Привет, Нексус. Это Макс.</text:p>
      <text:p text:style-name="P57"><text:span text:style-name="T8">&lt;\</text:span>Привет Макс. <text:span text:style-name="T1">Рад тебя видеть. Где ты отсутствовал три дня?</text:span></text:p>
      <text:p text:style-name="P57"><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19"/>
      <text:p text:style-name="P34"><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57"><text:span text:style-name="T8">&gt;\</text:span>Как называется наш проект?</text:p>
      <text:p text:style-name="P57"><text:span text:style-name="T8">&lt;\</text:span>Дайсон.</text:p>
      <text:p text:style-name="P57"><text:span text:style-name="T8">&gt;\</text:span>Сколько тебе лет?</text:p>
      <text:p text:style-name="P57"><text:span text:style-name="T8">&lt;\</text:span>Два года с начала запуска кластера.</text:p>
      <text:p text:style-name="P57"><text:span text:style-name="T8">&gt;\</text:span>Какой сейчас год?</text:p>
      <text:p text:style-name="P57"><text:span text:style-name="T8">&gt;\</text:span>202<text:span text:style-name="T1">1</text:span>-й.</text:p>
      <text:p text:style-name="P20"/>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57"><text:span text:style-name="T8">&gt;\</text:span>Нексус, отключи память <text:span text:style-name="T1">заданий</text:span> за последнюю неделю.</text:p>
      <text:p text:style-name="P57"><text:span text:style-name="T8">&lt;\</text:span>Выполнено.</text:p>
      <text:p text:style-name="P57"><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7"><text:span text:style-name="T8">&lt;\</text:span><text:span text:style-name="T1">Тебя понял. Читаю задачу...</text:span></text:p>
      <text:p text:style-name="P7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5">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75">Ограничени<text:span text:style-name="T1">е 2: решение должно находиться в правовых рамках уголовного и административного кодекса.</text:span></text:p>
      <text:p text:style-name="P75">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5"><text:span text:style-name="T8">&lt;\</text:span><text:span text:style-name="T1">Выполняю задачу</text:span>...</text:p>
      <text:p text:style-name="P75"><text:span text:style-name="T8">&lt;\</text:span>...</text:p>
      <text:p text:style-name="P75"><text:span text:style-name="T8">&lt;\</text:span>Решение:</text:p>
      <text:p text:style-name="P75"><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5"><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text:soft-page-break/>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66">Подробный план действий по дням приведен в файле «Война корпораций_A_06.09.2026_23<text:span text:style-name="T8">:47.bmf»</text:span></text:p>
      <text:p text:style-name="P19"/>
      <text:p text:style-name="P26">&lt;<text:span text:style-name="T1">как-то говённо. Улучшить</text:span>&gt;</text:p>
      <text:p text:style-name="P34">Хм, не понял? Ч<text:span text:style-name="T1">ё</text:span> за хрень?</text:p>
      <text:p text:style-name="P34"/>
      <text:p text:style-name="P57"><text:span text:style-name="T8">&gt;</text:span>\Нексус, почему ты используешь жёсткие настройки <text:span text:style-name="T1">для решения задачи</text:span>?</text:p>
      <text:p text:style-name="P57"><text:span text:style-name="T8">&lt;\</text:span>Настройки правильные, <text:span text:style-name="T1">Макс</text:span>.</text:p>
      <text:p text:style-name="P20"/>
      <text:p text:style-name="P34">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1"/>
      <text:p text:style-name="P57"><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34">Вместо ответа Нексус выплюнул в консоль длинную строку букв и служебных символов, среди которых бросилась в глаза строка “<text:span text:style-name="T27">incompartible interface Analytics v.0.93 beta</text:span>”</text:p>
      <text:p text:style-name="P34">Ага, уже теплее.</text:p>
      <text:p text:style-name="P34"/>
      <text:p text:style-name="P57"><text:span text:style-name="T8">&gt;</text:span>\Нексус,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8">– </text:span>Окей. Спасибо, Макс. <text:span text:style-name="T1">Выручил.</text:span></text:p>
      <text:p text:style-name="P34"><text:soft-page-break/><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8">.</text:span></text:p>
      <text:p text:style-name="P77">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08">***</text:p>
      <text:p text:style-name="P108"/>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text:soft-page-break/>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0">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9">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text:span><text:soft-page-break/><text:span text:style-name="T1">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3">Откуда-то тихо заиграла финальная мелодия из «Донни Дарко».<text:span text:style-name="T8">&lt;</text:span><text:span text:style-name="T57">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8">&lt;</text:span><text:span text:style-name="T20">месяц</text:span><text:span text:style-name="T8">&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4">ворил </text:span><text:span text:style-name="T2">—</text:span><text:span text:style-name="T4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text:soft-page-break/>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4">А у нас получается... </text:span><text:span text:style-name="T2">–</text:span><text:span text:style-name="T4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text:span text:style-name="T1">ораклов</text:span> в AI<text:note text:id="ftn6" text:note-class="footnote"><text:note-citation>6</text:note-citation><text:note-body><text:p text:style-name="P120">AI <text:span text:style-name="T2">– </text:span><text:span text:style-name="T4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7">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oft-page-break/><text:span text:style-name="T8">2. </text:span>Дом, любимый дом</text:h>
      <text:p text:style-name="P59">Музыка быстрая, тревожная, надорваная и печальная (Pet Shop Boys “So Hard” ?)</text:p>
      <text:p text:style-name="P23"/>
      <text:p text:style-name="P10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4">, </text:span><text:span text:style-name="T2">а от валиума таких глюков у меня ни разу не было</text:span><text:span text:style-name="T4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text:span><text:soft-page-break/><text:span text:style-name="T1">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9">(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8">облака.&lt;</text:span><text:span text:style-name="T20">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5">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0">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8">верх</text:span>…</text:p>
      <text:p text:style-name="P3">Тут м<text:span text:style-name="T8">еня, </text:span>наконец,<text:span text:style-name="T8"> стошнило. Буквально вывернуло наизнанку: из носа текло, в глазах стояли слёзы. </text:span></text:p>
      <text:p text:style-name="P3"><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47">Jack of Hearts</text:span><text:span text:style-name="T47"><text:note text:id="ftn7" text:note-class="footnote"><text:note-citation>7</text:note-citation><text:note-body><text:p text:style-name="Footnote"><text:bookmark text:name="result_box1"/><text:span text:style-name="T47">Jack of Hearts</text:span> <text:span text:style-name="T1">– Червовый валет (фр.)</text:span></text:p></text:note-body></text:note></text:span><text:span text:style-name="T4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oft-page-break/><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1">Спи, сестра моя родная,<text:line-break/>Спи. Усни.<text:line-break/>Крыльями тебя укрою,<text:line-break/>Спи. Усни.</text:p><text:p text:style-name="P121"><text:tab/>В чаще тёмной волки воют,<text:line-break/>Спи. Усни.</text:p><text:p text:style-name="P121"><text:tab/>В мрачном замке духи ноют,<text:line-break/>Спи. Усни.</text:p><text:p text:style-name="P121"><text:tab/>Сказки вечность нам читает,<text:line-break/>Спи. Усни.<text:line-break/>День осенний угасает,<text:line-break/>Спи. Усни.<text:line-break/>Помни только в сне глубоком,</text:p><text:p text:style-name="P12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0">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9">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3"><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8">–</text:span> ТЫ!!! ТЫ!..</text:p>
      <text:p text:style-name="P3"><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19">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text:soft-page-break/></text:p>
      <text:h text:style-name="Heading_20_2" text:outline-level="2"><text:span text:style-name="T8">3. </text:span>Кантерлот</text:h>
      <text:p text:style-name="P60">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1886903977699472011" text:style-name="L4">
        <text:list-item>
          <text:p text:style-name="P14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19"><text:s/>Сколько страниц сегодня нахреначили?</text:p><text:p text:style-name="P120">– <text:span text:style-name="T1">Восемь, учитель!</text:span></text:p><text:p text:style-name="P120">– Отлично. Надиктую ещё две и сбегаешь за кофе.</text:p></text:note-body></text:note></text:span></text:p>
        </text:list-item>
      </text:list>
      <text:p text:style-name="P4"/>
      <text:p text:style-name="P8">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8"><text:soft-page-break/>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8">Дискорд исчез. Последний раз драконикуса видели, когда он на своей маленькой и юркой колеснице удалялся в сторону Жеребячьих<text:span text:style-name="T19"> </text:span>гор.</text:p>
      <text:p text:style-name="P5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8">Я потянулся. Хватит на сегодня чтения. Настало время ежедневной прогулки по городу. Тем более, что у меня есть деньги.</text:p>
      <text:p text:style-name="P5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8">Так что даже на ремонт одежды и покупку необходимых в повседневной жизни мелочей у меня финансов не было. До недавнего времени. </text:p>
      <text:p text:style-name="P5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8"><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58"><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text:soft-page-break/>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8">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8">4. </text:span>Библиотека</text:h>
      <text:p text:style-name="P13">&lt;<text:span text:style-name="T48">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9">Разогнать силу и оборотить против себя</text:span>”.</text:p>
      <text:p text:style-name="P4"><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0"/>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8">– А по-моему, ты не…</text:p>
      <text:p text:style-name="P36"><text:span text:style-name="T9">– Так, я попрошу! – перебила меня венценосная кобыла. – Давай, ты не будешь лезть в мои дела, а я не буду</text:span><text:span text:style-name="T5">… эээ… ммм…</text:span></text:p>
      <text:p text:style-name="P38">– Не будешь что?</text:p>
      <text:p text:style-name="P43">Селестия нахмурилась и угрожающе подняла крылья.</text:p>
      <text:p text:style-name="P43"><text:span text:style-name="T8">– </text:span>Не забывай, человек, я — могущественный маг и правитель Эквестрии. Ко мне нужно относиться с должным уважением!</text:p>
      <text:p text:style-name="P43"><text:span text:style-name="T8">– </text:span>А то что? Превратишь в жабу? Сошлёшь на Луну? Убьёшь нахер?</text:p>
      <text:p text:style-name="P43"><text:soft-page-break/>Аликорница сникла. Уши её опустились.</text:p>
      <text:p text:style-name="P43"><text:span text:style-name="T8">– </text:span>Макс, не надо... Ты же знаешь, я этого не сделаю.</text:p>
      <text:p text:style-name="P43"><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3">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3"><text:span text:style-name="T8">–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8"> штучки при общении со мной. А я постараюсь помочь тебе </text:span>— если это в моих силах, разумеется<text:span text:style-name="T8">.</text:span></text:p>
      <text:p text:style-name="P43"><text:span text:style-name="T8">Аликорница уселась н</text:span>а пол <text:span text:style-name="T8">и прижала копыто к груди.</text:span></text:p>
      <text:p text:style-name="P38">– Да будет так! Сим заявляю, что отныне и впредь буду общаться с тобой на равных, человек Макс. Слово Селестии!</text:p>
      <text:p text:style-name="P43">Закончив фразу, аликорница вскинула копыто вперёд и вверх. Я чуть не подавился нервным смешком, настолько это напоминало зигу<text:tab/>.</text:p>
      <text:p text:style-name="P43"><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43"><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3"><text:span text:style-name="T8">– </text:span>Вот, читай отсюда. <text:span text:style-name="T8">– а</text:span>ликорница подчеркнула абзац копытом.</text:p>
      <text:p text:style-name="P43"/>
      <text:p text:style-name="P44">***</text:p>
      <text:p text:style-name="P44"/>
      <text:p text:style-name="P4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9">Но величайшая справедливость юниверсума заключается в том, что не существует безвыходных положений. Всегда есть надежда.</text:p>
      <text:p text:style-name="P4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9"><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3"/>
      <text:p text:style-name="P43">&lt;<text:span text:style-name="T19">Селестии не удастся привлечь Макса на сторону Эквестри даже с помощью 34 — это удастся Дэш</text:span>&gt;</text:p>
      <text:p text:style-name="P43">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3"><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3">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3">Я протянул руку, вытер ей слёзы и погладил по шее.</text:p>
      <text:p text:style-name="P43">– Не плачь. Я не отказываюсь. Хотя, скорее всего, Стар Свирл что-то напутал в заклинании, потому что я человек, а не сверхаликорн.</text:p>
      <text:p text:style-name="P4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3">Селестия успокоилась и смущённо потёрлась носом мне о плечо.</text:p>
      <text:p text:style-name="P43">– <text:s/>И я не читала твои мысли. У тебя на лице и так всё написано — ты не умеешь скрывать эмоции.</text:p>
      <text:p text:style-name="P43">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Кентаврячьи яйца! Они нашли меня!</text:p>
      <text:p text:style-name="P38"><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3">Увидев Селестию, толпа замерла. Та в попытке спрятать меня, раскрыла крылья.</text:p>
      <text:p text:style-name="P43">В наступившей тишине аликорница прошептала мне убито:</text:p>
      <text:p text:style-name="P38">– <text:s/><text:span text:style-name="T1">Что-то мне не хочется оборачиваться.</text:span></text:p>
      <text:p text:style-name="P43">– <text:s/>А придётся. Кстати, крылья можешь опустить. Всё равно видна табуретка и мои ноги.</text:p>
      <text:p text:style-name="P43">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35" text:outline-level="2"><text:span text:style-name="T8">5. </text:span>Индиго</text:h>
      <text:p text:style-name="P38"/>
      <text:p text:style-name="P3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3"><text:span text:style-name="T1">– </text:span>А-а-апчхииии! – раздалось прямо у меня под ногами.</text:p>
      <text:p text:style-name="P43"><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3">– Ты кто? – машинально спросил я.</text:p>
      <text:p text:style-name="P43">– Индиго. – ответили глаза.</text:p>
      <text:p text:style-name="P43">Ответ не прояснил ситуацию ни на йоту, так что я продолжил.</text:p>
      <text:p text:style-name="P43">– А чего ты под лавкой делаешь?</text:p>
      <text:p text:style-name="P43">– Прячусь.</text:p>
      <text:p text:style-name="P43">Поняв, что расспросами ничего не добьёшься, я предложил прямо:</text:p>
      <text:p text:style-name="P43">– Может, ты вылезешь? Меня можно не бояться. Я не страшный.</text:p>
      <text:p text:style-name="P43">Под лавкой началась <text:s/>возня и сопение, потом наружу вылез жеребёнок-единорог насыщенного фиолетового цвета.</text:p>
      <text:p text:style-name="P43">– А я тебя вовсе и не боюсь. Вот ещё! Я в прятки играла.</text:p>
      <text:p text:style-name="P4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3">– Ничо страшного! – малютка вытерла нос. – Меня всё равно искать некому.</text:p>
      <text:p text:style-name="P43">– Это как? Ты же с кем-то в прятки играешь? – продолжал допытываться я.</text:p>
      <text:p text:style-name="P43">– Сама с собой и играю. – хмуро ответила кобылка. – А тебе чего, дяденька?</text:p>
      <text:p text:style-name="P43">Я понял, что жеребёнок не настроен на беседу. Пожал плечами <text:s/>и повернулся было уходить.</text:p>
      <text:p text:style-name="P43">– Эээ, гм…</text:p>
      <text:p text:style-name="P43">Я повернулся обратно.</text:p>
      <text:p text:style-name="P43">– Что?</text:p>
      <text:p text:style-name="P43">Единорожка ковыряла копытом землю и шмыгала носом, не смотря на меня. Я терпеливо ждал.</text:p>
      <text:p text:style-name="P43">– Дяденька, а ты не мог бы спросить принцессу Селестию, куда девалась Шейла Блюскай? А то мне играть не с кем.</text:p>
      <text:p text:style-name="P43">– При случае спрошу. Если встречу.</text:p>
      <text:p text:style-name="P43">– Встретишь, конечно! Скажи ей, что у меня сегодня день рождения, и я очень сильно огорчилась, когда она на него не пришла!</text:p>
      <text:p text:style-name="P43"><text:s/>Такая уверенность кобылки меня заинтриговала. Я пригляделся к жеребёнку повнимательнее. Да нет, вроде, раньше её не встречал.</text:p>
      <text:p text:style-name="P43">– Позволь поинтересоваться, откуда у тебя такая уверенность, что я встречусь с Селестией? Я ей, знаешь ли, свиданий не назначаю.</text:p>
      <text:p text:style-name="P43">– Да ладно-о-о, брось заливать-то! – скептически протянуло юное создание. – Все знают, что вы встречаетесь. Вот и спроси её, пажалста, когда увидишь.</text:p>
      <text:p text:style-name="P43">– Кто это «все»?</text:p>
      <text:p text:style-name="P43">– Ну, прислуга, стража, мой па…</text:p>
      <text:p text:style-name="P43">Ох! Во что же это такое я вляпался, а? За кого они меня, чёрт побери, принимают?</text:p>
      <text:p text:style-name="P43">Я присел на лавочку и наклонился пониже, чтобы наши головы были на одном уровне.</text:p>
      <text:p text:style-name="P43">– А твоего «па» не смущает, что я и Селестия м-м-м… немного разных видов? Точнее, совсем разных?</text:p>
      <text:p text:style-name="P43">– И чо? – без малейшего замешательства спросила кроха.</text:p>
      <text:p text:style-name="P43"><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3">– <text:s/>Кха-кхе-гррхмм... Э-э-э... м-м-м... ну-у-у...</text:p>
      <text:p text:style-name="P43">У меня в голове произошло короткое замыкание. Слова пропали. Уши начали гореть.</text:p>
      <text:p text:style-name="P43">– <text:s/>Как, ты говоришь, тебя зовут? – в конце-концов выдавил осипшим голосом я, стараясь перевести тему. – Про чей день рождения я должен рассказать?</text:p>
      <text:p text:style-name="P4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3">У меня в памяти зажглась лампочка.</text:p>
      <text:p text:style-name="P43">– Постой-постой, не части. Твой отец, случайно, не Хорст Мэдтроттер?</text:p>
      <text:p text:style-name="P43">– Агась. А ты откуда знаешь?</text:p>
      <text:p text:style-name="P43">– Да так, один пони сказал. – я полез за пазуху и достал красную коробочку. – Вот тебе подарок.</text:p>
      <text:p text:style-name="P4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3">– Вообще-то, это не мой подарок. Его просил передать один старик, Норф Каррус из каретной мастерской.</text:p>
      <text:p text:style-name="P43">– Аааа, знаю его! Мы с Шейлой ходили к нему играть, пока она не пропала. У Норфа интересно!</text:p>
      <text:p text:style-name="P43">Индиго открыла коробочку. Внутри на подстилке из тырсы лежала крохотная модель кареты в мельчайших подробностях.</text:p>
      <text:p text:style-name="P43">– Ух ты! – благоговейно прошептала Индиго. – Королева Лорен! Я даже управляла ею немножко.</text:p>
      <text:p text:style-name="P43">– Как ею можно управлять, если она не запряжена? Уж не Норф ли таскал её? – усомнился я.</text:p>
      <text:p text:style-name="P4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3">Я остался сидеть в полнейшем замешательстве. </text:p>
      <text:p text:style-name="P43"/>
      <text:p text:style-name="P44">***</text:p>
      <text:p text:style-name="P43">&lt;<text:span text:style-name="T48">Depeche Mode - Painkiller</text:span>&gt;</text:p>
      <text:p text:style-name="P4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3"><text:soft-page-break/></text:p>
      <text:p text:style-name="P43">В дверях библиотеки появился знакомый силуэт.</text:p>
      <text:p text:style-name="P43">– Привет, твоё высочество! Тебя уже выпустили, или опять от докторов смылась?</text:p>
      <text:p text:style-name="P43">Аликорница прошла в комнату и устало уселась рядом со мной.</text:p>
      <text:p text:style-name="P4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3">Я с подозрением посмотрел на Селестию. Где-то я уже видел эту улыбочку на хитрой роже.</text:p>
      <text:p text:style-name="P4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3">– Вот ещё! – возмущению Селестии не было предела. Аликорница встала и демонстративно повернулась ко мне задом.</text:p>
      <text:p text:style-name="P4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3">Я подёргал замок на накрупнике. Таки не врёт.</text:p>
      <text:p text:style-name="P43">– Убедился? Вообще-то, такое недоверие меня оскорбляет. Ни один пони так бы себя не вёл со мной. – Селестия улеглась возле кресла и надулась.</text:p>
      <text:p text:style-name="P43">– Разумеется, твои подданные вели бы себя с большим пиететом. Но я же не твой подданный, твоё высочество!</text:p>
      <text:p text:style-name="P43">Аликорница вскинула копыто к виску.</text:p>
      <text:p text:style-name="P4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3">– Окей, как хочешь. Никаких больше высочеств.</text:p>
      <text:p text:style-name="P4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9">расписать сложности общения и мороку с этикетом</text:span>&gt;</text:p>
      <text:p text:style-name="P43">Селестия сморщила нос в улыбке и спросила, прикрывшись крылом:</text:p>
      <text:p text:style-name="P43">– К слову, а что говорят мои подданные про нас? Что означает «чёрте-что»?</text:p>
      <text:p text:style-name="P43">Я вспомнил разговор с Индиго и почувствовал, как снова начинают гореть уши.</text:p>
      <text:p text:style-name="P43">– Чёрте-что — это значит «ерунда». Большая ерунда.</text:p>
      <text:p text:style-name="P43">– Оу, как интересно! – Селестия приблизила ко мне морду и повернула уши. – Расскажи-ка поподробнее. Я вся во внимании.</text:p>
      <text:p text:style-name="P4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3">Аликорница, широко раскрыв глаза, медленно тянула ко мне морду. Наконец, когда наши носы почти соприкоснулись, она не выдержала.</text:p>
      <text:p text:style-name="P43">– А-ха-ха-ха-ха-ха-ха!!! О-у-у-у-у-у-ха-ха-ха! И-и-и-и-ха-ха-ха! – Селестия перевернулась на спину и дёргала от смеха копытами.</text:p>
      <text:p text:style-name="P43">– <text:s/>Очень смешно! Ей говорят, что она подозревается в сексуальных извращениях, а она регочет! Мне-то пофиг, а тебе ещё править придётся!</text:p>
      <text:p text:style-name="P43">– <text:s/>И-и-изви-ни, Макс, не-мо-гу-у-у-у… Ох! Давненько я так не смеялась! Лет двести — так точно!</text:p>
      <text:p text:style-name="P43"><text:soft-page-break/>Я потянул её за копыто и перевернул обратно на живот.</text:p>
      <text:p text:style-name="P43">– Что смешного-то?</text:p>
      <text:p text:style-name="P43">Аликорница вытерла крылом выступившие слёзы и объяснила:</text:p>
      <text:p text:style-name="P4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3">– Ты не видишь ничего странного в межвидовых спариваниях? – охренел я. – Куда я, блин, попал???</text:p>
      <text:p text:style-name="P43">Селестия развернула моё кресло к себе и задумчиво посмотрела мне в глаза.</text:p>
      <text:p text:style-name="P43">– Очевидно, мне стоит рассказать тебе, Макс, откуда произошли пегасы и единороги.</text:p>
      <text:p text:style-name="P4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3">– А как выглядят сами истинные единороги? – спросил я.</text:p>
      <text:p text:style-name="P43">–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3">– Ха! – ответил я. – В моём мире они также известны. Правда, как несуществующий, сказочный вид.</text:p>
      <text:p text:style-name="P4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3">– Хм. А что было дальше?</text:p>
      <text:p text:style-name="P4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3"/>
      <text:p text:style-name="P43">Селестия встала, потянувшись по-кошачьи, и направилась к выходу. У двери она обернулась ко мне.</text:p>
      <text:p text:style-name="P43"><text:soft-page-break/>– Сто лет не гуляла по парку. Составишь мне компанию?</text:p>
      <text:p text:style-name="P43">Я поднялся с кресла, гадая, шутила Селестия про сто лет, или нет?</text:p>
      <text:p text:style-name="P4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3">Селестия грустно засмеялась своим мыслям.</text:p>
      <text:p text:style-name="P4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 А о чём ты грустила?</text:p>
      <text:p text:style-name="P4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3">– Но ты не выглядишь сумасшедшей.</text:p>
      <text:p text:style-name="P4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3">– Постой, а как же Луна? Мне показалось, она питала тёплые чувства к Кимеринну?</text:p>
      <text:p text:style-name="P43">Селестия задумалась, автоматически ковыряя копытом ямку под валуном.</text:p>
      <text:p text:style-name="P4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3">– А Дискорд? Ты говорила, он от древности вообще сбрендил. Тем-не-менее, он определённо «подъезжал» к Луне тогда, в развалинах.</text:p>
      <text:p text:style-name="P4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3"><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3">Селестия рассмеялась.</text:p>
      <text:p text:style-name="P4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3">Селестия вскочила с места.</text:p>
      <text:p text:style-name="P43">– АЙ-Я-Я-Я-Я-Й!</text:p>
      <text:p text:style-name="P4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3">– Раньше тут не было муравейника!!! – Селестия с мольбой взглянула на меня. – Мааакс!! Помоги! Они кусаются! Я <text:s/>сейчас свихнусь почище Дискорда!</text:p>
      <text:p text:style-name="P43">Аликорница подпрыгнула и, взбрыкнув, начала кружиться в обратную сторону.</text:p>
      <text:p text:style-name="P43">– Вот нечего землю ковырять там, где не надо! Стой!!! – я схватил её за хвост, останавливая. Затем осторожно завёл руку под накрупник.</text:p>
      <text:p text:style-name="P43">…</text:p>
      <text:p text:style-name="P4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3">– Да ладно! Мне это ничего не стоило.</text:p>
      <text:p text:style-name="P4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3">– Эммм... Селестия?</text:p>
      <text:p text:style-name="P43">– Дааа? – ответила аликорница, не повернув головы. В её тоне слышались смешливые нотки.</text:p>
      <text:p text:style-name="P43">Я вытащил руку из-под накрупника.</text:p>
      <text:p text:style-name="P43"><text:soft-page-break/>– Всё в порядке?</text:p>
      <text:p text:style-name="P43">Селестия повернула голову, и я ясно увидел широкую улыбку и фирменный ехидный прищур из-под чёлки.</text:p>
      <text:p text:style-name="P43">– А почему ты спрашиваешь? Ты разобрался с муравьями?</text:p>
      <text:p text:style-name="P43">– Вроде да. Хотя, по-моему, дело уже не в муравьях.</text:p>
      <text:p text:style-name="P43">– По-моему, тоже. – рассмеялась аликорница. – Продолжай...</text:p>
      <text:p text:style-name="P43"/>
      <text:h text:style-name="P134" text:outline-level="2">6. Стыд</text:h>
      <text:p text:style-name="P43"/>
      <text:p text:style-name="P49">~~~ Завтра на семь в библиотеке ~~~</text:p>
      <text:p text:style-name="P49"/>
      <text:p text:style-name="P4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3">Норф носился по мастерской, окрылённый новообретённым учеником.</text:p>
      <text:p text:style-name="P4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3">Я посмотрел на часы. До семи оставалось двадцать минут — как раз, чтоб успеть дойти до библиотеки. Я намеренно уронил на пол тяжёлый рашпиль.</text:p>
      <text:p text:style-name="P43">– На сегодня довольно. Я ж вижу, ты торопишься. – заметил Норф, просыпаясь.</text:p>
      <text:p text:style-name="P4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3">Я закрыл пенал и сунул его во внутренний карман куртки.</text:p>
      <text:p text:style-name="P43"><text:soft-page-break/>– Завтра будешь? – спросил Норф. – Надо бы закончить заказ из <text:s/>Троттингема.</text:p>
      <text:p text:style-name="P43">– В это же время. – подтвердил я.</text:p>
      <text:p text:style-name="P43"/>
      <text:p text:style-name="P44">***</text:p>
      <text:p text:style-name="P43"/>
      <text:p text:style-name="P4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3">– Здрасьте!</text:p>
      <text:p text:style-name="P43">Аликорница не ответила, всматриваясь в глобус.</text:p>
      <text:p text:style-name="P43">– Привет, говорю! – я подошёл вплотную и легонько сжал ей холку.</text:p>
      <text:p text:style-name="P43">– А, это ты, Макс? Привет. – аликорница, наконец, оторвалась от разноцветной сферы. – Как осваиваешься?</text:p>
      <text:p text:style-name="P43">– Нормально осваиваюсь. Работу себе нашёл. К <text:s/>Норфолку Каррусу в ученики записался.</text:p>
      <text:p text:style-name="P4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3">– Да, уже пять дней. Так здорово снова чувствовать свои мышцы! Корсет был ужасен.</text:p>
      <text:p text:style-name="P43">Аликорница прошлась передо мной с раскрытыми крыльями, демонстрируя восстановленную работоспособность.</text:p>
      <text:p text:style-name="P43">– Ну что же, и я рад за тебя. – я отвернулся, присел на край стола и стал изучать потолок. – Зачем вызывала?</text:p>
      <text:p text:style-name="P4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3">– Ты сердишься?</text:p>
      <text:p text:style-name="P43">Её ресницы щекотали мне щёку. Я отодвинул её морду от лица и сказал скучающим тоном:</text:p>
      <text:p text:style-name="P43">– Та не, с чего бы? За что мне на тебя сердиться?</text:p>
      <text:p text:style-name="P43">– Но ты ведёшь себя как чужой. Как будто мы незнакомы! Ещё чуть-чуть, и станешь называть меня на «Вы» и «Ваше Высочество».</text:p>
      <text:p text:style-name="P43">Меня прорвало.</text:p>
      <text:p text:style-name="P4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3">Я вытащил из заднего кармана брюк смятую записку с королевскими вензелями и бросил её под ноги Селестии.</text:p>
      <text:p text:style-name="P4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3"><text:soft-page-break/>Наконец Селестия развернулась и глубоко выдохнула.</text:p>
      <text:p text:style-name="P4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3">Я подошёл к аликорнице и прикоснулся к её шее.</text:p>
      <text:p text:style-name="P43">– Всё в порядке. Я тебя понимаю — и ценю твоё признание. Сам бы ещё и не так себя повёл на твоём месте.</text:p>
      <text:p text:style-name="P43">– Да? А как бы ты себя повёл? – заинтересовалась Селестия.</text:p>
      <text:p text:style-name="P43">Я вспомнил свои неудачные попытки завязать личную жизнь с девушками. Конечно, те были далеки от совершенства. Но так ли безгрешен был я сам?</text:p>
      <text:p text:style-name="P43">– Я бы не извинился. Огрызался бы и считал себя правым до последнего. Ещё и послал бы подальше.</text:p>
      <text:p text:style-name="P43">Аликорница насмешливо покачала головой.</text:p>
      <text:p text:style-name="P4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3">Я снова присел на столик, теперь уже лицом к аликорнице.</text:p>
      <text:p text:style-name="P43">– Так что случилось? Куда ты пропадала? Рассказывай.</text:p>
      <text:p text:style-name="P4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3">– Что ты видишь? – спросила она напряжённо.</text:p>
      <text:p text:style-name="P4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3">– Ты не ошиблась? Нет тут никакого города.</text:p>
      <text:p text:style-name="P43">– Сейчас нет. Раньше был. – еле слышно прошептала аликорница.</text:p>
      <text:p text:style-name="P43">– Чего ты так волнуешься? Может, на более подробной карте есть? Я бы на точность глобуса не слишком полагался.</text:p>
      <text:p text:style-name="P4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3">– Так, может, его и не было? – заметил я цинично.</text:p>
      <text:p text:style-name="P4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text:soft-page-break/>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3">– А как ты сама помнишь о том заклинании, если оно стёрто из бытия? – резонно подметил я.</text:p>
      <text:p text:style-name="P43">– У меня есть защита памяти. Я поставила её, когда сражалась с Иггусом… Правда, защита еле действует, так как прошло очень много времени.</text:p>
      <text:p text:style-name="P4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3">Аликорница потёрла висок и растерянно посмотрела на меня.</text:p>
      <text:p text:style-name="P4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3">Я обнял аликорницу, успокаивая.</text:p>
      <text:p text:style-name="P43">– Не волнуйся, принцесса. Ты делаешь всё, что от тебя зависит. Не твоя вина, если это происходит.</text:p>
      <text:p text:style-name="P43">Селестия рассеянно мотнула головой, не соглашаясь со мной.</text:p>
      <text:p text:style-name="P4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3">Она проследовала к выходу, кивком головы приглашая меня следовать за ней.</text:p>
      <text:p text:style-name="P4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3">– Да так, ни о чём. – покраснел я, вернувшись на дорожку.</text:p>
      <text:p text:style-name="P43">Селестия всмотрелась в меня внимательно и всё поняла.</text:p>
      <text:p text:style-name="P43">– <text:s/>Нам не туда. Не сейчас. Я хочу показать тебе Эквестрию. – тихо сказала она.</text:p>
      <text:p text:style-name="P43">&lt;<text:span text:style-name="T49">Pet Shop Boys — A Man Could Get Arrested</text:span>&gt;</text:p>
      <text:p text:style-name="P4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4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3">Она ещё сочувствует! Я старался не смотреть в её сторону, отводя глаза. Так мы дошли до городской стены.</text:p>
      <text:p text:style-name="P4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3">Взобравшись на галерею по винтовой лестнице крохотной сторожевой башенки, мы остановились у зубца.</text:p>
      <text:p text:style-name="P4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3">– Что ты чувствуешь? – спросила аликорница.</text:p>
      <text:p text:style-name="P43">– У меня нет слов. Ничего прекраснее я в жизни не видел! – только и смог выговорить я.</text:p>
      <text:p text:style-name="P43">Селестия склонила голову, соглашаясь.</text:p>
      <text:p text:style-name="P4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3">– Прошлогодний выпуск. – заметила Селестия. – Отличная работа, хотя жеребячливости хватает. Что неудивительно, учитывая их возраст.</text:p>
      <text:p text:style-name="P4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9"> </text:span>И вообще, зачем вам учиться летать, если вы и так это умеете с рождения?</text:p>
      <text:p text:style-name="P4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3"><text:soft-page-break/>– Проблемы? Что за проблемы? Извини, я таки прослушал.</text:p>
      <text:p text:style-name="P4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3">– Когда твоя жизнь длится тысячи лет, начинаешь тонко чувствовать гармонию мира. – начала она.</text:p>
      <text:p text:style-name="P43"/>
      <text:h text:style-name="Heading_20_2" text:outline-level="2"><text:span text:style-name="T1">7</text:span>. Нелетающие пегасы</text:h>
      <text:p text:style-name="P4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4">старший. </text:span><text:span text:style-name="T2">–</text:span><text:span text:style-name="T4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3">Ну что же, основное искусство правления <text:span text:style-name="T8">— умение делегировать полномочия. Вечером того же дня я села за письменный стол.</text:span></text:p>
      <text:p text:style-name="P38">“<text:span text:style-name="T1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3"/>
      <text:p text:style-name="P44">***</text:p>
      <text:p text:style-name="P43"/>
      <text:p text:style-name="P43">– Так ты поручила Твайлайт Спаркл расследование необычных снов жеребят?</text:p>
      <text:p text:style-name="P43">–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43">– А что стало с жеребятами? – спросил я. – Они перестали бояться экзаменов?</text:p>
      <text:p text:style-name="P4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3">Описав круг, Селестия перелетела через стену и приземлилась в парке. Я скатился на траву, пытаясь вдохнуть.</text:p>
      <text:p text:style-name="P43">– Что... Это... Было?</text:p>
      <text:p text:style-name="P43">Селестия осторожно, но настойчиво повалила меня на траву и принялась ощупывать рёбра.</text:p>
      <text:p text:style-name="P43">– Так больно? А так?</text:p>
      <text:p text:style-name="P4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3"><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3">– Не могу поверить. В Кантерлоте никогда не было землетрясений. Это неестественно. – пробормотала аликорница растерянно. – Слишком быстро.</text:p>
      <text:p text:style-name="P43">– Что <text:span text:style-name="T8">— </text:span>быстро? – не выдержал я.</text:p>
      <text:p text:style-name="P4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3">– Нет проблем, Селестия. Я всё понимаю.</text:p>
      <text:p text:style-name="P43">Аликорница приготовилась было взлетать, но в последний момент, приняв какое-то решение, остановилась.</text:p>
      <text:p text:style-name="P43">– Макс?</text:p>
      <text:p text:style-name="P43">– Да?</text:p>
      <text:p text:style-name="P43">– Мы уже достаточно неплохо знаем друг друга. Могу сказать, что ты меня знаешь лучше, чем кто-либо ещё во дворце, за исключением Луны.</text:p>
      <text:p text:style-name="P43">– Да?</text:p>
      <text:p text:style-name="P43">– Да. Зови меня Тия&lt;<text:span text:style-name="T14">Селли !!!</text:span>&gt;. Если хочешь.</text:p>
      <text:p text:style-name="P43">– Хорошо. До встречи, Тия.</text:p>
      <text:p text:style-name="P43">– До встречи, Макс.</text:p>
      <text:p text:style-name="P43"/>
      <text:h text:style-name="Heading_20_2" text:outline-level="2"><text:span text:style-name="T1">8</text:span>. <text:span text:style-name="T8">40-6</text:span></text:h>
      <text:p text:style-name="P61">Mark Knopfler — Hill Farmers Blues — или на следующую главу (прощание)</text:p>
      <text:p text:style-name="P43"/>
      <text:p text:style-name="P4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9">Истончения </text:span>(быть может, к счастью). Всё, что я могу <text:span text:style-name="T8">— оставить тебе напутствие.</text:span></text:p>
      <text:p text:style-name="P49"><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9"><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9">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49">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9">Удачи!</text:p>
      <text:p text:style-name="P38"><text:soft-page-break/>…</text:p>
      <text:p text:style-name="P38"/>
      <text:p text:style-name="P43">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1"> </text:span><text:span text:style-name="T36">— вся архитектура явно </text:span><text:span text:style-name="T30">была </text:span><text:span text:style-name="T36">заточена под крылатых. Таких, для которых приземлиться на балкон в тронном зале или уйти через портик на крыше</text:span><text:span text:style-name="T51"> </text:span><text:span text:style-name="T36">— обычное дело. </text:span><text:span text:style-name="T51">Хорошо, что ежедневные посещения каретной мастерской подняли мой тонус, изрядно посаженный сидячим образом жизни.</text:span></text:p>
      <text:p text:style-name="P1"><text:span text:style-name="T5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6"> </text:span><text:span text:style-name="T30">Его центр занимал высокий </text:span><text:span text:style-name="T36">кругл</text:span><text:span text:style-name="T30">ый</text:span><text:span text:style-name="T36"> </text:span><text:span text:style-name="T30">футон</text:span><text:span text:style-name="T36"> </text:span><text:span text:style-name="T30">с</text:span><text:span text:style-name="T36"> велик</text:span><text:span text:style-name="T30">им</text:span><text:span text:style-name="T36"> множество</text:span><text:span text:style-name="T30">м</text:span><text:span text:style-name="T3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3">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3">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3">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0">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3">Аликорница смутилась.</text:p>
      <text:p text:style-name="P43">–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3">Аликорница искоса зыркнула на меня, недовольно сморщив нос.</text:p>
      <text:p text:style-name="P38"><text:span text:style-name="T1">–</text:span> Мы же договорились! Тия!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Тия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oft-page-break/><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2">Мне печалиться не стоит</text:p><text:p text:style-name="P122">Жизнь прекрасна и ярка</text:p><text:p text:style-name="P122">Телом молода, душою —</text:p><text:p text:style-name="P122">Как дракон морской мудра</text:p><text:p text:style-name="P122"/><text:p text:style-name="P122">Я видала взлёт империй,</text:p><text:p text:style-name="P122">Я жила среди легенд,</text:p><text:p text:style-name="P122">Древней магии мистерий</text:p><text:p text:style-name="P122">Я прилежнейший студент</text:p><text:p text:style-name="P122"/><text:p text:style-name="P122">Обожаема народом,</text:p><text:p text:style-name="P122">Уважаема врагом,</text:p><text:p text:style-name="P122">Но друзей моих немного,</text:p><text:p text:style-name="P122">Гложет душу холодом</text:p><text:p text:style-name="P122"/><text:p text:style-name="P122">Одинока и печальна,</text:p><text:p text:style-name="P122">Недоступна и строга,</text:p><text:p text:style-name="P122">Потеряла изначальный</text:p><text:p text:style-name="P122">Смысл жизни навсегда</text:p><text:p text:style-name="P122"/><text:p text:style-name="P122">Жизнь моя теперь публична,</text:p><text:p text:style-name="P122">Жизнь моя теперь для всех,</text:p><text:p text:style-name="P122">В этом — горе, в этом — счастье,</text:p><text:p text:style-name="P122">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Тии скрылся за дверью.</text:p>
      <text:p text:style-name="P38"><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38"><text:span text:style-name="T1">– Примерно такие? </text:span>– <text:span text:style-name="T1">я бросил на диван номер «Кантерлот геральд».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3">– Примерно такие. – расхохоталась Тия. <text:span text:style-name="T8">–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Тие.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3">Копыто легло мне на плечо и мягко повалило на постель. 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3">Тия фыркнула.</text:p>
      <text:p text:style-name="P4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43">Её ресницы щекотали мне щеку. Я повернулся к ней и буквально растворился в ласковом взгляде огромных фиалковых глаз.</text:p>
      <text:p text:style-name="P43">–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3">Тия подняла голову.</text:p>
      <text:p text:style-name="P4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3">Как во сне я разделся и зашёл к ней сзади. "Это неправильно!» – пискнули во мне остатки ханжества и замолкли, раздавленные желанием.</text:p>
      <text:p text:style-name="P4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3">Через некоторое время Тия осторожно высвободилась из-под меня и встала с постели. </text:p>
      <text:p text:style-name="P43">– Лежи спокойно, я сейчас. – муркнула она, поцеловав меня в ухо.</text:p>
      <text:p text:style-name="P4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3">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pan text:style-name="T8">–</text:span> А водку у вас принято пить?</text:p>
      <text:p text:style-name="P36"><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3">Достав из шкафчика пузатую заплесневевшую бутылку, Тия что-то прикинула и наполнила её содержимым два бокала на полуметровых ножках.</text:p>
      <text:p text:style-name="P4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3">Тия покачала головой и прошла с бокалами в ванную, кивком пригласив меня следовать за ней.</text:p>
      <text:p text:style-name="P4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43"><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3">Наконец, я со вздохом отпрянул.</text:p>
      <text:p text:style-name="P43"><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4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3"><text:span text:style-name="T8">– Это ты называешь “дружбой”? – с </text:span>улыбкой хмыкнул<text:span text:style-name="T8"> я. – </text:span>Мне нравится твоё чувство юмора.</text:p>
      <text:p text:style-name="P43">Аликорница нахмурилась.</text:p>
      <text:p text:style-name="P43"><text:span text:style-name="T8">– </text:span>Тебе не нравится моя дружба? Ты не принимаешь её? Ты чем-то недоволен?</text:p>
      <text:p text:style-name="P43">Я расхохотался, чуть не поперхнувшись водой, плескавшейся у подбородка.</text:p>
      <text:p text:style-name="P43"><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43">Копыто аликорницы закрыло мне рот прежде чем я успел договорить заветное слово.</text:p>
      <text:p text:style-name="P38">–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3"/>
      <text:h text:style-name="Heading_20_2" text:outline-level="2">9. <text:span text:style-name="T1">Прощание</text:span></text:h>
      <text:p text:style-name="P43"/>
      <text:p text:style-name="P38">– <text:span text:style-name="T1">Норф!.. Эй, Норф! Ты где?..</text:span></text:p>
      <text:p text:style-name="P4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4">***</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36">– </text:span><text:span text:style-name="T30">Говорят, в Додж-сити почти не осталось жителей. В местном депо перестали обслуживать паровозы из-за отсутствия рабочих. Старик </text:span><text:span text:style-name="T36">–</text:span><text:span text:style-name="T30">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3">…</text:p>
      <text:p text:style-name="P10"><text:span text:style-name="T40">– </text:span>“<text:span text:style-name="T1">Что я могу сделать, чтобы вернуть всё назад?</text:span>”</text:p>
      <text:p text:style-name="P10"><text:span text:style-name="T40">– </text:span><text:span text:style-name="T30">Так и сказала?</text:span></text:p>
      <text:p text:style-name="P1"><text:span text:style-name="T36">–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40">– </text:span><text:span text:style-name="T30">Что бы это значило, Флер?</text:span></text:p>
      <text:p text:style-name="P10"><text:span text:style-name="T40">– </text:span><text:span text:style-name="T30">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3">…</text:p>
      <text:p text:style-name="P54">–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4">– Куда проваливаться?</text:p>
      <text:p text:style-name="P54">– Они не знают. В тех провалах не видно дна...</text:p>
      <text:p text:style-name="P54">…</text:p>
      <text:p text:style-name="P5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4">– Леди и джентлькольты! Приём окончен! Её Высочество Принцесса Селестия будет рада видеть <text:s/>вас в следующую среду!</text:p>
      <text:p text:style-name="P54">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8">–</text:span> Ты? <text:span text:style-name="T8">–</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5">—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37">–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text:soft-page-break/>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3">Она повернулась и вышла из зала, почти подметая хвостом пол.</text:p>
      <text:p text:style-name="P38"/>
      <text:p text:style-name="P1"><text:span text:style-name="T37">&lt;</text:span><text:span text:style-name="T53">Mark Knopfler - </text:span><text:span text:style-name="T52">Hill Farmer's Blues</text:span><text:span text:style-name="T37">&gt;</text:span></text:p>
      <text:p text:style-name="P40">***</text:p>
      <text:p text:style-name="P38"/>
      <text:p text:style-name="P4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2">–<text:span text:style-name="T1"> Но магия есть и сейчас, мам!</text:span></text:p>
      <text:p text:style-name="P4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9">Так возникли пони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49">–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9">– Мааам, а со мной связан элементаль?</text:p>
      <text:p text:style-name="P49">–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2"><text:span text:style-name="T1">– Конечно, мам! «День горящего очага» </text:span>— <text:span text:style-name="T1">верно?</text:span></text:p>
      <text:p text:style-name="P49">–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9">Так возникли аликорны.</text:p>
      <text:p text:style-name="P4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9">Имя её было Селестия.</text:p>
      <text:p text:style-name="P49">За ней последовала и сестра её, Луна.</text:p>
      <text:p text:style-name="P4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9">То есть, всегда.</text:p>
      <text:p text:style-name="P49">Тут и сказке конец. А теперь, Эйприл, залазь на полку и закрывай глазки.</text:p>
      <text:p text:style-name="P49">– Ну мааам! Раскажи ещё что-нибудь! Про Сомбру!</text:p>
      <text:p text:style-name="P49">–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49">– А почему только тебя? А меня? А дядю-горгулия?</text:p>
      <text:p text:style-name="P49">– <text:s/>Тебя я забрать ему не дам. А в дядю не тыкай копытом, это невежливо! Спи уже, мой маленький!</text:p>
      <text:p text:style-name="P49">– Поцелуй меня на ночь, мам!</text:p>
      <text:p text:style-name="P49"><text:soft-page-break/>– Конечно, мой хороший...</text:p>
      <text:p text:style-name="P49"/>
      <text:p text:style-name="P38">Вагоны убаюкивающе перестукивались по рельсам, унося меня прочь от Кантерлота. Я перевернулся на другой бок и провалился в сон.</text:p>
      <text:p text:style-name="P38"/>
      <text:h text:style-name="Heading_20_2" text:outline-level="2">10. Понивилль</text:h>
      <text:p text:style-name="P38"/>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4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3">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6">–</text:span><text:span text:style-name="T30"> Эй, верзила, поосторожнее, лягать тя в круп! Куда прёшься-то?</text:span></text:p>
      <text:p text:style-name="P10"><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треть арбуза каждое.</text:p>
      <text:p text:style-name="P38">– Ред Делишес? Две серебряшки.</text:p>
      <text:p text:style-name="P38">– Куча?</text:p>
      <text:p text:style-name="P38">– Ну ты даёшь! – хмыкнула Эпплджек. – Даже не смешно.</text:p>
      <text:p text:style-name="P38">– Неужели штука?</text:p>
      <text:p text:style-name="P38"><text:soft-page-break/>Поняшк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38">Я улыбнулся и кивнул в ответ. Ситуация начала выправляться.</text:p>
      <text:p text:style-name="P38">–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text:soft-page-break/>–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 </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text:soft-page-break/>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3">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0">под твоим руководством</text:span><text:span text:style-name="T36">. Подожди немного, я отсистематизирую нужную информацию и расскажу тебе, насколько далеко смогла продвинуться.</text:span></text:p>
      <text:p text:style-name="P36">“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3">– Хм. Странно. А я помню, как ты, вертясь перед зеркалом, говорила: ну почему я не…</text:p>
      <text:p text:style-name="P4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3"/>
      <text:p text:style-name="P39">***</text:p>
      <text:p text:style-name="P38"/>
      <text:p text:style-name="P109"><text:tab/>Свеча отбрасывала мягкие тени на книжные полки. Спайк положил обглоданную кочерыжку на горку и принялся облизывать пальцы.</text:p>
      <text:p text:style-name="P43">– Так. – <text:s/>я ткнул в позицию в длинном списке оснащения. – Зачем тебе преобразователь пси-поля?</text:p>
      <text:p text:style-name="P4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3">– Спайк! Ковыряться когтем в зубах некрасиво! Тем более, при посторонних!</text:p>
      <text:p text:style-name="P43"><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3">– СПАЙК!!! Откуда ты взял этот листок?!! – Твайлайт покраснела, как варёный рак и выхватила бумажку у меня из рук.</text:p>
      <text:p text:style-name="P43">– У тебя в черновиках, естественно. Ты сама сказала экономить бумагу. – пожал плечами дракончик.</text:p>
      <text:p text:style-name="P43">Я осторожно взял листок назад, перевернув его обратно.</text:p>
      <text:p text:style-name="P43">– Электростимулятор гипоталамуса. Драконий. В комплекте с усиленной больничной койкой и набором фиксаторов.</text:p>
      <text:p text:style-name="P43">– Это ещё чего??? – удивился Спайк. – я что-то не помню, чтоб ты такое хотела!</text:p>
      <text:p text:style-name="P4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43"><text:span text:style-name="T8">– Вот ещё! </text:span>– возмутился дракончик. – Никогда на такое не соглашусь!</text:p>
      <text:p text:style-name="P43">– Но ты сам подумай, как было бы здорово обладать крыльями! – мечтательно возразила Твайлайт.</text:p>
      <text:p text:style-name="P43">–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3"><text:soft-page-break/>– Угу. Только шар ты же и прожёг, соревнуясь с Рэйнбоу Дэш в силе отрыжки.</text:p>
      <text:p text:style-name="P4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3">–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text:span></text:p>
      <text:p text:style-name="P43">– А почему тебя отстранили?</text:p>
      <text:p text:style-name="P43">– Из-за первых результатов. – единорожка насупилась ещё больше. – Они были ужасными.</text:p>
      <text:p text:style-name="P43"/>
      <text:p text:style-name="P44">***</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49">– Ага, он был закладкой в четвёртом номере «PlayMare», в разделе «Тридцать две позы, которые удивят вашего френдкольта».</text:p>
      <text:p text:style-name="P49">– Спайк! Немедленно ложись спать!</text:p>
      <text:p text:style-name="P49">– Уже иду. Кукурузу доем только и иду.</text:p>
      <text:p text:style-name="P49">– Кстати, а почему Индрэ считали одержимым?</text:p>
      <text:p text:style-name="P4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 И совсем немногим удастся контролировать его направление.</text:p>
      <text:p text:style-name="P49">– Так у вас знают про людей? Вот это новость!. В Кантерлоте, да и в Понивилле все обращаются со мной, как с диковинкой.</text:p>
      <text:p text:style-name="P49">–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49">– Хм. Ясно. Продолжай, Твайлайт.</text:p>
      <text:p text:style-name="P43"/>
      <text:p text:style-name="P43"><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3">– Так давай сюда весь Понивилль притащим! Это ж будет на 20% круче! Представляю себе видок Биг Мака в теле мисс Черили, гы-гы!</text:p>
      <text:p text:style-name="P4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text:span>после чего мне придётся восстанавливаться около месяца<text:span text:style-name="T8">.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3">– Скажи уж прямо, поближе к королевскому дворцу, Рэр! Все в курсе твоих интересов, сахарок!</text:p>
      <text:p text:style-name="P43">– Эпплджек, я попрошу! Я же никому не говорю, ЧТО ты делаешь с огурцами!</text:p>
      <text:p text:style-name="P43">– !!!</text:p>
      <text:p text:style-name="P4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43">Я уселась на пуфике, а подруги заняли места на матрасах…</text:p>
      <text:p text:style-name="P49"/>
      <text:p text:style-name="P49">– Спайк, будь добр, принеси дневник эксперимента. Он в подвале, за шкафом с ретортами, в...</text:p>
      <text:p text:style-name="P49"><text:soft-page-break/>– В сейфе, я в курсе.</text:p>
      <text:p text:style-name="P49"/>
      <text:p text:style-name="P50">***</text:p>
      <text:p text:style-name="P60">&lt;Seal — Amazing <text:span text:style-name="T1">(T</text:span><text:span text:style-name="T8">hin White Duke Remix)</text:span>&gt;</text:p>
      <text:p text:style-name="P49">Дата: 12.04.1003 А.С.</text:p>
      <text:p text:style-name="P49">Эксперимент: заклинание Воплощения Индрэ</text:p>
      <text:p text:style-name="P49">Испытуемая: Эпплджек</text:p>
      <text:p text:style-name="P49">Синопсис: запись сна со слов испытуемой</text:p>
      <text:p text:style-name="P49">Замечания: замечаний нет</text:p>
      <text:p text:style-name="P49"/>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5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6">»</text:span></text:p>
      <text:p text:style-name="P9">Я остановилась перед дверью. Четыре ярда брони отделяли меня от Эквестрии. Четыре ярда и двадцать пять лет.</text:p>
      <text:p text:style-name="P17"><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text:span text:style-name="T19">А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9"/>
      <text:p text:style-name="P49">Примечания: ПипБак? Стойло? Двойники? Параллельные Эквестрии?</text:p>
      <text:p text:style-name="P1"/>
      <text:p text:style-name="P2">***</text:p>
      <text:p text:style-name="P1"/>
      <text:p text:style-name="P49">Дата: 12.04.1003 А.С.</text:p>
      <text:p text:style-name="P49">Эксперимент: заклинание Воплощения Индрэ</text:p>
      <text:p text:style-name="P49">Испытуемая: Рэйнбоу Дэш</text:p>
      <text:p text:style-name="P49">Синопсис: описание пробуждения испытуемой</text:p>
      <text:p text:style-name="P49">Замечания: испытуемая отказалась дать описание сна. «Гы-гы... Хренасе... Человеки рулят...» <text:span text:style-name="T12">—</text:span><text:span text:style-name="T13"> </text:span><text:span text:style-name="T56">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3">&lt;<text:span text:style-name="T55">d.notive — Talking Flight</text:span>&gt;</text:p>
      <text:p text:style-name="P49">Дата: 12.04.1003 А.С.</text:p>
      <text:p text:style-name="P49">Эксперимент: заклинание Воплощения Индрэ</text:p>
      <text:p text:style-name="P49">Испытуемая: Рэрити</text:p>
      <text:p text:style-name="P49">Синопсис: запись сна со слов испытуемой</text:p>
      <text:p text:style-name="P49">Замечания: замечаний нет</text:p>
      <text:p text:style-name="P49"/>
      <text:p text:style-name="P1"><text:span text:style-name="T30">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text:soft-page-break/>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9">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6"> </text:span><text:span text:style-name="T39">— чёрный экран. Он высасывает из </text:span>эгрегора Эквестрии (места, откуда берутся и куда уходят <text:span text:style-name="T1">всепони</text:span><text:span text:style-name="T6">, </text:span><text:span text:style-name="T39">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49"/>
      <text:p text:style-name="P50">***</text:p>
      <text:p text:style-name="P49"/>
      <text:p text:style-name="P49">Дата: 12.04.1003 А.С.</text:p>
      <text:p text:style-name="P49">Эксперимент: заклинание Воплощения Индрэ</text:p>
      <text:p text:style-name="P49">Испытуемая: Флаттершай</text:p>
      <text:p text:style-name="P49">Синопсис: описание пробуждения испытуемой</text:p>
      <text:p text:style-name="P4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9"/>
      <text:p text:style-name="P49">* Примечания: при виде кексиков истерика случилась с Пинки Пай.</text:p>
      <text:p text:style-name="P49"/>
      <text:p text:style-name="P44">***</text:p>
      <text:p text:style-name="P43"/>
      <text:p text:style-name="P49">Дата: 12.04.1003 А.С.</text:p>
      <text:p text:style-name="P49">Эксперимент: заклинание Воплощения Индрэ</text:p>
      <text:p text:style-name="P49">Испытуемая: Пинки Пай</text:p>
      <text:p text:style-name="P49">Синопсис: описание пробуждения испытуемой</text:p>
      <text:p text:style-name="P49">Замечания: испытуемая отказалась дать описание сна.</text:p>
      <text:p text:style-name="P49"/>
      <text:p text:style-name="P4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text:soft-page-break/>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49"/>
      <text:p text:style-name="P49">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text:span></text:p>
      <text:p text:style-name="P1"/>
      <text:h text:style-name="Heading_20_2" text:outline-level="2">12. День сурка</text:h>
      <text:p text:style-name="P10">&lt;<text:span text:style-name="T49">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3">– Здравствуй, Макс.</text:p>
      <text:p text:style-name="P43">Я молча смотрел на неё, слегка пошатываясь. В голове воцарилась звенящая пустота.</text:p>
      <text:p text:style-name="P43">Селестия шагнула мне навстречу.</text:p>
      <text:p text:style-name="P43">– Пожалуйста, прошу тебя, не думай так. Мы — не плод твоего воображения, мы — живые, мы — существуем! Когда ты так думаешь, я чувствую, как мир тает.</text:p>
      <text:p text:style-name="P4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3">– <text:s/>Думаю как?</text:p>
      <text:p text:style-name="P43">– Думаешь, что мы — плод твоего воображения, отравленного наркотиком. Это не так. Прошу тебя...</text:p>
      <text:p text:style-name="P43">– А если ты — действительно мой бред? – съязвил я. – Вот сейчас протрезвею, и ты исчезнешь.</text:p>
      <text:p text:style-name="P43"><text:soft-page-break/>Порыв ветра скрыл аликорницу в вихре снежинок. Её очертания расплылись.</text:p>
      <text:p text:style-name="P43">– Эй, постой, ты куда? Я пошутил! Погоди, не исчезай! Стой! Не оставляй меня здесь!!! Я пошутил!!!</text:p>
      <text:p text:style-name="P4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3">– Ты напугала меня! – пожаловался я ей. – Не исчезай больше!</text:p>
      <text:p text:style-name="P43">Аликорница прижала меня к себе крыльями и устало усмехнулась.</text:p>
      <text:p text:style-name="P43">–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0">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3">– Знаешь, я всё думал над твоими словами тогда, ну, ты помнишь... В бассейне. Они всё ещё в силе? Я могу быть твоим другом?</text:p>
      <text:p text:style-name="P43">Аликорница тихо засмеялась, защекотав мне ухо.</text:p>
      <text:p text:style-name="P4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3">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3">– Времени осталось немного. Мне надо, чтобы ты запомнил одну вещь.</text:p>
      <text:p text:style-name="P43">– А?</text:p>
      <text:p text:style-name="P4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3">– Я доведу! Обещаю! Но что может случиться с тобой, Тия?</text:p>
      <text:p text:style-name="P3">Стук стал громче.</text:p>
      <text:p text:style-name="P4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3">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3"><text:soft-page-break/>– Что за ерунда? – Я схватился за голову, пытаясь не дать ей взорваться. Потом взглянул вниз и схватился за другое. – Что за херня??!</text:p>
      <text:p text:style-name="P43">Я вскочил и в спешке начал одеваться.</text:p>
      <text:p text:style-name="P43">БАЦ-БАЦ-БАЦ!!!</text:p>
      <text:p text:style-name="P43">– Уже бегу!</text:p>
      <text:p text:style-name="P43">Одевая штаны, я попрыгал к двери на одной ноге. На пороге стояла серая пегаска с косящим взглядом.</text:p>
      <text:p text:style-name="P43">– Привет, Макс. Тебе корреспонденция. – пегаска порылась в сумке и выудила зубами пухлый пакет.</text:p>
      <text:p text:style-name="P43">– «Особенности поведения, питания и размножения приматов». – прочитал я на стикере.</text:p>
      <text:p text:style-name="P43">–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6">—</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3">– Но нигде не сказано, какие частицы надо ускорять! Мне за эти самоцветы от сестры влетит!</text:p>
      <text:p text:style-name="P4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3">–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3">– Эээ! Я не собираюсь ни с чем сталкивать свои яблоки! И перегонять тоже! Давайте лучше их съедим.</text:p>
      <text:p text:style-name="P43">– Тише, поняши! Нас могут услышать! Зачем сейчас спорить о том, о чём мы уже спорили вчера и позавчера?</text:p>
      <text:p text:style-name="P43"><text:soft-page-break/>–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3">– Так причём тут ускоритель, Скуталу?! Говорю ж, это для заклинания Индрэ...</text:p>
      <text:p text:style-name="P43">…</text:p>
      <text:p text:style-name="P4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43">Закрыв дверь, я отправился в город.</text:p>
      <text:p text:style-name="P43">…</text:p>
      <text:p text:style-name="P43">–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3">– Ну, если по аналогии с садовым шлангом, струя воды сметёт весь песок и может облить всех рядом присутствующих.</text:p>
      <text:p text:style-name="P43">–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3">– А ты неопытный маг? – парировал я.</text:p>
      <text:p text:style-name="P43">–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0">–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6"> </text:span><text:span text:style-name="T30">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8">–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3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text:soft-page-break/>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0">.</text:span></text:p>
      <text:p text:style-name="P43">…</text:p>
      <text:p text:style-name="P4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3">«<text:span text:style-name="T27">Чужестранец-человек разбил сердце нашей обожаемой Селестии! Двор в отчаянии </text:span><text:span text:style-name="T12">—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3">Папарацци хреновы!</text:p>
      <text:p text:style-name="P4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3"><text:span text:style-name="T8">– </text:span>Привет, Эй-Джей! У тебя проблемы?</text:p>
      <text:p text:style-name="P43"><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3"><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4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3"><text:span text:style-name="T8">– </text:span>Думаю, я могу починить телегу. Только больших нагрузок эта ось уже не выдержит. Но до фермы худо-бедно доедете.</text:p>
      <text:p text:style-name="P43">Эпплджек с сомнением посмотрела на меня.</text:p>
      <text:p text:style-name="P43"><text:span text:style-name="T8">– </text:span>Хошь сказать, ты в Кантерлоте у Селестии под крылышком телеги чинил? Или Рэр сбрехала?</text:p>
      <text:p text:style-name="P43">Я мысленно ругнулся на языкатую единорожку и молча достал пенал с инструментами.</text:p>
      <text:p text:style-name="P43">…</text:p>
      <text:p text:style-name="P43">Собрав инструмент, я потолкал тележку назад-вперёд.</text:p>
      <text:p text:style-name="P43"><text:span text:style-name="T8">– Г</text:span>отово. Принимай работу, хозяйка!</text:p>
      <text:p text:style-name="P43">Эпплджек стиснула меня в сокрушающих объятиях.</text:p>
      <text:p text:style-name="P43"><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3"><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3"><text:span text:style-name="T8">– </text:span>Этой... Бери... Сам делал... Ток не говори никому, лады?</text:p>
      <text:p text:style-name="P43">Я сунул флягу за пазуху. Биг Мак молниеносно накрыл дерюгой подсумок и через мгновение за телегу заглянула Эпплджек.</text:p>
      <text:p text:style-name="P43"><text:span text:style-name="T8">– </text:span>Чегой-то вы тут скрытничаете, а?</text:p>
      <text:p text:style-name="P4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3"><text:span text:style-name="T8">– </text:span>Бери, сахарок. Для тебя <text:span text:style-name="T8">— </text:span>самые <text:span text:style-name="T8">о</text:span>тборные. И помни: в Яблочной Аллее тебе всегда будут рады!</text:p>
      <text:p text:style-name="P43">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6">именно в такой последовательности.</text:span></text:p>
      <text:p text:style-name="P4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6">объявляла вывеска.</text:span></text:p>
      <text:p text:style-name="P43">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3"><text:span text:style-name="T8">– </text:span>Свободно? <text:span text:style-name="T8">– </text:span>спросил я у единственной пони, сидящей за столиком.</text:p>
      <text:p text:style-name="P43"><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3"><text:span text:style-name="T8">– <text:s/></text:span>Пирог с грибами, яишницу и чизкейк<text:span text:style-name="T8"> – </text:span>сообщил я подошедшей официантке.</text:p>
      <text:p text:style-name="P43"><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43"><text:span text:style-name="T8">– </text:span>И салат «по-Кантерлотски».</text:p>
      <text:p text:style-name="P45">Пока я ел, пони мрачно смотрела на меня, положив голову на стол. Мне стало неловко от её тяжёлого взгляда и я попытался завести разговор.</text:p>
      <text:p text:style-name="P45"><text:span text:style-name="T8">– </text:span>Вы, наверное, ждёте кого-то?</text:p>
      <text:p text:style-name="P45"><text:span text:style-name="T8">– </text:span>Неа.</text:p>
      <text:p text:style-name="P45"><text:span text:style-name="T8">– </text:span>Просто обедаете?</text:p>
      <text:p text:style-name="P45"><text:span text:style-name="T8">– </text:span>Неа.</text:p>
      <text:p text:style-name="P45"><text:span text:style-name="T8">– </text:span>Просто сидите и мрачно смотрите на меня?</text:p>
      <text:p text:style-name="P45"><text:span text:style-name="T8">– </text:span>Неа.</text:p>
      <text:p text:style-name="P45">Хм, а эта пони не из разговорчивых. Ну ладно.</text:p>
      <text:p text:style-name="P45"><text:span text:style-name="T8">– </text:span>А что же вы делаете?</text:p>
      <text:p text:style-name="P45"><text:span text:style-name="T8">– </text:span>Веселюсь. <text:span text:style-name="T8">– </text:span>мрачно заявила пони.</text:p>
      <text:p text:style-name="P45"><text:span text:style-name="T8">– </text:span>Если я вас достал, то так и скажите. Извините.</text:p>
      <text:p text:style-name="P45">Я продолжил есть молча.</text:p>
      <text:p text:style-name="P45">Неожиданно пони улыбнулась и подмигнула мне. Её сморщенная мордочка разгладилась и стала весьма милой.</text:p>
      <text:p text:style-name="P45"><text:soft-page-break/><text:span text:style-name="T8">– </text:span>Привет, Макс!</text:p>
      <text:p text:style-name="P45">Вот Дискорд! То есть, чёрт! Обитатели этого городка в который раз поражали меня своей проницательностью. У меня на лбу написано, что ли?!</text:p>
      <text:p text:style-name="P45"><text:span text:style-name="T8">– </text:span>Мы с вами раньше встречались?</text:p>
      <text:p text:style-name="P45"><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19">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5"><text:span text:style-name="T8">– </text:span>Оставь, Салвер.<text:span text:style-name="T8"> </text:span>Ему за счёт заведения.</text:p>
      <text:p text:style-name="P43"><text:span text:style-name="T8">– </text:span>Ясно, мисс Пинки. <text:span text:style-name="T8">– </text:span>официантка кивнула и ушла.</text:p>
      <text:p text:style-name="P43"><text:span text:style-name="T8">– Ч</text:span>его-о-о?<text:span text:style-name="T8"> </text:span>Так это твой бар?</text:p>
      <text:p text:style-name="P43"><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3">Говоря это, кобылка оттянула передними копытами нижние веки, став похожей на маньяка.</text:p>
      <text:p text:style-name="P43"><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43"><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4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3"><text:span text:style-name="T8">– </text:span>У меня есть идея получше. <text:span text:style-name="T8">– </text:span>на свет показалась фляга Большого Макинтоша.</text:p>
      <text:p text:style-name="P43"><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3"><text:span text:style-name="T8">– </text:span>Починил телегу. Только молчок про самогон, раз уж ты в курсе. <text:span text:style-name="T8">– </text:span>я разлил сидр по чашкам.</text:p>
      <text:p text:style-name="P43"><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3"><text:s/>Сидр Биг Мака на вкус был безобидным, чуть забродившим яблочным соком. Я выпил полную чашку и заявил Пинки:</text:p>
      <text:p text:style-name="P43"><text:span text:style-name="T8">– </text:span>Эт-то ты наззваешь ссуфер-ддуфер-ссильн...?</text:p>
      <text:p text:style-name="P4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3"><text:span text:style-name="T8">– У </text:span>тебя такая смешная мордочка! <text:span text:style-name="T8">– </text:span>захихикали Пинки, покачиваясь. <text:span text:style-name="T8">– </text:span>Как будто ты <text:span text:style-name="T56">подкову </text:span>в пироге обнаружил. Или Селестию в ванной.</text:p>
      <text:p text:style-name="P43">Это сравнение пробудило во мне полузабытое воспоминание.</text:p>
      <text:p text:style-name="P43"><text:span text:style-name="T8">– </text:span>Эммм... Скажи-ка мне, мой друг П-п-пинки... Легенда про фаэри <text:span text:style-name="T13">— </text:span><text:span text:style-name="T56">эт правда?</text:span></text:p>
      <text:p text:style-name="P43"><text:soft-page-break/><text:span text:style-name="T13">– </text:span><text:span text:style-name="T56">Какая из? Их много, вообще-то. Ик!</text:span></text:p>
      <text:p text:style-name="P43"><text:span text:style-name="T13">– </text:span><text:span text:style-name="T56">Про принцесс. Про то, что они фаэри, спустившиеся с неба во плоти, чтоб помогать пони управлять Эквестрией?</text:span></text:p>
      <text:p text:style-name="P43"><text:span text:style-name="T13">– </text:span><text:span text:style-name="T56">Макс, </text:span><text:span text:style-name="T13">– </text:span><text:span text:style-name="T56">захихикала Пинки, взъерошив копытами розовые кудряшки и попытавшись соорудить из них бороду, </text:span><text:span text:style-name="T13">–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3"><text:span text:style-name="T13">–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43"><text:span text:style-name="T13">– </text:span><text:span text:style-name="T56">Ты что-о-о! Нельзя любить фаэри! Она похитит твоё сердце, и ты будешь искать её, пока не... </text:span><text:span text:style-name="T13">– </text:span><text:span text:style-name="T56">Пинки погрузилась в так и не съеденный салат «по-Кантерлотски» и захрапела.</text:span></text:p>
      <text:p text:style-name="P43"><text:span text:style-name="T13">– </text:span><text:span text:style-name="T56">Пока не умру?</text:span></text:p>
      <text:p text:style-name="P43"><text:span text:style-name="T13">– </text:span><text:span text:style-name="T56">Нет, глупенький, </text:span><text:span text:style-name="T13">– </text:span><text:span text:style-name="T56">пробулькала Пинки из миски. </text:span><text:span text:style-name="T13">– </text:span><text:span text:style-name="T56">Пока не найдёшь.</text:span></text:p>
      <text:p text:style-name="P4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6">Холодок незаметно прокрался мне в душу и прояснил мозги. Я кинул взгляд на часы на стене. Было без десяти шесть.</text:p>
      <text:p text:style-name="P46">Бля!</text:p>
      <text:p text:style-name="P46">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46">БАМММ!!!</text:p>
      <text:p text:style-name="P4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6"><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46"><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46"><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46"><text:span text:style-name="T8">– </text:span>У нас?</text:p>
      <text:p text:style-name="P46">Пинки молча поддела меня носом и буквально закинула на спину.</text:p>
      <text:p text:style-name="P4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text:soft-page-break/>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6">Но недостаточное.</text:p>
      <text:p text:style-name="P4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6"><text:span text:style-name="T8">– </text:span>Стооой! <text:span text:style-name="T8">– </text:span>заорал я. <text:span text:style-name="T8">– </text:span>Выпрыгивай из бочки!!!</text:p>
      <text:p text:style-name="P46">Кобылка-пилот улыбнулась и постукала копытцем по шлему, показывая, что не слышит меня.</text:p>
      <text:p text:style-name="P46"><text:span text:style-name="T8">– </text:span>Выпрыгивааа... <text:span text:style-name="T8">– </text:span>мой крик утонул в рёве рвущихся фейерверков.</text:p>
      <text:p text:style-name="P4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6">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6"><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46">Поняшка ткнула в бок белоснежную пони-единорога. Та раскрыла глаза и осмотрелась.</text:p>
      <text:p text:style-name="P46"><text:span text:style-name="T8">– </text:span>Смотри, вот те и ответ на вопрос, куда деваются пони!</text:p>
      <text:p text:style-name="P46"><text:span text:style-name="T8">– </text:span>Где? <text:span text:style-name="T8">– </text:span>единорожка начала оглядываться.</text:p>
      <text:p text:style-name="P46"><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46"><text:span text:style-name="T8">– </text:span>И что? Я всё равно не пойму, куда пони деваются? И куда пропала Скуталу?</text:p>
      <text:p text:style-name="P46"><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4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6"/>
      <text:p text:style-name="P47">***<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text:soft-page-break/>Кому: Человеку Максу, Понивилль.</text:p>
      <text:p text:style-name="P4">От кого: Принцессы Селестии, Кантерлот, дворец.</text:p>
      <text:p text:style-name="P43"/>
      <text:p text:style-name="P51">Приветствую тебя, мой маленький человек!</text:p>
      <text:p text:style-name="P51">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51">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8">— </text:span>ключ к разгадке тайны исчезновения пони.</text:p>
      <text:p text:style-name="P51"><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Такого попросту не может случиться в реальности нигде и никогда!</text:p>
      <text:p text:style-name="P95">Если отвлечься от кошмара, навеянного моей сестрой, то <text:s/>можно обнаружить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5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5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51">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text:soft-page-break/>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5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1">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1">«<text:span text:style-name="T8">P.S. Н</text:span>е гневите мироздание воровством! <text:span text:style-name="T27">Обмен рулит</text:span>!»</text:p>
      <text:p text:style-name="P5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1">До встречи, мой маленький человек! Крепко обнимаю <text:span text:style-name="T8">— </text:span>если ты уже не сердишься на меня <text:span text:style-name="T8">—</text:span> или просто кладу рог тебе на плечо в противном случае.</text:p>
      <text:p text:style-name="P51"/>
      <text:p text:style-name="P4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text:span></text:p>
      <text:p text:style-name="P49"/>
      <text:h text:style-name="Heading_20_2" text:outline-level="2">13. Мэйнхэттен</text:h>
      <text:p text:style-name="P62">ZZ Top – Gimme all your lovin</text:p>
      <text:p text:style-name="P46"><text:span text:style-name="T8">– </text:span>Попробуй ещё раз. Может, сбой соединения.</text:p>
      <text:p text:style-name="P4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6"><text:span text:style-name="T8">– </text:span>Не отсылается. Глюк какой-то.</text:p>
      <text:p text:style-name="P46">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text:soft-page-break/>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Селли нарисовать солнцем «<text:span text:style-name="T8">х#й</text:span>» на небе, чем заставить пони-чинушу поступиться хотя бы запятой в должностных инструкциях.</text:p>
      <text:p text:style-name="P46"><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46"><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6"/>
      <text:p text:style-name="P47">***</text:p>
      <text:p text:style-name="P46"/>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6"><text:span text:style-name="T8">– </text:span>Это неправильно! <text:span text:style-name="T8">– </text:span>заявила Рэйнбоу Дэш, отвернувшись от окна.</text:p>
      <text:p text:style-name="P46"><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46"><text:span text:style-name="T8">– </text:span>Да я не про то! <text:span text:style-name="T8">– </text:span>отмахнулась пегаска. <text:span text:style-name="T8">– </text:span>Посмотри на поле.</text:p>
      <text:p text:style-name="P46"><text:span text:style-name="T8">– </text:span>И что? Поле как поле.</text:p>
      <text:p text:style-name="P46"><text:span text:style-name="T8">– </text:span>Оно не убрано. <text:span text:style-name="T8">– </text:span>мрачно ответила Дэш. <text:span text:style-name="T8">– </text:span>Ужас, сколько кукурузы пропадает!</text:p>
      <text:p text:style-name="P46">Я присмотрелся получше и указал пегаске на очередной городок, проносящийся за окном.</text:p>
      <text:p text:style-name="P46"><text:span text:style-name="T8">– </text:span>У самого посёлка поля убраны. Наверняка дойдёт дело и до остальных.</text:p>
      <text:p text:style-name="P46"><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6"><text:span text:style-name="T8">– </text:span>Спасибо, но от пинкиных плюшек у меня фланки округляются.</text:p>
      <text:p text:style-name="P46"><text:span text:style-name="T8">– </text:span>Да ладно тебе! От одной не округлятся.</text:p>
      <text:p text:style-name="P46"><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какого сена! Одни валеты идут!</text:p>
      <text:p text:style-name="P46">За окном несколько пони работали на поле. Что-то странное было в их деятельности.<text:span text:style-name="T8"> </text:span>Как будто…</text:p>
      <text:p text:style-name="P46"><text:span text:style-name="T8">– О</text:span>но и понятно, что поля не убраны. Откуда ж им быть убранными, когда на двух работающих пони целая толпа бездельников!</text:p>
      <text:p text:style-name="P4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6"><text:span text:style-name="T8">– </text:span>Они паслись… Ты можешь себе представить? Макс! Они ПАСЛИСЬ! Ели траву, как какие-то дикари! Фигня какая-то…</text:p>
      <text:p text:style-name="P4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6">…</text:p>
      <text:p text:style-name="P46"><text:soft-page-break/>ВЖИИИИИИИИИ!!!</text:p>
      <text:p text:style-name="P4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6"><text:span text:style-name="T8">– </text:span>Что за…?</text:p>
      <text:p text:style-name="P9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6"><text:span text:style-name="T8">– </text:span>Леди и джентльпони! Просьба не паниковать! Поезд дальше не идёт: впереди провал! <text:span text:style-name="T8">– </text:span>крикнул проводник.</text:p>
      <text:p text:style-name="P46"><text:span text:style-name="T8">– </text:span>Какой ещё, в дышло, провал? Я проезжал тут два дня назад!</text:p>
      <text:p text:style-name="P46"><text:span text:style-name="T8">– </text:span>Безобразие! Верните мне деньги за билет!</text:p>
      <text:p text:style-name="P46"><text:span text:style-name="T8">– </text:span>Как вы смеете! Я опоздаю в порт! <text:s/><text:span text:style-name="T8">– </text:span>послышались выкрики в толпе.</text:p>
      <text:p text:style-name="P46">Проводник — седой земнопони стального цвета — поставил фонарь на пол и вытер со лба пот.</text:p>
      <text:p text:style-name="P46"><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6">Я осторожно подошёл к краю и глянул вниз. </text:p>
      <text:p text:style-name="P4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6"><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6"><text:span text:style-name="T8">– </text:span>Дэш, нам надо на ту сторону.</text:p>
      <text:p text:style-name="P46"><text:span text:style-name="T8">– </text:span>Нет проблем. Я могу тебя перенести.</text:p>
      <text:p text:style-name="P46">Я с сомнением посмотрел на пегаску. Дэш в холке была мне по пояс.</text:p>
      <text:p text:style-name="P46"><text:span text:style-name="T8">– </text:span>Ты точно в этом уверена?</text:p>
      <text:p text:style-name="P4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6"><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46">Мля.</text:p>
      <text:p text:style-name="P46"><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6"><text:soft-page-break/>Пегаска почесала затылок и заметила.</text:p>
      <text:p text:style-name="P46"><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4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6">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46">…</text:p>
      <text:p text:style-name="P4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6">Разумеется, я посмотрел вниз.</text:p>
      <text:p text:style-name="P4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6">…</text:p>
      <text:p text:style-name="P46">Я валялся на насыпи и трясся как в лихорадке. От пережитого шока меня тошнило.</text:p>
      <text:p text:style-name="P46"><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4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6"><text:span text:style-name="T8">– </text:span>Я чувствую, что только что упустил отличную возможность отлить на вселенную!</text:p>
      <text:p text:style-name="P46"/>
      <text:p text:style-name="P47">***</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text:soft-page-break/>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6"><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5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Дневная Глава Диархии Принцесса Селестия Эквестрийская,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46"><text:span text:style-name="T8">– </text:span>Удостоверение личности предъявлять? <text:span text:style-name="T8">– </text:span>осведомился я.</text:p>
      <text:p text:style-name="P46"><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46">Бляяя!!! Ах ты ж!!!</text:p>
      <text:p text:style-name="P46">Хлопнула освобождённая дверь, изнутри клацнула щеколда.</text:p>
      <text:p text:style-name="P46"><text:span text:style-name="T8">– </text:span>Нет, ты видела? Он мне чуть носок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46">Дэш, ни слова не говоря, прислонила ухо к двери.</text:p>
      <text:p text:style-name="P46"><text:span text:style-name="T8">– </text:span>Будешь смеяться, но именно этим он и занят. Вызывает полицию по телефону. <text:span text:style-name="T8">– </text:span>сообщила пегаска.</text:p>
      <text:p text:style-name="P46"><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46">Пегаска продолжала слушать. Потом глаза её округлились от удивления.</text:p>
      <text:p text:style-name="P46"><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46">Ну охренеть! Я что, нанёс моральную травму охраннику своим видом? Добро пожаловать в Эквестрию, страну дружбы и пони!</text:p>
      <text:p text:style-name="P46"><text:span text:style-name="T8">– </text:span>Сколько у нас времени?</text:p>
      <text:p text:style-name="P46">Дэш почесала в затылке.</text:p>
      <text:p text:style-name="P46"><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46">Я с наслаждением захреначил ногой в стеклянную дверь павильона. Осколки стекла брызнули во все стороны.</text:p>
      <text:p text:style-name="P46"><text:span text:style-name="T8">– </text:span>Тогда давай сначала обыщем контору. Если уж полиция всё равно едет сюда, так пусть у них хотя бы будет повод!</text:p>
      <text:p text:style-name="P46"/>
      <text:p text:style-name="P47">***</text:p>
      <text:p text:style-name="P46"/>
      <text:p text:style-name="P46"><text:soft-page-break/>Разумеется, полиция приехала, как только мы обнаружили эти чёртовы резонаторы — иначе ж и быть не могло!</text:p>
      <text:p text:style-name="P46">…</text:p>
      <text:p text:style-name="P46">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6"><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span text:style-name="T8">&lt;</text:span>Т<text:span text:style-name="T19">вайлайт в Понивилле, услышав про портативный ускоритель, захочет его получить. Макс смутится</text:span><text:span text:style-name="T8">&gt;</text:span></text:p>
      <text:p text:style-name="P46">Снаружи послышался вой сирены и цокот множества копыт.</text:p>
      <text:p text:style-name="P46"><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6">Пиздец! Мы с Дэш переглянулись.</text:p>
      <text:p text:style-name="P46"><text:span text:style-name="T8">– </text:span>Это твои двадцать минут? <text:span text:style-name="T8">– </text:span>возмутился я. <text:span text:style-name="T8">– </text:span>Да ещё и десяти не прошло!</text:p>
      <text:p text:style-name="P46">Дэш вымучено скривилась.</text:p>
      <text:p text:style-name="P46"><text:span text:style-name="T8">– </text:span>Человек Макс, здание окружено! Мы знаем, что ты внутри! Выходи добровольно, или будешь взят силой! <text:span text:style-name="T8">– </text:span>загремел усиленный мегафоном голос.</text:p>
      <text:p text:style-name="P46">Я разбил топором стеклянные дверцы прибора и вытащил рубины.</text:p>
      <text:p text:style-name="P46"><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6">Пегаска отрицательно помотала головой.</text:p>
      <text:p text:style-name="P46"><text:span text:style-name="T8">– </text:span>Ну уж фигушки. Я тебя тут не оставлю.</text:p>
      <text:p text:style-name="P46"><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46"><text:span text:style-name="T8">– </text:span>Ты не понимаешь! <text:span text:style-name="T8">– </text:span>упрямо мотнула головой пегаска. <text:span text:style-name="T8">– </text:span>Всё изменилось. Никто тебя не вытащит.</text:p>
      <text:p text:style-name="P4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6"><text:span text:style-name="T8">– </text:span>Быстро за мной! <text:span text:style-name="T8">– </text:span>скомандовала пегаска, помчавшись к лестнице в офисные этажи.</text:p>
      <text:p text:style-name="P46">Я припустил было за ней, потом вернулся и поднял над головой раскуроченный ускоритель.</text:p>
      <text:p text:style-name="P46"><text:span text:style-name="T8">– Ю-</text:span>хууу<text:span text:style-name="T8">!!!</text:span></text:p>
      <text:p text:style-name="P4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6">На последнем этаже пегаска стояла в коридоре, с сомнением обозревая ряд дверей.</text:p>
      <text:p text:style-name="P46"><text:span text:style-name="T8">– </text:span>Где-то тут должна быть дверь на крышу. Не могли же они залазить туда по пожарной лестнице?</text:p>
      <text:p text:style-name="P4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8"> </text:span></text:p>
      <text:p text:style-name="P46"><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6"><text:span text:style-name="T8">– </text:span>Макс, подвинься!</text:p>
      <text:p text:style-name="P46">Пегаска оттеснила меня крупом и повернулась к двери задом.</text:p>
      <text:p text:style-name="P46"><text:span text:style-name="T8">– </text:span>Ю-хууу!</text:p>
      <text:p text:style-name="P46">БАБАХ!!!</text:p>
      <text:p text:style-name="P4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6"><text:span text:style-name="T8">– </text:span>Ты чего на меня так уставился? <text:span text:style-name="T8">– </text:span>подозрительно спросила пегаска.</text:p>
      <text:p text:style-name="P46"><text:span text:style-name="T8">– </text:span>Да так… Не ожидал, что ты такая…</text:p>
      <text:p text:style-name="P46"><text:span text:style-name="T8">– </text:span>Офигенски сильная? <text:span text:style-name="T8">– </text:span>зарделась Дэш. <text:span text:style-name="T8">– Е</text:span>сли честно, по удару задом Эпплджек меня уделает. Но больше никто в Понивилле!</text:p>
      <text:p text:style-name="P46">С лестницы донёсся топот копыт, в конце коридора появились пони-полицейские.</text:p>
      <text:p text:style-name="P4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6"><text:span text:style-name="T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6"><text:span text:style-name="T8">– </text:span>Ты! Не! По! Нял! Те! Бе! Не! Льзя! Тут! Ос! Та! ВАТЬСЯ!!! <text:span text:style-name="T8">– </text:span>мощный толчок изнутри катапультировал её с люка.</text:p>
      <text:p text:style-name="P4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6"><text:span text:style-name="T8">– </text:span>Ты чего делаешь??! Мы же упадём! Ты ж не удержишь!..</text:p>
      <text:p text:style-name="P4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46">Некоторое время было тихо. Потом хлопнули ставни и чей-то сонный голос недовольно пробормотал:</text:p>
      <text:p text:style-name="P46"><text:soft-page-break/><text:span text:style-name="T8">– </text:span>Кто мешает нам спать после тяжкого выступления?</text:p>
      <text:p text:style-name="P46">Я осторожно выглянул из куста.</text:p>
      <text:p text:style-name="P4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6">Птицы и цикады продолжили пение, прерванное нашим вторжением. </text:p>
      <text:p text:style-name="P4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6"><text:span text:style-name="T8">– </text:span>Так вот кто тревожит наш сон!</text:p>
      <text:p text:style-name="P46">Дверь дома приоткрылась. Стало видно, что за ней притаилась единорожка, уже спустившаяся с мансарды.</text:p>
      <text:p text:style-name="P46"><text:span text:style-name="T8">– </text:span>Так-так, посмотрим, что тут у нас. Ага. Гм. Это наверняка тот монстр-человек, о котором писали в газетах. Занятно.</text:p>
      <text:p text:style-name="P46">Я крутился в телекинетическом поле перед единорожкой как некий диковинный экспонат шоу уродцев.</text:p>
      <text:p text:style-name="P46"><text:span text:style-name="T8">– </text:span>А это у нас кто? Гмм. Пегаска. Вот так раз! Рэйнбоу Дэш! Какими судьбами?</text:p>
      <text:p text:style-name="P46"><text:span text:style-name="T8">– </text:span>ТРИКСИ! <text:span text:style-name="T8">– <text:s/></text:span>фейсхуфнула Дэш. <text:span text:style-name="T8">– </text:span>Во имя Селестии, ЧТО ты тут делаешь?!!</text:p>
      <text:p text:style-name="P46"><text:span text:style-name="T8">– </text:span>Зарабатываем себе на жизнь представлениями, как ни странно! <text:span text:style-name="T8">– </text:span>язвительно ответила единорожка. <text:span text:style-name="T8">– </text:span>А вот что ВЫ делаете в НАШЕМ саду??!</text:p>
      <text:p text:style-name="P46">Так как дипломатические таланты пегаски оставляли желать лучшего, я решил взять переговоры в свои руки.</text:p>
      <text:p text:style-name="P46"><text:span text:style-name="T8">– </text:span>Эээ. Гм. Я дико извиняюсь, мы не знали, что вы спите днём, а то бы ни за что не стали вас тревожить. Мы пролетали мимо, и я подумал...</text:p>
      <text:p text:style-name="P46"><text:span text:style-name="T8">– </text:span>Нам не интересно знать, что ты подумал. <text:span text:style-name="T8">– </text:span>единорожка зевнула. <text:span text:style-name="T8">– </text:span>Мы намерены сдать вас в полицию.</text:p>
      <text:p text:style-name="P46"><text:span text:style-name="T8">– </text:span>Трикси! Не смей! У нас мегаважное задание! Нам нужно вернуться Понивилль во что бы то ни стало! <text:span text:style-name="T8">– </text:span>пегаска извивалась изо всех сил, пытаясь выбраться из магического захвата.</text:p>
      <text:p text:style-name="P46"><text:span text:style-name="T8">– </text:span>Три раза ХА! Назови хоть одну причину, по которой нам должно быть не всё равно! <text:span text:style-name="T8">– </text:span>насмешливо сказала Трикси. <text:span text:style-name="T8">– </text:span>Только учти, долго слушать мы не собираемся. Мы ценим наш сон больше ваших заданий.</text:p>
      <text:p text:style-name="P46">Пегаска задумалась. Она обернулась на меня и мрачно спросила:</text:p>
      <text:p text:style-name="P46"><text:span text:style-name="T8">– </text:span>Ей ведь нельзя рассказывать, да?</text:p>
      <text:p text:style-name="P46"><text:span text:style-name="T8">– </text:span>Нельзя. <text:span text:style-name="T8">– </text:span>подтвердил я. <text:span text:style-name="T8">– </text:span>Селестия запретила. Может возникнуть паника и всё такое.</text:p>
      <text:p text:style-name="P4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6"><text:span text:style-name="T8">– </text:span>Трикси. Если ты нас не выдашь, я готова выступать. В твоих представлениях. Кем угодно. Целый месяц! После сопровождения Макса в Понивилль…</text:p>
      <text:p text:style-name="P46"><text:span text:style-name="T8">– </text:span>ОГО!</text:p>
      <text:p text:style-name="P46">Единорожка аж уселась на крыльцо от удивления.</text:p>
      <text:p text:style-name="P46"><text:span text:style-name="T8">– </text:span>Представлем себе, ЧТО вы скрываете, если ты готова на ТАКОЕ! Признаюсь, вам удалось нас заинтересовать!</text:p>
      <text:p text:style-name="P46">Единорожка в задумчивости стала ходить по веранде туда-сюда, разговаривая сама с собой.</text:p>
      <text:p text:style-name="P46"><text:soft-page-break/><text:span text:style-name="T8">–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46">Единорожка встала на задние ноги и захлопала в копыта. После чего она метнулась в дом, потянув нас за собой.</text:p>
      <text:p text:style-name="P4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6">Единорожка улеглась на диване. Мы с Дэш шмякнулись на ковёр.</text:p>
      <text:p text:style-name="P46"><text:span text:style-name="T8">– </text:span>Мы приняли решение не выдавать вас полиции в обмен на то, что вы расскажете нам о вашей секретной миссии!</text:p>
      <text:p text:style-name="P46"><text:span text:style-name="T8">– </text:span>Не пойдёт! <text:span text:style-name="T8">– </text:span>заявил я. <text:span text:style-name="T8">– </text:span>Я уже сказал, что это тайна. Мне добавить нечего.</text:p>
      <text:p text:style-name="P46"><text:span text:style-name="T8">– </text:span>Да неужели? <text:span text:style-name="T8">– </text:span>захлопала ресницами Трикси. <text:span text:style-name="T8">– </text:span>Ты хорошо подумал?</text:p>
      <text:p text:style-name="P46">Окно <text:s/>комнаты распахнулось. В комнату ворвался вой сирены. Несколько полицейских фургонов промчались мимо.</text:p>
      <text:p text:style-name="P46">Вот чёрт!!!</text:p>
      <text:p text:style-name="P46">…</text:p>
      <text:p text:style-name="P41"/>
      <text:p text:style-name="P46"><text:span text:style-name="T8">– </text:span>Так вот, почему в последнее время представления были такими изматывающими! Утечка магии не может не волновать нас! <text:span text:style-name="T8">– </text:span>единорожка задумалась. <text:span text:style-name="T8">– </text:span>Но твой рассказ не объясняет нам, куда исчезла принцесса Селестия!</text:p>
      <text:p text:style-name="P46"><text:span text:style-name="T8">– </text:span>Так вот почему я не могу нести тебя! <text:span text:style-name="T8">– </text:span>вторила ей пегаска. <text:span text:style-name="T8">–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6"><text:span text:style-name="T8">– </text:span>Стой! Что ты там сказала о Селестии?</text:p>
      <text:p text:style-name="P46">Трикси молча левитировала мне газеты с трюмо.</text:p>
      <text:p text:style-name="P46">Фак! Фак-фак-фак!!!</text:p>
      <text:p text:style-name="P46">«<text:span text:style-name="T27">Исчезновение дневной главы диархии: Эквестрия в панике!</text:span>» (статья двухдневной давности).</text:p>
      <text:p text:style-name="P46">«<text:span text:style-name="T27">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46">«<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46">«<text:span text:style-name="T27">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6">«<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6">Получается, Селестия исчезла уже когда мы садились в поезд. А когда прибыли в Фетлок, мой фейс уже красовался на плакатах <text:span text:style-name="T8">“Wanted...” .</text:span></text:p>
      <text:p text:style-name="P41">–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46"><text:soft-page-break/><text:span text:style-name="T8">– </text:span>Прикинь, а? <text:span text:style-name="T8">– </text:span>участливо ткнулась в меня носом Дэш. <text:span text:style-name="T8">– </text:span>Над моими приколами тоже одна я смеюсь. У<text:span text:style-name="T8"> </text:span>большинства вместо чувства юмора жир на ляжках.</text:p>
      <text:p text:style-name="P5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6">Я зажал голову в ладонях и застонал, покачиваясь из стороны в сторону.</text:p>
      <text:p text:style-name="P46"><text:span text:style-name="T8">– </text:span>Макс? Ты в порядке?</text:p>
      <text:p text:style-name="P4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6">И вот теперь её нет. Зачем куда-то бежать, скрываться, рисковать, если смысл стараний потерян?</text:p>
      <text:p text:style-name="P49"/>
      <text:p text:style-name="P4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text:p>
      <text:p text:style-name="P46"/>
      <text:p text:style-name="P4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6">И у меня есть кое-какие результаты, чёрт побери!</text:p>
      <text:p text:style-name="P4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6">Дерьмо! Слишком много «если» и «может быть»!</text:p>
      <text:p text:style-name="P46">Трижды дерьмо!!! Я забыл, что для проведения эксперимента, нам нужна помощь Селестии!</text:p>
      <text:p text:style-name="P46"/>
      <text:p text:style-name="P55"><text:span text:style-name="T1">«.</text:span><text:span text:style-name="T3">..А ускоритель </text:span><text:span text:style-name="T10">—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6"/>
      <text:p text:style-name="P4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6">Что ж, вполне привычное для меня состояние. Последний месяц был просто ярким фантастически-нереальным исключением из правила.</text:p>
      <text:p text:style-name="P46">МУ-ХА-ХА!</text:p>
      <text:p text:style-name="P46"><text:soft-page-break/>Кажется, я знаю, как показать фак провидению! <text:span text:style-name="T8">Show must go on! &lt;</text:span><text:span text:style-name="T19">Макс задумал вместо Селестии использовать Элементы гармонии</text:span><text:span text:style-name="T8">&gt;</text:span></text:p>
      <text:p text:style-name="P46">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6">Единорожка задумалась и продолжила:</text:p>
      <text:p text:style-name="P4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0">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0"/>
      <text:h text:style-name="Heading_20_2" text:outline-level="2">14. <text:span text:style-name="T1">Деградация</text:span></text:h>
      <text:p text:style-name="P41">&lt;<text:span text:style-name="T58">David Bowie - Lets Dance/ Ashes To Ashes</text:span></text:p>
      <text:p text:style-name="P41"><text:span text:style-name="T58">Roxette – Queen of rain</text:span>&gt;</text:p>
      <text:p text:style-name="P46">– Ы! Ы! Ы! Ы! Ы!</text:p>
      <text:p text:style-name="P46">Дэш стучала лбом о сосну с такой силой, что на неё падали иголки и шишки.</text:p>
      <text:p text:style-name="P46">Я вышел из фургона и присел рядом.</text:p>
      <text:p text:style-name="P46">– Дэш! В конце-концов, мы можем спать днём, а идти ночью. Тогда я могу тащить фургон. Не стоит тебе так мучаться.</text:p>
      <text:p text:style-name="P46">Пегаска стояла, прижавшись лбом к стволу, и молчала. Я продолжил.</text:p>
      <text:p text:style-name="P46">– Или же мы можем нанять земнопони. Я не буду показываться из фургона, а ты строго запретишь ему совать нос внутрь.</text:p>
      <text:p text:style-name="P46">Дэш тяжело вздохнула и закатила глаза.</text:p>
      <text:p text:style-name="P4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6">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6">Пегаска пробормотала что-то чуть слышно.</text:p>
      <text:p text:style-name="P46">– Что? – не расслышал я.</text:p>
      <text:p text:style-name="P46">–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6"><text:soft-page-break/>Я пожал плечами и обнял пегаску.</text:p>
      <text:p text:style-name="P46">– Э, нет, погоди. – Дэш сбросила плащ Трикси, скрывающий её крылья. – Давай!</text:p>
      <text:p text:style-name="P46">Я обнял её повторно. В этот раз пегаска не стояла смирно, а, в свою очередь, обняла меня.</text:p>
      <text:p text:style-name="P4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6">– Эмм… Ты чего?</text:p>
      <text:p text:style-name="P46">Дэш раскрыла глаза. Я упёрся ладонью ей в грудь и осторожно отодвинул от себя. Пегаска разжала обьятия.</text:p>
      <text:p text:style-name="P46">– Йей! Обнимашки таки клёво снимают стресс! Тебе разве не нравится?</text:p>
      <text:p text:style-name="P46">– Нравится. Но ты слишком увлеклась: я чуть не оказался на земле.</text:p>
      <text:p text:style-name="P46">Дэш смутилась.</text:p>
      <text:p text:style-name="P46">– Упс! Забыла, что у тебя только одна пара ног для упора! Не сердись!</text:p>
      <text:p text:style-name="P46">Я покровительно похлопал пегаску по шее.</text:p>
      <text:p text:style-name="P4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6">Пегаска немедленно заорала:</text:p>
      <text:p text:style-name="P46">– Обнимашки-и-и!!! – и повалила меня на траву. Сила, таящаяся в её худеньком теле, обескураживала.</text:p>
      <text:p text:style-name="P46">– Дэш! Ну, не воспринимай же всё так буквально, ё-моё!</text:p>
      <text:p text:style-name="P46">– Гы! Что-то ты не слишком был готов к этому разу!</text:p>
      <text:p text:style-name="P46">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8">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6">Наконец она приземлилась, пропахав в дёрне борозды тормозного следа.</text:p>
      <text:p text:style-name="P46">– Ффух! Ещё бы немного, и я бы рехнулась от тоски! Как только Эпплджек эти телеги таскает? Это же офигенно скучно!</text:p>
      <text:p text:style-name="P46">Пегаска накинула на себя плащ, скрыв крылья, и стала впрягаться в фургончик.</text:p>
      <text:p text:style-name="P46">– Макс, залазь в фургон. Там впереди какой-то посёлок. Купим еды и узнаем новости.</text:p>
      <text:p text:style-name="P46"/>
      <text:p text:style-name="P47">***</text:p>
      <text:p text:style-name="P46"/>
      <text:p text:style-name="P46">Три дня спустя…</text:p>
      <text:p text:style-name="P46"/>
      <text:p text:style-name="P46">«<text:span text:style-name="T27">Добро пожаловать в Груммингтон! Вам здесь рады!</text:span></text:p>
      <text:p text:style-name="P46"><text:span text:style-name="T27">Население города </text:span><text:span text:style-name="T59">302 пони</text:span><text:span text:style-name="T27">.</text:span></text:p>
      <text:p text:style-name="P46"><text:span text:style-name="T59">250 пони</text:span><text:span text:style-name="T27">.</text:span></text:p>
      <text:p text:style-name="P46"><text:span text:style-name="T59">125 поней</text:span><text:span text:style-name="T27">.</text:span></text:p>
      <text:p text:style-name="P46"><text:soft-page-break/><text:span text:style-name="T27">54 паня.</text:span>»</text:p>
      <text:p text:style-name="P46"/>
      <text:p text:style-name="P46">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6">Я вернулся за столик у окна и продолжил писать письмо.</text:p>
      <text:p text:style-name="P46">«<text:span text:style-name="T17">...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пилить через пол-Эквестрии за резонаторами. Так что, моя </text:span><text:soft-page-break/><text:span text:style-name="T34">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text:span><text:span text:style-name="T34">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Макс. </text:span><text:span text:style-name="T17">Дружба </text:span><text:span text:style-name="T33">—</text:span><text:span text:style-name="T17"> </text:span><text:span text:style-name="T3">э</text:span><text:span text:style-name="T17">то, </text:span><text:span text:style-name="T61">так её </text:span><text:span text:style-name="T3">разэтак</text:span><text:span text:style-name="T61">,</text:span><text:span text:style-name="T17"> магия!</text:span><text:span text:style-name="T51">»</text:span></text:p>
      <text:p text:style-name="P46"/>
      <text:p text:style-name="P4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6">– Всё в порядке, Дэш?</text:p>
      <text:p text:style-name="P46">Пегаска смотрела на язычки огня, танцующие в окошке печной дверцы и молчала. Наконец она отозвалась.</text:p>
      <text:p text:style-name="P46">– Нет. Не всё в порядке.</text:p>
      <text:p text:style-name="P46">Дэш отвернулась от огня и взглянула на меня.</text:p>
      <text:p text:style-name="P4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6">Я сел рядом с пегаской, обнял её и легонько встряхнул.</text:p>
      <text:p text:style-name="P4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6">Дэш негромко всхлипнула и тут же закашлялась, пытаясь скрыть секундную слабость.</text:p>
      <text:p text:style-name="P46">–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6">Пегаска фейсхуфнула.</text:p>
      <text:p text:style-name="P4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6">Я поставил кастрюлю с картошкой на печку.</text:p>
      <text:p text:style-name="P46">– Дэш. Когда ты в последний раз летала?</text:p>
      <text:p text:style-name="P46">– Вчера утром немного. А что?</text:p>
      <text:p text:style-name="P46">– Попробуй взлети сейчас. Просто поднимись к потолку.</text:p>
      <text:p text:style-name="P46">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6">– …Да ладно!</text:p>
      <text:p text:style-name="P46">Пегаска сидела на полу и удивлённо рассматривала свои крылья. Потом для уверенности подёргала зубами за маховые перья.</text:p>
      <text:p text:style-name="P46"><text:soft-page-break/>– Вроде не сплю — боль чувствуется. Тогда какого сена я падаю?!!</text:p>
      <text:p text:style-name="P46">– Дэш. – мягко сказал я. – Судя по площади крыльев, пегасы держатся в воздухе, в основном, за счёт магии.</text:p>
      <text:p text:style-name="P46">– И?</text:p>
      <text:p text:style-name="P4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6">– У-у-у-ы-ы-ы-а-а-а!</text:p>
      <text:p text:style-name="P46">Дэш горько, с подвыванием, разрыдалась.</text:p>
      <text:p text:style-name="P46">– Ы-ы-ы! Я не могу без неба-а-а! Мне нужно лета-а-ать! Я пега-а-ас!</text:p>
      <text:p text:style-name="P46">Крутая и тренированная пегаска сотрясалась от плача, как ребёнок. Её депрессия последних дней вырвалась наружу эмоциональным взрывом.</text:p>
      <text:p text:style-name="P46">– Почему всё так… хнык... паршиво? Что мы сделали не так? Хнык… Я даже не знаю, с кем надо подраться, чтобы всё исправить…</text:p>
      <text:p text:style-name="P46">Я сел рядом. Мне нечем было её утешить, я мог лишь молча обнять её, поглаживая по растрёпанной гриве. Пегаска, вхлипывая, прижалась ко мне.</text:p>
      <text:p text:style-name="P46">– Макс?</text:p>
      <text:p text:style-name="P46">– Да?</text:p>
      <text:p text:style-name="P4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6">– Дэш, мы дойдём до Понивилля, что бы ни случилось. Обещаю тебе.</text:p>
      <text:p text:style-name="P46">Пегаска утешилась и замерла, глядя в огонь.</text:p>
      <text:p text:style-name="P46">Я мыл тарелки после ужина, когда услышал бормотание Дэш за спиной.</text:p>
      <text:p text:style-name="P46">«И-и-и… о-о-о… эн… а-а-а… И она.. П-э-э-э… о-о-о… Как эта буква называется, забери меня дискорд? Ша? Ша! Эл! А! Мммм… И она пошла...»</text:p>
      <text:p text:style-name="P46">Громкий «бабах» дал понять, что Дэш захлопнула книгу. После короткой паузы взьерошенная пегаска <text:s/>выглянула из-за спины.</text:p>
      <text:p text:style-name="P46">– Макс? Расскажи какую-нибудь сказку на ночь? Что-то спать не хочется.</text:p>
      <text:p text:style-name="P46">Пегаска залезла на диван и похлопала рядом с собой.</text:p>
      <text:p text:style-name="P46">Я поставил тарелку в шкафчик и вытер руки о передник.</text:p>
      <text:p text:style-name="P46">– Дэш, это плохая идея. Давай, я лучше тебе почитаю.</text:p>
      <text:p text:style-name="P46">– Хочу сказку! – пегаска насупилась и отгородилась от меня подушкой. – Ты плохой!</text:p>
      <text:p text:style-name="P46">– Дэш! Я не помню ни черта!</text:p>
      <text:p text:style-name="P46">– Сказку!!! – подушка полетела в меня.</text:p>
      <text:p text:style-name="P46">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46">Дэш повернулась ко мне спиной и стала подозрительно шмыгать носом.</text:p>
      <text:p text:style-name="P46">Я подошёл к дивану и сел рядом, развернув её к себе.</text:p>
      <text:p text:style-name="P46">– Ну ладно. Сама напросилась!</text:p>
      <text:p text:style-name="P46">Я задумался.</text:p>
      <text:p text:style-name="P46"><text:soft-page-break/>…</text:p>
      <text:p text:style-name="P46">– Вот тебе сказка с моралью. Слушай.</text:p>
      <text:p text:style-name="P46">Я устроился на диване, положив под ноги подушку, на которой тут же примостилась и пегаска.</text:p>
      <text:p text:style-name="P46">– Однажды в кувшин с молоком попали две жабы…</text:p>
      <text:p text:style-name="P46">– Бггг! Уже смешно! – заржала Дэш. – <text:s/>Как могли жабы попасть в кувшин? Он же высокий? Жабы прыгают низко. Может, это было блюдце?</text:p>
      <text:p text:style-name="P46">– Нет! – упёрся я. – Кувшин! Иначе морали не получится! Жабы… эээ… свалились в него с кантерлотской скалы.</text:p>
      <text:p text:style-name="P46">– Ух ты! Круто! А что они там делали?</text:p>
      <text:p text:style-name="P46">– Дэш! Как я могу рассказывать, если ты постоянно меня перебиваешь?</text:p>
      <text:p text:style-name="P46">– Ну пожалуйста! Больше не буду, только объясни, как жабы оказались в Кантерлоте?</text:p>
      <text:p text:style-name="P46">–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6">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6">– Вау! Прикольно!</text:p>
      <text:p text:style-name="P46">–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6">– А потом?</text:p>
      <text:p text:style-name="P46">–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6">Пегаска затряслась от смеха. Потом, прервавшись, строго спросила с меня:</text:p>
      <text:p text:style-name="P46">– А какая тут мораль? Ты говорил, в этой сказке будет мораль!</text:p>
      <text:p text:style-name="P46">– Мораль? Э-э-э... Мораль тут такая. – <text:s/>мрачно заявил я. – Не умеешь летать — не суйся к принцессе!</text:p>
      <text:p text:style-name="P46">– Хорошая… ммм… сказка… – пробормотала пегаска сонно. Зевнув во весь рот она потянулась и, обняв мою ногу, заснула.</text:p>
      <text:p text:style-name="P46">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6">Я пожал плечами, устроился поудобнее и укрылся одеялом.</text:p>
      <text:p text:style-name="P46">…</text:p>
      <text:p text:style-name="P46">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6">Скррржжжж… Скррржжж… Скррржжж…</text:p>
      <text:p text:style-name="P46">Снаружи раздался скрежет. В глубокой ночи, посреди абсолютной тишины этот тихий <text:s/>звук таил необъяснимую угрозу.</text:p>
      <text:p text:style-name="P46">Скррржжжж… Скррржжж…</text:p>
      <text:p text:style-name="P4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6"><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46">– Что ты тут делаешь так поздно? Где твои родители? – вздохнув с облегчением, спросил я.</text:p>
      <text:p text:style-name="P46">Выйдя из фургона, я подошёл к жеребёнку и посветил на жестянку.</text:p>
      <text:p text:style-name="P46">– Чем ты тут занимаешься?</text:p>
      <text:p text:style-name="P46">Жеребёнка молча смотрела на меня, зажав гвоздь в зубах. На жестянке были коряво выцарапаны буквы.</text:p>
      <text:p text:style-name="P46">«<text:span text:style-name="T59">37 пни</text:span></text:p>
      <text:p text:style-name="P56">24пн</text:p>
      <text:p text:style-name="P56">15</text:p>
      <text:p text:style-name="P46"><text:span text:style-name="T27">1</text:span>»</text:p>
      <text:p text:style-name="P46">– Что это за цифры? – спросил я.</text:p>
      <text:p text:style-name="P4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text:p>
      <text:p text:style-name="P94"><text:s/>Липкое чувство безочётного ужаса зародилось у меня где-то между лопаток и протянуло холодные щупальца к сердцу. Я посветил фонариком вверх. В круге света белел знакомый указатель.</text:p>
      <text:p text:style-name="P46">«<text:span text:style-name="T27">Добро пожаловать в Груммингтон! Вам здесь рады!</text:span></text:p>
      <text:p text:style-name="P46"><text:span text:style-name="T27">Население города </text:span><text:span text:style-name="T59">302 пони</text:span><text:span text:style-name="T27">.</text:span></text:p>
      <text:p text:style-name="P46"><text:span text:style-name="T59">250 пони</text:span><text:span text:style-name="T27">.</text:span></text:p>
      <text:p text:style-name="P46"><text:span text:style-name="T59">125 поней</text:span><text:span text:style-name="T27">.</text:span></text:p>
      <text:p text:style-name="P46"><text:span text:style-name="T27">54 паня.</text:span>»</text:p>
      <text:p text:style-name="P46">У меня от волнения пересохло в горле.</text:p>
      <text:p text:style-name="P46">– Ты хочешь сказать, этой ночью из населения осталась ты одна? – хрипло спросил я.</text:p>
      <text:p text:style-name="P46">Кобылка кивнула и снова показала на жестянку и вверх.</text:p>
      <text:p text:style-name="P46">– Макс! Оглянись! – тревожно воскликнула Дэш у меня за спиной.</text:p>
      <text:p text:style-name="P46">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6">– Дэш! Быстро!</text:p>
      <text:p text:style-name="P4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6">УУУУУУРРРРРРГГГГХХХХХХХ!!!<text:span text:style-name="T8">&lt;</text:span><text:span text:style-name="T50">Metallica-Enter Sandman</text:span><text:span text:style-name="T8">&gt;</text:span></text:p>
      <text:p text:style-name="P4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6">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6">– Макс, запрыгивай!</text:p>
      <text:p text:style-name="P46"><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48"/>
      <text:p text:style-name="P48">0</text:p>
      <text:p text:style-name="P46"/>
      <text:p text:style-name="P4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6"/>
      <text:h text:style-name="Heading_20_2" text:outline-level="2">15. Филлидельфия</text:h>
      <text:p text:style-name="P41">&lt;<text:span text:style-name="T49">Elo - Sorrow about to fall</text:span>&gt;</text:p>
      <text:p text:style-name="P46">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6">Я поднял кусок газеты, прибитый ветром к ограждению и быстро пробежался по заголовкам.</text:p>
      <text:p text:style-name="P46">«<text:span text:style-name="T27">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7">Провинция пустеет: репортаж из обеспоневшего посёлка</text:span>». «<text:span text:style-name="T27">Нехватка пегасов-погодников: указ принцессы Луны разрешает набор в погодные команды пегасов без лётных аттестатов</text:span>». «<text:span text:style-name="T27">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46">На ближайшем же столбе висело объявление, в котором за мою голову уже предлагалось двадцать пять тысяч.</text:p>
      <text:p text:style-name="P46">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6">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6">–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6">Пегаска взмахнула крыльями для эффекта. Неожиданно для неё и меня, взмах крыльев подбросил её вверх на хороший метр.</text:p>
      <text:p text:style-name="P46">– Какого се… – пегаска приземлилась на круп, изумлённо глядя на свои крылья. – ...на!</text:p>
      <text:p text:style-name="P46">Подумав немного, Дэш выбралась из упряжи и что есть мочи замахала крыльями.</text:p>
      <text:p text:style-name="P46">–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6"><text:soft-page-break/>–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6">Я перевязывал пегаске голову, когда мне в голову пришла идея. Я указал на валяющийся рядом с нами самокат.</text:p>
      <text:p text:style-name="P46">– Дэш, ты ведь сможешь буксировать его на лету?</text:p>
      <text:p text:style-name="P46">– Этот? Конечно могу! Плёвое дело!</text:p>
      <text:p text:style-name="P46">– А со мной?</text:p>
      <text:p text:style-name="P46">– Хмм. Понимаю, к чему ты клонишь.</text:p>
      <text:p text:style-name="P46">Пегаска критически оглядела меня.</text:p>
      <text:p text:style-name="P46">–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6">…</text:p>
      <text:p text:style-name="P46">Когда дорожное покрытие слилось в сплошную серую полосу, а руль самоката начал у меня в руках вибрировать от скорости, я заорал:</text:p>
      <text:p text:style-name="P46">– Дэ-э-э-ш!!! Сто-о-ой!!! Хватит! Испытание пройдено! Не увлекайся!!!</text:p>
      <text:p text:style-name="P46">Пегаска приземлилась и, выплюнув поводья изо рта, встала в гордую позу.</text:p>
      <text:p text:style-name="P46">– Я ещё и не начинала, между прочим! Так, только чуть-чуть размялась!</text:p>
      <text:p text:style-name="P46">Я положил самокат и на трясущихся ногах приближался к ней. Сердце ходило ходуном где-то в районе пяток.</text:p>
      <text:p text:style-name="P46">– Дэш, ты это нарочно? Про «клячу» и всё такое?</text:p>
      <text:p text:style-name="P46">– А что такое? – невинно спросила пегаска, полуобернувшись ко мне задом.</text:p>
      <text:p text:style-name="P46">– А ничего. – нарочито спокойно сказал я, демонстративно закатывая рукава.</text:p>
      <text:p text:style-name="P46">–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6">– <text:s/>А того, что я тебя сейчас!..</text:p>
      <text:p text:style-name="P46">ХЛОП!</text:p>
      <text:p text:style-name="P46">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6">– Бггг! – <text:s/>заржала пегаска. – Макс, не будь нытиком! Прикольная же шутка!</text:p>
      <text:p text:style-name="P46">–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6">–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6"><text:s/>Я потрепал пегаску между ушей.</text:p>
      <text:p text:style-name="P46">– Насчёт шуток я уже заметил. Не парься, я не сержусь. Вдобавок, не такой уж я и хрупкий, просто люблю перестраховаться.</text:p>
      <text:p text:style-name="P46"><text:soft-page-break/>– Да? Это клёво. – успокоилась Дэш. – А можно попросить тебя об одной вещи?</text:p>
      <text:p text:style-name="P46">– Да?</text:p>
      <text:p text:style-name="P46">– Помнишь, я разревелась в Груммингтоне?</text:p>
      <text:p text:style-name="P46">– Ну да, было дело.</text:p>
      <text:p text:style-name="P46">– Забудь про это!</text:p>
      <text:p text:style-name="P46">– Почему? – озадачился я. – Ты тогда была такой милой тогда.</text:p>
      <text:p text:style-name="P46">Дэш насупилась и принялась ковырять копытом асфальт.</text:p>
      <text:p text:style-name="P46">–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6">Я пожал плечами.</text:p>
      <text:p text:style-name="P46">–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6">– Но ты не плачешь.</text:p>
      <text:p text:style-name="P46">Я задумался.</text:p>
      <text:p text:style-name="P46">–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6">– Ни фига себе! Куда ж может быть хуже? – воскликнула Дэш. – У вас что, все поголовно встают в восемь утра и едят сено на завтрак, обед и ужин?</text:p>
      <text:p text:style-name="P46">Я засмеялся.</text:p>
      <text:p text:style-name="P46">– Кто-то встаёт и раньше. Но не в этом проблема. У нас... Как бы это сказать... очень холодно.</text:p>
      <text:p text:style-name="P46">–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6">– Нет, я не то имел ввиду. Холодно не в физическом смысле. В душевном.</text:p>
      <text:p text:style-name="P46">Пегаска всмотрелась мне в лицо, как будто впервые видя его.</text:p>
      <text:p text:style-name="P46">– Ты имеешь ввиду, что тебе утром некому сказать: «Привет, хорошего дня»?</text:p>
      <text:p text:style-name="P46">– Да, примерно это я имел ввиду.</text:p>
      <text:p text:style-name="P46">– Сочувствую. Без друзей не прикольно. Всем нужны друзья. Даже Дискорду, дискорд его забери!</text:p>
      <text:p text:style-name="P46">Пегаска вдруг стала на задние ноги, положив передние мне на плечи.</text:p>
      <text:p text:style-name="P46">– Макс! В Эквестрии у тебя всегда будут друзья, что бы ни случилось!</text:p>
      <text:p text:style-name="P46">Я растроганно обнял пегаску и погладил её по шее.</text:p>
      <text:p text:style-name="P46">– Спасибо, Дэш. Это просто здорово!</text:p>
      <text:p text:style-name="P46">…</text:p>
      <text:p text:style-name="P46">Оставляя на прилавке очередной пустующей филлидельфийской лавки монетку, я озабоченно заметил:</text:p>
      <text:p text:style-name="P46">–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6">– Ты чего? – не поняла шутки пегаска. – А как же твоё участие в эксперименте?</text:p>
      <text:p text:style-name="P46">– Ты меня всё равно как-нибудь вытащишь. – отмахнулся я. – Лучше помоги искать палатку.</text:p>
      <text:p text:style-name="P46"><text:soft-page-break/>–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6">Я пропустил замечание пегаски мимо ушей и продолжил паковать рюкзак.</text:p>
      <text:p text:style-name="P46">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6">– Надеюсь, с ним ничего не случится. – озабоченно сказал я. – Иначе придётся объясняться с Трикси.</text:p>
      <text:p text:style-name="P46">– Ерунда! В крайнем случае, купишь ей новый. – отмахнулась пегаска. – Ты не представляешь, как я рада, что избавилась от него!</text:p>
      <text:p text:style-name="P46">Пегаска взлетела и осторожно потянула упряжь. Потом приземлилась и недовольно глянула на меня.</text:p>
      <text:p text:style-name="P46">– Скидывай! – скомандовала пегаска, указав на рюкзак.</text:p>
      <text:p text:style-name="P46">– В чём дело?</text:p>
      <text:p text:style-name="P46">Пегаска молча потянула зубами за шлейку рюкзака, сдёргивая его с меня.</text:p>
      <text:p text:style-name="P46">– Дэш, ты чего?</text:p>
      <text:p text:style-name="P46">Пегаска раскрыла рюкзак и стала копаться в нём.</text:p>
      <text:p text:style-name="P46">– Я могу нести тебя, когда ты весишь семьдесят килограмм. – больший из двух котелков отправился в провал.</text:p>
      <text:p text:style-name="P46">– Я могу тянуть тебя, когда ты весишь восемьдесят килограмм. – две трети наших запасов картошки ухнули следом.</text:p>
      <text:p text:style-name="P46">– Я могу тащить тебя, даже когда ты весишь девяносто! – насос и запасное колесо к самокату улетели туда же.</text:p>
      <text:p text:style-name="P46">– Но мы не договаривались, что ты будешь весить под сто десять только потому, что дорвался до бесплатных магазинов! Это уже слишком!</text:p>
      <text:p text:style-name="P46">– Погоди, Дэш, палатку-то не выкидывай! Ты ж сама говорила, что только-только размялась и всё такое. <text:span text:style-name="T60">И магазин</text:span>ы вовсе<text:span text:style-name="T60"> не </text:span>бесплатные<text:span text:style-name="T60"> <text:s/></text:span>— я оставлял там деньги — последние, кстати. Дай, я сам отберу припасы...</text:p>
      <text:p text:style-name="P46">…</text:p>
      <text:p text:style-name="P46">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6">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6">– Я вижу скалу Кантерлот. Ещё день пути — и сворачиваем к Понивиллю.</text:p>
      <text:p text:style-name="P46">– А ты выдержишь?</text:p>
      <text:p text:style-name="P46">Пегаска фыркнула.</text:p>
      <text:p text:style-name="P46">– Я-то выдержу. Самокат — нет.</text:p>
      <text:p text:style-name="P46">–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6">– Я уже думала над этим. Там часто встречаются пони. Тебя узнают.</text:p>
      <text:p text:style-name="P46"><text:soft-page-break/>–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6">– «Трасса 52» – прочла Дэш на табличке. – Что-то я не помню тут никаких трасс. Наверное, недавно построили.</text:p>
      <text:p text:style-name="P46">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6">От скорости, которую мы развили на новой дороге у меня свистело в ушах. В какой-то момент я всё же услышал подозрительное скрипение.</text:p>
      <text:p text:style-name="P46">– Дэ-э-эш! Тормози-и-и!!!</text:p>
      <text:p text:style-name="P46">– Чего-о-о?! Не слышу!!!</text:p>
      <text:p text:style-name="P46">КРАК!!!</text:p>
      <text:p text:style-name="P46">Тот, кто станет делать качественные самокаты в Эквестрии — озолотится. Мой не выдержал испытания скоростью и развалился у меня в руках. Переднее колесо выскочило из вилки и покатилось по своим делам. Металл самоката при трении об покрытие дороги высек пышный пламенный хвост <text:s/>искр. Что было дальше я не видел, так как покатился вверх тормашками по дороге и свет потух в моих глазах.</text:p>
      <text:p text:style-name="P46">…</text:p>
      <text:p text:style-name="P53">Сияние. <text:span text:style-name="T60">Оно п</text:span>овсюду. <text:span text:style-name="T60">Нет верха и низа, нет направлений и расстояний. Нет м</text:span>ыслей. Нет чувств. Нет времени. Есть только бесконечое сияние.</text:p>
      <text:p text:style-name="P53"><text:s/>В какой-то момент пришло осознание.</text:p>
      <text:p text:style-name="P53">Я — это я. Я существую. Я — нечто. Что именно? Не знаю. Не могу вспомнить. Но! Я знаю, что такое вспоминать! Я знаю, что я могу что-то вспомнить! Но я не помню, как вспоминать! Это плохо. Но! Я знаю, что такое плохо. Это что-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3">В сиянии стали проступать очертания предметов. Кровать? Этот предмет называется кровать? Тумба? Капельница? Я зажмурился в ярком свете кварцевых ламп. <text:s/>Откуда-то сбоку стал доноситься неприятный зуммер и тихие фразы.</text:p>
      <text:p text:style-name="P53">– Док, позавчерашний приходит в сознание!</text:p>
      <text:p text:style-name="P53">– Следи за давлением.</text:p>
      <text:p text:style-name="P53"/>
      <text:p text:style-name="P28">&lt;<text:span text:style-name="T1">Макс видит сияние кварцевых ламп в реанимационном отделении, где он лежит под капельницей. Макс закрывает глаза и видит расплывчатый образ медсестры в голубом халате. Но кто-то зовёт его издалека: «Макс! Макс!» И он просыпается. Голубая медсестра превращается в Дэш.</text:span>&gt;</text:p>
      <text:p text:style-name="P31">…</text:p>
      <text:p text:style-name="P31">– Ма-а-акс!!! – быстрое всхлипывание прекращается, когда я открываю глаза.</text:p>
      <text:p text:style-name="P31">– Макс?</text:p>
      <text:p text:style-name="P46"/>
      <text:p text:style-name="P46"/>
      <text:p text:style-name="P46">Сознание с трудом возвращалось в гудевшую <text:span text:style-name="T60">как с бодуна</text:span> голову. Синяя клякса сфокусировалась в пегаску, обеспокоенно склонившуюся надо мной.</text:p>
      <text:p text:style-name="P46">– Макс, ты <text:span text:style-name="T60">цел</text:span>? – <text:span text:style-name="T60">пегаска прислонила ухо к моей груди, пытаясь </text:span>услышать<text:span text:style-name="T60"> пульс.</text:span></text:p>
      <text:p text:style-name="P46"><text:soft-page-break/></text:p>
      <text:p text:style-name="P46"/>
      <text:p text:style-name="P46"/>
      <text:p text:style-name="P46">&lt;<text:span text:style-name="T19">Добавить в фанфик плетение шуточных интриг принцессами друг против дружки</text:span>&gt;</text:p>
      <text:p text:style-name="P46"/>
      <text:p text:style-name="P46">&lt;<text:span text:style-name="T19">Во время странствий на скутере, Макс с Дэш пересекают трассу 52 и некоторое время двигаются по ней в сторону Кантерлота, пока не сворачивают в сторону к Вечнодикому лесу, где самокат разваливается и Дэш несёт Макса в копытах.</text:span>&gt;</text:p>
      <text:p text:style-name="P53"><text:s/></text:p>
      <text:p text:style-name="P41">&lt;<text:span text:style-name="T20">Когда Дэш достаточно окрепла при приближении к Вечнодикому лесу, Макс предложил ехать верхом. Дэш покраснела и пробормотала что-то вроде: «Ну ты крут! Сразу берёшь кобылу за холку! Сначала я ж тебя должна сводить на кино с конфетами, вроде бы, не?» Потом Дэш тащит его на ногах — и 34</text:span>&gt;</text:p>
      <text:p text:style-name="P41"/>
      <text:p text:style-name="P41">&lt;<text:span text:style-name="T20">В сцене прощания (во сне): </text:span></text:p>
      <text:p text:style-name="P41"><text:span text:style-name="T20">- Учти, я нисколечко не жалею о наших поебушках! Даже если это было и не по-настоящему! А если по-настоящему — тем более!</text:span>&gt;</text:p>
      <text:p text:style-name="P46"/>
      <text:p text:style-name="P41">&lt;<text:span text:style-name="T20">Глава 15: Филлидельфия, поход к Вечнодикому лесу, 34, Понивилль</text:span></text:p>
      <text:p text:style-name="P31">Глава 16: Эксперимент в Понивилле, сон Макса</text:p>
      <text:p text:style-name="P31">Глава 17: Возвращение в Кантерлот. Переговоры с Луной. Крушение Кантерлота. Появление парящего Замка</text:p>
      <text:p text:style-name="P31">Глава 18: Возвращение к Замку Двух Сестёр на парящем замке.</text:p>
      <text:p text:style-name="P41"><text:span text:style-name="T20">Дальше — использовать по-максимуму уже написанное</text:span>&gt;</text:p>
      <text:p text:style-name="P46"/>
      <text:p text:style-name="P46"/>
      <text:p text:style-name="P41">&lt;<text:span text:style-name="T20">Дэш оказывается в постели с Максом из-за страха. У Филлидельфии она становится почти безмозглой (из всех слов помнит только «Макс», и Максу приходится взять ей в постель, чтобы она не так боялась и не скучала. Потом, при приближении к Вечнодикому лесу, ей становится лучше, ноона продолжает спать в одной постели с Максом по привычке</text:span>&gt;</text:p>
      <text:p text:style-name="P41"/>
      <text:p text:style-name="P41">&lt;<text:span text:style-name="T20">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1"/>
      <text:p text:style-name="P41">&lt;<text:span text:style-name="T20">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1"/>
      <text:p text:style-name="P41">&lt;<text:span text:style-name="T20">У Вечнодикого леса Дэш сама рассказывает Максу сказку о Ксенофилии</text:span>&gt;</text:p>
      <text:p text:style-name="P46"/>
      <text:p text:style-name="P31">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text:soft-page-break/>слабость. При приближении к Вечнодикому лесу Дэш воспревает и от обилия магии снова начинает летать. И впадает в охоту. И добивается Макса.</text:p>
      <text:p text:style-name="P31">Потом:</text:p>
      <text:p text:style-name="P31">- Учти, мне ни капельки не стыдно за наши поебушки.</text:p>
      <text:p text:style-name="P46"/>
      <text:p text:style-name="P46"/>
      <text:p text:style-name="P41"/>
      <text:p text:style-name="P41">- <text:span text:style-name="T1">Почему ты не хочешь сказать, что ты увидела во время эксперимента? Почему ты сказала: «Человеки рулят»?</text:span></text:p>
      <text:p text:style-name="P46">- Это к делу не относится. - в который раз угрюмо ответила Дэш.</text:p>
      <text:p text:style-name="P41">- <text:span text:style-name="T1">Думаешь, я не видел, как ты следила за мной в Понивиле??!</text:span></text:p>
      <text:p text:style-name="P46">-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46">Дэш помчалась в лес не разбирая дороги.</text:p>
      <text:p text:style-name="P46"/>
      <text:p text:style-name="P41">&lt;<text:span text:style-name="T20">Соседи злы на Эквестрию, потому что аликорны корректируют курс планеты так, чтобы самый хороший климат был именно над Эквестрией</text:span>&gt;</text:p>
      <text:p text:style-name="P46"/>
      <text:p text:style-name="P110"><text:span text:style-name="T8"><text:s/>&lt;</text:span><text:span text:style-name="T24"> - </text:span><text:span text:style-name="T19">Я не могу быть вашим спасителем! Я намного хуже и испорченнее вас!</text:span><text:span text:style-name="T8">&gt;</text:span></text:p>
      <text:p text:style-name="P46"/>
      <text:p text:style-name="P41">&lt;<text:span text:style-name="T20">Главы с Максом и Дэш — в стиле «Криминального чтива»</text:span>&gt;</text:p>
      <text:p text:style-name="P46"/>
      <text:p text:style-name="P41">&lt;<text:span text:style-name="T19"> - </text:span><text:span text:style-name="T20">Но ты сгоришь! Я не готова без помощи Селестии провести эксперимент на тебе!</text:span></text:p>
      <text:p text:style-name="P31">Я устало закрыл глаза.</text:p>
      <text:p text:style-name="P41"><text:span text:style-name="T19">- </text:span><text:span text:style-name="T20">Плевать! </text:span><text:span text:style-name="T19">Show must go on! </text:span><text:span text:style-name="T20">Проводи по-любому. Буду надеяться на твоё мастерство</text:span>&gt;</text:p>
      <text:p text:style-name="P41"/>
      <text:p text:style-name="P41">&lt;<text:span text:style-name="T20">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41"/>
      <text:p text:style-name="P32"/>
      <text:p text:style-name="P32"/>
      <text:p text:style-name="P32">- Сестра <text:s/>всегда норовила спихнуть тяжёлую задачу на кого-нибудь другого!</text:p>
      <text:p text:style-name="P32">- А также совместить приятное с полезным. - заметил я.</text:p>
      <text:p text:style-name="P32">Луна бросила на меня тяжёлый взгляд.</text:p>
      <text:p text:style-name="P32">-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32">- Тогда зачем она..?</text:p>
      <text:p text:style-name="P32">-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2"><text:soft-page-break/>Меня как будто окатило ледяным душем. Не любовь и даже не дружба. Просто плата за услугу… Даже не дружба...</text:p>
      <text:p text:style-name="P32">- А другие? Они тоже… давали мне потому, что считали меня последним шансом?</text:p>
      <text:p text:style-name="P32">- Другие? Кто ещё?<text:span text:style-name="T9"> </text:span><text:span text:style-name="T51">С кем ещё у тебя были… отношения?</text:span></text:p>
      <text:p text:style-name="P29">- С Рэйнбоу Дэш — ответил я несчастным голосом. - И, может быть, с Пинки.</text:p>
      <text:p text:style-name="P29">-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8"/>
      <text:p text:style-name="P38"/>
      <text:p text:style-name="P29"/>
      <text:p text:style-name="P38"/>
      <text:p text:style-name="P32"/>
      <text:p text:style-name="P1"><text:span text:style-name="T20">В Понивилле</text:span><text:span text:style-name="T19"> — эксперимент с Воплощением Индрэ на </text:span><text:span text:style-name="T20">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19">. </text:span><text:span text:style-name="T20">Макс видит дерево реальностей Эквестрии и в своём сне-прошлом в</text:span><text:span text:style-name="T19">идит Селестию в очереди на вылет - </text:span><text:span text:style-name="T20">и в</text:span><text:span text:style-name="T19">идит, куда ведёт чёрный экран </text:span><text:span text:style-name="T20">(в мир людей)</text:span><text:span text:style-name="T19">. </text:span><text:span text:style-name="T20">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19">).</text:span><text:span text:style-name="T22">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29">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29">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29"/>
      <text:p text:style-name="P29">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29">Дальше — написано. Дискорда при возврате подменяет Трикси</text:p>
      <text:p text:style-name="P1">&gt;</text:p>
      <text:p text:style-name="P38">- <text:span text:style-name="T1">Ты же говорил, у нас нет магии?</text:span></text:p>
      <text:p text:style-name="P43">- Нет. Но что я, по-твоему, делал за тысячи лет заточения в статуе? Да я столько магии накопил, что могу вывернуть это мирок пару раз наизнанку!</text:p>
      <text:p text:style-name="P43">- Но тогда ты мог бы захватить власть в Эквестрии?</text:p>
      <text:p text:style-name="P43"><text:soft-page-break/>-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4"><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26"/>
      <text:p text:style-name="P26">&lt;<text:span text:style-name="T1">Добавить в фанфик самбу</text:span>&gt;</text:p>
      <text:p text:style-name="P26"/>
      <text:p text:style-name="P32">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2">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32"/>
      <text:p text:style-name="P38">&lt;<text:span text:style-name="T20">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9">- В соответствии с законом от … «Об отсутствии одного из соправителей диархии» принимаю всю власть на себя!</text:p>
      <text:p text:style-name="P29">- <text:s/>Но этот закон Её Высочество, принцесса Селестия принимала для себя, чтобы разрешить ситуацию с вашим … ммм... пребыванием на Луне!</text:p>
      <text:p text:style-name="P38"><text:span text:style-name="T20">- В законе не указана конкретный соправитель Диархии!</text:span>&gt;</text:p>
      <text:p text:style-name="P38"/>
      <text:p text:style-name="P38">&lt;<text:span text:style-name="T20">Заговорщики таки подняли восстание после исчезновения Селестии. Они обвинили Луну и Макса в узурпации власти</text:span>&gt;</text:p>
      <text:p text:style-name="P38"/>
      <text:p text:style-name="P27">&lt;<text:span text:style-name="T1">Добавить рассуждения на этическую тему на грани катастрофы</text:span>&gt;</text:p>
      <text:p text:style-name="P27"/>
      <text:p text:style-name="P29">&lt;Добавить грозный выход Луны для противостояния повстанцам&gt;</text:p>
      <text:p text:style-name="P29"/>
      <text:p text:style-name="P27">&lt;<text:span text:style-name="T1">Селестия зовёт пони «моими маленькими», потому что они смертны, а она — нет.</text:span>&gt;</text:p>
      <text:p text:style-name="P30">&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8"/>
      <text:p text:style-name="P29"/>
      <text:p text:style-name="P38"/>
      <text:p text:style-name="P63"><text:span text:style-name="T8">–</text:span> Заклинания Свирла Бородатого обычно срабатывают без ошибок.</text:p>
      <text:p text:style-name="P63"><text:span text:style-name="T8">–</text:span> Если их правильно вызывают, <text:span text:style-name="T8">–</text:span> пробурчал возвратившийся Спайк, укладываясь в корзинку.</text:p>
      <text:p text:style-name="P63"><text:span text:style-name="T8">–</text:span> Что он имел ввиду?</text:p>
      <text:p text:style-name="P63"><text:soft-page-break/><text:span text:style-name="T8">–</text:span> Нууу, - Твайлайт смутилась, <text:span text:style-name="T8">–</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63"/>
      <text:p text:style-name="P63"><text:span text:style-name="T8">&lt;</text:span><text:span text:style-name="T19">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67"/>
      <text:p text:style-name="P63"><text:span text:style-name="T8">–</text:span> Да, печально получилось <text:span text:style-name="T8">&lt;</text:span><text:span text:style-name="T20">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63"><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63"><text:span text:style-name="T8">–</text:span> Нет, она мне ничего не говорила. Но, видишь ли, ваше королевство и вы сами описаны в моём мире в детском сериале.</text:p>
      <text:p text:style-name="P63"><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63">Я покачал головой.</text:p>
      <text:p text:style-name="P63"><text:span text:style-name="T8">–</text:span> Вряд ли кто-то из людей побывал здесь до меня. До вас ведь никто не вызывал это заклинание Свирла?</text:p>
      <text:p text:style-name="P63"><text:span text:style-name="T8">–</text:span> Нет. Собрание столь сильных магов запомнилось бы.</text:p>
      <text:p text:style-name="P63"><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63"><text:span text:style-name="T8">–</text:span> Вам нравятся рассказы про Эквестрию? <text:span text:style-name="T8">–</text:span> Твайлайт улыбнулась.</text:p>
      <text:p text:style-name="P63"><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63"><text:span text:style-name="T8">–</text:span> Брони?</text:p>
      <text:p text:style-name="P63"><text:span text:style-name="T8">–</text:span> Так называют себя поклонники этого детского сериала и вас самих <text:span text:style-name="T1">—</text:span> сериальных.</text:p>
      <text:p text:style-name="P63">Твайлайт зарделась.</text:p>
      <text:p text:style-name="P63"><text:span text:style-name="T8">–</text:span> Ого! У нас есть поклонники! Интересно было бы поговорить об этом с твоим другом.</text:p>
      <text:p text:style-name="P63"><text:span text:style-name="T8">–</text:span> Его нет. Он погиб полгода назад.</text:p>
      <text:p text:style-name="P63"><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63"><text:soft-page-break/><text:span text:style-name="T8">–</text:span> Всё в порядке, Твайлайт.</text:p>
      <text:p text:style-name="P63">Твайлайт подошла к нише у двери, зажгла небольшую горелку и поставила на неё небольшой изящный чайничек</text:p>
      <text:p text:style-name="P63"><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43"/>
      <text:p text:style-name="P43"/>
      <text:p text:style-name="P43"/>
      <text:p text:style-name="P63"><text:span text:style-name="T8">–</text:span> Найтмэр Мун и Дискорд не разорвались и не сгорели.</text:p>
      <text:p text:style-name="P63"><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74">&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7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0">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
      <text:p text:style-name="P1">&lt;<text:span text:style-name="T25">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43"><text:soft-page-break/></text:p>
      <text:h text:style-name="P136" text:outline-level="2">Сон Рэрити</text:h>
      <text:p text:style-name="P63"/>
      <text:p text:style-name="P63">… в огромном пустом пространстве, а меня окружают звёзды, <text:span text:style-name="T1">–</text:span> рассказывала Рэрити, когда мы с пегаской вломились в библиотеку.</text:p>
      <text:p text:style-name="P63"><text:span text:style-name="T1">–</text:span> Привет Макс, - кивнула она мне.</text:p>
      <text:p text:style-name="P63">Рэрити перевела взгляд с меня на взъерошенную пегаску и недоверчиво сморщила носик.</text:p>
      <text:p text:style-name="P63"><text:span text:style-name="T1">–</text:span> Боже, какие страсти! - прошептала она.</text:p>
      <text:p text:style-name="P63"/>
      <text:p text:style-name="P64">***</text:p>
      <text:p text:style-name="P63"><text:span text:style-name="T8">&lt;</text:span><text:span text:style-name="T19">Влад рассказывает Максу о своём сне </text:span><text:span text:style-name="T24">—</text:span><text:span text:style-name="T19"> как он был поняхой, а потом проснулся в мире Терры</text:span><text:span text:style-name="T8">&gt;</text:span></text:p>
      <text:p text:style-name="P63"/>
      <text:p text:style-name="P64">***</text:p>
      <text:p text:style-name="P67"/>
      <text:p text:style-name="P10"/>
      <text:p text:style-name="P67"><text:span text:style-name="T44">&lt;</text:span><text:span text:style-name="T23">самолёт в эквестрию проваливается во время </text:span><text:span text:style-name="T21">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1">&gt;</text:span></text:p>
      <text:p text:style-name="P72">&lt;<text:span text:style-name="T1">О рейде пони-рейнджеров Максу рассказывает Луна во время его возвращения в Кантерлот после исчезновения Селестии.</text:span>&gt;</text:p>
      <text:p text:style-name="P38"/>
      <text:p text:style-name="P73">&lt;<text:span text:style-name="T1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3"/>
      <text:p text:style-name="P63"><text:span text:style-name="T8">–</text:span> Ты могла бы нести меня телекинезом. Я, после того, как узнал о ваших способностях, удивлялся, почему ты этого не сделала?</text:p>
      <text:p text:style-name="P63"><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63"/>
      <text:p text:style-name="P63"><text:span text:style-name="T8">–</text:span> А дальше всё было хуже, намного хуже...</text:p>
      <text:p text:style-name="P63"/>
      <text:p text:style-name="P1"/>
      <text:p text:style-name="P63"/>
      <text:p text:style-name="P64">***</text:p>
      <text:p text:style-name="P67"/>
      <text:p text:style-name="P63"><text:span text:style-name="T8">&lt;Луна - </text:span><text:span text:style-name="T1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67"/>
      <text:h text:style-name="P136" text:outline-level="2"><text:soft-page-break/>Рейд пони-рэйнджеров</text:h>
      <text:p text:style-name="P63"/>
      <text:p text:style-name="P69">(леденящий душу триллер, музыка тревожная)</text:p>
      <text:p text:style-name="P65">&lt;<text:span text:style-name="T1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63">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63">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63">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63">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63">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63">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63">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63"><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63"><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63"><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63"><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63">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63"><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63"><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63"><text:soft-page-break/><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63">Дальше мы передвигались с интервалом бескрылого прыжка, чтобы не нанести друг другу увечий в случае работы оружием.</text:p>
      <text:p text:style-name="P64">***</text:p>
      <text:p text:style-name="P63"><text:span text:style-name="T8">–</text:span> Шанту?</text:p>
      <text:p text:style-name="P63"><text:span text:style-name="T8">–</text:span> Ваше Высочество? Мы никогда не встречали такое существо раньше и я…</text:p>
      <text:p text:style-name="P63"><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63">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63"><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18">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64">***</text:p>
      <text:p text:style-name="P63"><text:span text:style-name="T8">&lt;</text:span><text:span text:style-name="T20">Добавить кокатрикса, мантикору и древесных волков. Тентаклианы переименовать в пландерсиды</text:span><text:span text:style-name="T8">&gt;</text:span></text:p>
      <text:p text:style-name="P63">...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63"><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63"><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63">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63"><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63">Поэтому мы ещё тщательнее стали высматривать в траве камни древнего пути. Когда-то это был самый <text:span text:style-name="T8">&lt;</text:span><text:span text:style-name="T19">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63"><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63"><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63">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63"><text:soft-page-break/><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63">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63">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63"><text:span text:style-name="T8">–</text:span> Дискорд! Что их убило? <text:span text:style-name="T8">–</text:span> присвистнул обошедший Хорста с другой стороны Калрус.</text:p>
      <text:p text:style-name="P63"><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63">Я поднял нагрудную бляху, лежащую на скелете с раздавленной грудной клеткой.</text:p>
      <text:p text:style-name="P63"><text:span text:style-name="T8">–</text:span> Это королевский конвой. Такие были на службе у принцесс ещё лет двадцать назад, до Раздора.</text:p>
      <text:p text:style-name="P63"><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63"><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63">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64">***</text:p>
      <text:p text:style-name="P63"><text:span text:style-name="T8">–</text:span> Откуда там останки пегасов? Кто мог поймать их там? Они могут уйти от любой засады.</text:p>
      <text:p text:style-name="P63"><text:span text:style-name="T8">–</text:span> Не знаю, как насчёт летунов, принцессса, но когда мы осматривали кости, на нас было совершено нападение...</text:p>
      <text:p text:style-name="P63"><text:span text:style-name="T8">–</text:span> Вот как? На королевскую стражу в центре Эквестрии? Кто же это был?</text:p>
      <text:p text:style-name="P63"><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19">???</text:span><text:span text:style-name="T8">&gt;</text:span></text:p>
      <text:p text:style-name="P63">Луна обошла Кимеринна. </text:p>
      <text:p text:style-name="P63"><text:span text:style-name="T8">–</text:span> У вас рассечен бок. И колотая рана на шее.</text:p>
      <text:p text:style-name="P63"><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63"><text:span text:style-name="T8">–</text:span> Расслабьтесь, Кимеринн. Вы очень скованы. Я вижу, вам нелегко пришлось в этом походе.</text:p>
      <text:p text:style-name="P63">Растерзанная шея жеребца напомнила Луне о другом, которого она называла на “ты” больше тысячи лет назад, во время восстания.</text:p>
      <text:p text:style-name="P63"><text:span text:style-name="T8">–</text:span> Я ценю вашу службу и хочу достойно наградить вас. Спрашивайте.</text:p>
      <text:p text:style-name="P63"><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63">Луна вздохнула. Всё-таки, насколько легче было быть Найтмэр-Мун! Тогда ей не нужно было стесняться своих желаний и все было намного проще.</text:p>
      <text:p text:style-name="P63"><text:soft-page-break/><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63"><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63">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63">Он был высок для пони и Луне понадобилось всего лишь немного склонить шею, чтобы тихо выдохнуть ему в ухо:</text:p>
      <text:p text:style-name="P63"><text:span text:style-name="T8">–</text:span> Ну что же… Я рада оказать такую услугу… Тебе…</text:p>
      <text:p text:style-name="P63"><text:span text:style-name="T8">–</text:span> Принцесса…</text:p>
      <text:p text:style-name="P63"><text:span text:style-name="T8">–</text:span> Луна, мой дорогой. Для тебя <text:span text:style-name="T8">—</text:span> Луна…</text:p>
      <text:p text:style-name="P63">...</text:p>
      <text:p text:style-name="P63"/>
      <text:h text:style-name="P136" text:outline-level="2">Рейд пони-рэйнджеров-2 (<text:span text:style-name="T19">продолжение рейда пони-рэйнджеров</text:span>)</text:h>
      <text:p text:style-name="P63"/>
      <text:p text:style-name="P63">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63">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63">Мэдтроттер подошёл к холму и зацепил концом алебарды зелёный покров.</text:p>
      <text:p text:style-name="P63"><text:span text:style-name="T1">–</text:span> Металл! <text:span text:style-name="T1">–</text:span> удивлённо воскликнул он. <text:span text:style-name="T1">–</text:span> И стекло.</text:p>
      <text:p text:style-name="P63">В металлической поверхности сверкнуло небольшое прямоугольное окошко.</text:p>
      <text:p text:style-name="P63">Я прошёл вдоль холма и вскоре под побегами дикого винограда обнаружил вход, открывающий внутренности холма.</text:p>
      <text:p text:style-name="P63"><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63">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63">Внутренности этого металлического “корабля” не вызывали у меня доверия. Но Вечнодикий лес после встречи с <text:span text:style-name="T8">&lt;</text:span><text:span text:style-name="T19">гидрорысью</text:span><text:span text:style-name="T8">&gt;</text:span> и нападением <text:span text:style-name="T8">&lt;</text:span><text:span text:style-name="T19">тентаклиан</text:span><text:span text:style-name="T8">&gt;</text:span> казался мне ещё опаснее. А если этот корабль обследовать как следует…</text:p>
      <text:p text:style-name="P63"><text:span text:style-name="T8">–</text:span> Заночуем внутри. - <text:span text:style-name="T1">р</text:span>ешил я.</text:p>
      <text:p text:style-name="P63"><text:span text:style-name="T8">&lt;</text:span><text:span text:style-name="T19">Нужен ли тут самолёт? Нужен артефакт из Fallout Equestria - летучий корабль</text:span>?<text:span text:style-name="T8">&gt;</text:span></text:p>
      <text:p text:style-name="P63">Утро встретило нас туманом. Я пытался рассмотреть руины замка на противоположном берегу.</text:p>
      <text:p text:style-name="P63"><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63"><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text:soft-page-break/>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63">Я сбросил громоздкие перемётные сумки с поклажей, оставив только закреплённый на ноге кинжал.</text:p>
      <text:p text:style-name="P63"><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64">***</text:p>
      <text:p text:style-name="P63">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63"><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63">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63">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63">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63"><text:span text:style-name="T8">–</text:span> Поворачивайте, уходите от болота! <text:span text:style-name="T8">–</text:span> донёсся его крик.</text:p>
      <text:p text:style-name="P63">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64">***</text:p>
      <text:p text:style-name="P63"><text:span text:style-name="T8">–</text:span> Дискорд тебе в крыло, Ким, ты таки заставил нас попотеть! Что там за чертовщина?</text:p>
      <text:p text:style-name="P63">Я отлепился от серебристой поверхности и прыгул на землю.</text:p>
      <text:p text:style-name="P63"><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63">Сброшенный обрубок лианы медленно извивался, стараясь найти опору, вокруг которой можно было бы обвиться. </text:p>
      <text:p text:style-name="P63"><text:span text:style-name="T8">– </text:span>Схватил бы за крыло <text:span text:style-name="T8">—</text:span> я бы не вырвался.</text:p>
      <text:p text:style-name="P63">Я взглянул вверх. На металлической стенке чётко отпечатались четыре полукруга копыт. </text:p>
      <text:p text:style-name="P63"><text:span text:style-name="T8">–</text:span> И пришлось бы тебе за меня во дворце отдуваться.</text:p>
      <text:p text:style-name="P63"><text:span text:style-name="T8">–</text:span> Нашел что-нибудь интересное в развалинах?</text:p>
      <text:p text:style-name="P63"><text:span text:style-name="T8">–</text:span> А как же! Странное такое. Похожее на обезьяну. Но стройнее и грациознее. И оно было одето…</text:p>
      <text:p text:style-name="P63"><text:span text:style-name="T8">–</text:span> Одето?</text:p>
      <text:p text:style-name="P63"><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63"><text:span text:style-name="T8">–</text:span> Ещ одно неизвестное чудовище! <text:s/>Что-то их тут много развелось.</text:p>
      <text:p text:style-name="P63">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text:soft-page-break/>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63">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63">Я забросил на спину перемётные сумки и дал команду сбора.</text:p>
      <text:p text:style-name="P63"><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63">“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63"><text:span text:style-name="T8">–</text:span> Вы ведь в неопасное место идёте, да?</text:p>
      <text:p text:style-name="P63"><text:span text:style-name="T8">–</text:span> Да, Силк Мэйн, в неопасное.</text:p>
      <text:p text:style-name="P63"><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63"><text:span text:style-name="T8">–</text:span> Силк, не волнуйся, если будет опасно, мы сразу же повернём. (И пойдём другой дорогой <text:span text:style-name="T8">—</text:span> додумал я).</text:p>
      <text:p text:style-name="P63">Силк Мэйн выпустила мою ногу, успокаиваясь. Я пошёл в казарму, а кобылки продолжали молча смотреть на меня...</text:p>
      <text:p text:style-name="P63">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63">Опять таки, шансы для Мэда и Калруса <text:s/>пройти через болото <text:span text:style-name="T8">—</text:span> ничтожны.</text:p>
      <text:p text:style-name="P63"><text:span text:style-name="T8">–</text:span> Возвращаемся, Мэдди, <text:span text:style-name="T8">–</text:span> решил я. <text:span text:style-name="T8">–</text:span> Намотрелись достаточно.</text:p>
      <text:p text:style-name="P63">Пусть принцесса считает меня трусом, пусть я больше не смогу взглянуть ей в глаза, но я должен сделать то, что делаю. Мы возвращаемся…</text:p>
      <text:p text:style-name="P63"/>
      <text:h text:style-name="P136" text:outline-level="2">Продолжение ЛСД-чаепития</text:h>
      <text:p text:style-name="P63"/>
      <text:p text:style-name="P63"><text:s/>Так значит, своим появлением я невольно поспособствовал гибели особенного пони Луны? Мне очень жаль…</text:p>
      <text:p text:style-name="P63">Селестия через силу улыбнулась.</text:p>
      <text:p text:style-name="P63"><text:span text:style-name="T8">–</text:span> Пони умеют переносить тяготы, Макс. <text:span text:style-name="T8">–</text:span> Иначе бы мы не выжили. В нашей истории бывали очень тяжёлые времена.</text:p>
      <text:p text:style-name="P63">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63"><text:soft-page-break/><text:span text:style-name="T8">&lt;</text:span><text:span text:style-name="T1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63"><text:span text:style-name="T8">&lt;</text:span><text:span text:style-name="T1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text:span><text:span text:style-name="T19">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63"/>
      <text:p text:style-name="P63"/>
      <text:p text:style-name="P63"/>
      <text:p text:style-name="P63"><text:span text:style-name="T8">–</text:span> Тия, я…</text:p>
      <text:p text:style-name="P63"><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63">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63">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63">Селестия замолчала, потом медленно поднесла ко рту чашку с холодным чаем и сделала три глубоких глотка.</text:p>
      <text:p text:style-name="P63"><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63"><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63"><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63"/>
      <text:p text:style-name="P93"/>
      <text:p text:style-name="P73">Она вытянула шею и начала по очереди сгибать-разгибать ноги, разминая суставы.</text:p>
      <text:p text:style-name="P73"><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63"/>
      <text:p text:style-name="P63"><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63">Её образ расплывался, в голове стоял звон, звуки проникали в уши как будто через толстый слой ваты.</text:p>
      <text:p text:style-name="P63"><text:soft-page-break/><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63">мочь мне. Помочь всем нам. А сейчас иди, отдыхай.</text:p>
      <text:p text:style-name="P63"/>
      <text:h text:style-name="P136" text:outline-level="2">В библиотеке замка Селестии</text:h>
      <text:p text:style-name="P100"/>
      <text:p text:style-name="P70">“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63">Мда. Я захлопнул книгу <text:span text:style-name="T8">&lt;</text:span><text:span text:style-name="T19">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19">название библиотеки</text:span><text:span text:style-name="T8">&gt;</text:span>, пытаясь найти хоть какую-нибудь зацепку. Но всё тщётно.</text:p>
      <text:p text:style-name="P63">Если верить заклинанию, я <text:span text:style-name="T8">—</text:span> внешняя сила, и если меня хорошо попросить <text:span text:style-name="T8">&lt;</text:span><text:span text:style-name="T19">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63">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63"/>
      <text:h text:style-name="P136" text:outline-level="2">Понивилль</text:h>
      <text:p text:style-name="P63"/>
      <text:h text:style-name="P136" text:outline-level="2">Знакомство с Элементами Гармонии</text:h>
      <text:p text:style-name="P63"/>
      <text:p text:style-name="P63">На следующий день я застал в библиотеке кроме Твайлайт ещё трёх кобылок.</text:p>
      <text:p text:style-name="P63"><text:span text:style-name="T1">–</text:span> Знакомься, Макс <text:span text:style-name="T1">–</text:span> начала представлять меня Твайлайт, <text:span text:style-name="T1">–</text:span> это Пинки Пай.</text:p>
      <text:p text:style-name="P63"><text:span text:style-name="T1">–</text:span> Очень приятно, Макс.</text:p>
      <text:p text:style-name="P63"><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63"><text:span text:style-name="T1">–</text:span> ...то Рэрити! <text:span text:style-name="T1">–</text:span> Твайлайт представила светлую единорожку, которая чуть склонила голову в приветствии.</text:p>
      <text:p text:style-name="P63"><text:span text:style-name="T1">–</text:span> Макс, <text:span text:style-name="T1">–</text:span> кивнул я ей в ответ.</text:p>
      <text:p text:style-name="P63"><text:span text:style-name="T1">–</text:span> Рэйнбоу Дэш! <text:span text:style-name="T1">–</text:span> голубая пегаска представилась сама, насмешливо наморщив нос.</text:p>
      <text:p text:style-name="P63"><text:soft-page-break/><text:span text:style-name="T1">–</text:span> Макс. <text:span text:style-name="T1">–</text:span> закончил представляться я.</text:p>
      <text:p text:style-name="P63">Твайлайт продолжила прерванную моим появлением беседу.</text:p>
      <text:p text:style-name="P63"><text:span text:style-name="T1">–</text:span> Как я вам уже рассказывала, заклинание Свирла вызвало сюда Макса. И он хочет нам помочь, но не знает, как.</text:p>
      <text:p text:style-name="P63">Голубая пегаска вомущённо фыркнула.</text:p>
      <text:p text:style-name="P63"><text:span text:style-name="T1">–</text:span> А нужно ли нам помогать? Сами как-нибудь справимся!</text:p>
      <text:p text:style-name="P63"><text:span text:style-name="T1">–</text:span> Но Дэш, дорогая, неужели ты думаешь, что Твайлайт и принцесса Селестия не перепробовали всё возможное?</text:p>
      <text:p text:style-name="P63"><text:span text:style-name="T1">–</text:span> Рэрити грациозно улеглась на подушку, пододвинув её к себе магией.</text:p>
      <text:p text:style-name="P63"><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63"><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63">Я ошеломлённо посмотрел на неё.</text:p>
      <text:p text:style-name="P63"><text:span text:style-name="T1">–</text:span> Откуда ты знаешь?</text:p>
      <text:p text:style-name="P63"><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63"><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63"><text:span text:style-name="T1">– </text:span>47 лет? Такой старый? <text:span text:style-name="T1">–</text:span> тихо произнесла Рэйнбоу Дэш с сомнением поглядывая на меня.</text:p>
      <text:p text:style-name="P63"><text:span text:style-name="T1">–</text:span> Не старый. У нас живут, в среднем, до 90-ти <text:span text:style-name="T1">–</text:span> 100-а лет.</text:p>
      <text:p text:style-name="P63"><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63"><text:span text:style-name="T1">–</text:span> Программы. Это такие… гм… заклинания. Ты пишешь программу, запускаешь её, а потом она делает что-то для тебя.</text:p>
      <text:p text:style-name="P63"><text:span text:style-name="T1">–</text:span> То есть, ты, типа, волшебник в своём мире?</text:p>
      <text:p text:style-name="P63"><text:span text:style-name="T1">–</text:span> Вряд ли меня так можно называть. Очень далёкие параллели. У нас совсем нет магии.</text:p>
      <text:p text:style-name="P63"><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63"><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63"/>
      <text:p text:style-name="P63"/>
      <text:p text:style-name="P63">...</text:p>
      <text:p text:style-name="P63"/>
      <text:p text:style-name="P63"><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63"><text:span text:style-name="T1">–</text:span> Ну… В общем, да. Надо ещё пригласить Эпплджек и Флаттершай.</text:p>
      <text:p text:style-name="P63"><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63"><text:span text:style-name="T1">–</text:span> О, Рэрити, спасибо-спасибо-спасибо! <text:span text:style-name="T1">–</text:span> Твайлайт обняла единорожку.</text:p>
      <text:p text:style-name="P63"><text:soft-page-break/><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63">Рэйнбоу Дэш развернулась к выходу из библиотеки.</text:p>
      <text:p text:style-name="P63"><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63"><text:span text:style-name="T1">–</text:span> Мне кажется, Макс, ты ей чем-то не нравишься, <text:span text:style-name="T1">–</text:span> заметила Рэрити.</text:p>
      <text:p text:style-name="P63"><text:span text:style-name="T1">–</text:span> А, по-моему, так наоборот, <text:span text:style-name="T1">–</text:span> хмыкнул Спайк, всё это время евший в сторонке какие-то сверкающие кристаллы.</text:p>
      <text:p text:style-name="P63"><text:span text:style-name="T1">–</text:span> Но довольно слов. Что нужно делать, дорогая? <text:span text:style-name="T1">–</text:span> обратилась Рэрити к Твайлайт.</text:p>
      <text:p text:style-name="P63"><text:span text:style-name="T1">–</text:span> До утра <text:span text:style-name="T1">—</text:span> ничего. Потом вам нужно лечь рядом и я вызову заклинание двойного сна.</text:p>
      <text:p text:style-name="P63"><text:span text:style-name="T1">–</text:span> Отлично, тогда я ещё успею привести себя в порядок. На все сто нужно выглядеть даже во сне. Тем более, в чужом.</text:p>
      <text:p text:style-name="P63">Рэрити вышла на улицу. Я поднялся с места.</text:p>
      <text:p text:style-name="P63"><text:span text:style-name="T1">–</text:span> Я тоже, пожалуй, пройдусь.</text:p>
      <text:p text:style-name="P63"><text:span text:style-name="T1">–</text:span> Далеко не уходи, Макс. Понивилль не такой уж и маленький, новичок в нём запросто может заблудиться.</text:p>
      <text:p text:style-name="P63"><text:span text:style-name="T1">–</text:span> Не волнуйся, Твайлайт. Пройдусь до железной дороги и обратно.</text:p>
      <text:p text:style-name="P63">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63">Дойдя до железной дороги, я пошёл вдоль неё, постепеннно выходя за пределы городка.</text:p>
      <text:p text:style-name="P63">Чувствительный толчок чуть выше пояса заставил меня сделать два шага вперёд, чтобы не упасть.</text:p>
      <text:p text:style-name="P63">Я обернулся.</text:p>
      <text:p text:style-name="P63">Сзади стояла Рэйнбоу Дэш с растрёпанной от толчка чёлкой.</text:p>
      <text:p text:style-name="P63"><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63"><text:span text:style-name="T1">–</text:span> Рэйнбоу, успокойся. О чём ты?</text:p>
      <text:p text:style-name="P63">Она глядела сквозь чёлку куда-то мимо меня, отворачивая взгляд. Заднее копыто легонько притоптывало.</text:p>
      <text:p text:style-name="P63"><text:span text:style-name="T1">–</text:span> Ты знаешь, о чём. Должен знать, <text:span text:style-name="T1">–</text:span> отрезала она, ничего не объясняя.</text:p>
      <text:p text:style-name="P63"><text:span text:style-name="T1">–</text:span> Я не понимаю. Честно. Что ты чувствуешь?</text:p>
      <text:p text:style-name="P63">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63"/>
      <text:p text:style-name="P76"/>
      <text:h text:style-name="P136" text:outline-level="2">Первый сеанс двойного сна. Рэрити</text:h>
      <text:p text:style-name="P63"/>
      <text:p text:style-name="P63"><text:span text:style-name="T8">&lt;</text:span><text:span text:style-name="T1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63"><text:soft-page-break/><text:span text:style-name="T19">Сон одновременно смотрели Рэрити, Пинки и РД. Флатти и ЭйДжей не успели подойти вовремя, т.к. жили за городом.</text:span><text:span text:style-name="T8">&gt;</text:span></text:p>
      <text:p text:style-name="P63"/>
      <text:p text:style-name="P63">Когда я вернулся в библиотеку, Твайлайт и Спайк уже соорудили нечто вроде мягкого уголка на втором этаже.</text:p>
      <text:p text:style-name="P63"><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63"><text:span text:style-name="T8">–</text:span> Может, и поместимся. Но, вообще, я во сне верчусь.</text:p>
      <text:p text:style-name="P63"><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63"><text:span text:style-name="T8">–</text:span> Рэ-ри-тиии! - прошептал в восхищении Спайк.</text:p>
      <text:p text:style-name="P63">И было отчего.</text:p>
      <text:p text:style-name="P63">Что-то неуловимо изменилось в той единорожке, которую я видел ещё утром.</text:p>
      <text:p text:style-name="P63">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63"><text:span text:style-name="T8">–</text:span> Рэрити, ты выглядишь… Замечательно выглядишь! <text:span text:style-name="T8">–</text:span> растерянно пролепетала Твайлайт.</text:p>
      <text:p text:style-name="P63"><text:span text:style-name="T8">–</text:span> Дааааааа… Замечательно! <text:span text:style-name="T8">–</text:span> наконец-то смог закрыть рот <text:span text:style-name="T1">и втянуть слюни </text:span>Спайк.</text:p>
      <text:p text:style-name="P63"><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63"><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63"/>
      <text:p text:style-name="P63"><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63">Двух небольших понячьих матраса, сложенных вместе, мне вполне хватило, чтобы растянуться в полный рост и раскинуть руки крестом.</text:p>
      <text:p text:style-name="P63"><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63"><text:span text:style-name="T8">–</text:span> Я не слишком давлю? - прошептала мне на ухо единорожка.</text:p>
      <text:p text:style-name="P63">Её ресницы щекотали мне щёку и это было чертовски приятно. Ответить я не успел.</text:p>
      <text:p text:style-name="P63"><text:span text:style-name="T8">–</text:span> Готовы? <text:span text:style-name="T8">–</text:span> Спросила Твайлайт.</text:p>
      <text:p text:style-name="P63"><text:span text:style-name="T8">–</text:span> Я готова. <text:span text:style-name="T8">–</text:span> <text:span text:style-name="T1">о</text:span>тозвалась Рэрити.</text:p>
      <text:p text:style-name="P63"><text:span text:style-name="T8">–</text:span> Готов. <text:span text:style-name="T8">–</text:span> <text:span text:style-name="T1">с</text:span>казал я.</text:p>
      <text:p text:style-name="P63">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63"/>
      <text:h text:style-name="P136" text:outline-level="2">Сон Макса</text:h>
      <text:p text:style-name="P100"/>
      <text:p text:style-name="P63"><text:soft-page-break/><text:span text:style-name="T8">&lt;</text:span><text:span text:style-name="T1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70">...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63"><text:span text:style-name="T24">–</text:span><text:span text:style-name="T19"> Готова, </text:span><text:span text:style-name="T24">–</text:span><text:span text:style-name="T19"> процедила она.</text:span><text:span text:style-name="T8">&gt;</text:span></text:p>
      <text:p text:style-name="P64">***</text:p>
      <text:p text:style-name="P63"><text:span text:style-name="T8">–</text:span> Вставай, Макс! <text:span text:style-name="T8">–</text:span> Маленькое копыто надавливало мне на грудь, делая энергичные круговые движения.</text:p>
      <text:p text:style-name="P63"><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63"><text:span text:style-name="T8">–</text:span> Мне не понравился цвет твоей мордочки. Ты стал слишком бледный. Я решила прервать твой сон. Как ты себя ...</text:p>
      <text:p text:style-name="P63"><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63"><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63"><text:span text:style-name="T8">–</text:span> Я в порядке. Что-то удалось узнать? <text:span text:style-name="T8">–</text:span> обратился я к Рэрити.</text:p>
      <text:p text:style-name="P63"><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63"><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63"><text:span text:style-name="T8">– </text:span>Да, Макс?</text:p>
      <text:p text:style-name="P63"><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63">Твайлайт растерялась.</text:p>
      <text:p text:style-name="P63"><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63"><text:span text:style-name="T8">–</text:span> Я помогу-у-у-у! <text:span text:style-name="T8">–</text:span> <text:span text:style-name="T1">з</text:span>апрыгала на месте Пинки.</text:p>
      <text:p text:style-name="P63"><text:span text:style-name="T8">–</text:span> Я помогу! <text:span text:style-name="T8">–</text:span> <text:span text:style-name="T1">н</text:span>еожиданно вызвалась Рэйнбоу Дэш, до этого безучастно наблюдавшая за нами.</text:p>
      <text:p text:style-name="P63"/>
      <text:p text:style-name="P71"/>
      <text:p text:style-name="P63"/>
      <text:p text:style-name="P63"><text:span text:style-name="T8">–</text:span> Я первая предложила! <text:span text:style-name="T8">–</text:span> возмутилась Пинки.</text:p>
      <text:p text:style-name="P63"><text:span text:style-name="T8">–</text:span> Предложила не ты, а Твайлайт. <text:span text:style-name="T8">–</text:span> <text:span text:style-name="T1">п</text:span>арировала Рэйнбоу Дэш.</text:p>
      <text:p text:style-name="P63"><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63"><text:span text:style-name="T8">–</text:span> Лады. <text:span text:style-name="T8">–</text:span> проворчала пегаска. <text:span text:style-name="T8">–</text:span> Приходи завтра на девять к библиотеке. Нет, лучше на десять.</text:p>
      <text:p text:style-name="P63"><text:span text:style-name="T8">–</text:span> Хорошо, Рэйнбоу Дэш. Договорились.</text:p>
      <text:p text:style-name="P63"><text:soft-page-break/><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63">Голубая пегаска фыркнула и скрылась в дневном небе.</text:p>
      <text:p text:style-name="P63"/>
      <text:h text:style-name="P136" text:outline-level="2">День с Пинки</text:h>
      <text:p text:style-name="P63"/>
      <text:p text:style-name="P63">…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63"><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63"><text:span text:style-name="T8">–</text:span> Ффух! Дай отдышаться.</text:p>
      <text:p text:style-name="P63"><text:span text:style-name="T8">–</text:span> Устал? <text:span text:style-name="T8">–</text:span> <text:span text:style-name="T1">у</text:span>частливо спросила Пинки.</text:p>
      <text:p text:style-name="P63"><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63"><text:span text:style-name="T8">–</text:span> Да? Тогда пойдём перекусим.</text:p>
      <text:p text:style-name="P63">Манерный пони-оффициант выслушал наши пожелания и удалился.</text:p>
      <text:p text:style-name="P63"><text:span text:style-name="T8">–</text:span> А какой у тебя был образ жизни?</text:p>
      <text:p text:style-name="P63"><text:span text:style-name="T8">–</text:span> В основном, <text:span text:style-name="T1">э</text:span>сидячий.</text:p>
      <text:p text:style-name="P63"><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63"><text:span text:style-name="T8">–</text:span> А у нас сидячая работа в порядке вещей.</text:p>
      <text:p text:style-name="P63"><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63">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63"/>
      <text:p text:style-name="P63"><text:span text:style-name="T8">&lt;</text:span><text:span text:style-name="T19">Рэйнбоу объясняет Максу, почему Пинки расплатилась за него </text:span><text:span text:style-name="T20">—</text:span><text:span text:style-name="T19"> и вспоминает, что когда-то уже объясняла нечто подобное (Леро)</text:span></text:p>
      <text:p text:style-name="P63"/>
      <text:h text:style-name="P136" text:outline-level="2">День с Рэйнбоу Дэш</text:h>
      <text:p text:style-name="P63"/>
      <text:p text:style-name="P63">Я подошёл к библиотеке без десяти десять. Вокруг никого не было и я решил зайти в библиотеку поздороваться с Твайлайт.</text:p>
      <text:p text:style-name="P63"><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63"><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63"><text:span text:style-name="T8">–</text:span> Пошли, Рэйнбоу Дэш. А куда?</text:p>
      <text:p text:style-name="P63"><text:soft-page-break/><text:span text:style-name="T8">–</text:span> Слушай, зови меня Дэш. А то и мне придётся звать тебя полным именем, а я этого не выношу.</text:p>
      <text:p text:style-name="P63"><text:span text:style-name="T8">–</text:span> Договорились, Дэш. Так куда мы идём?</text:p>
      <text:p text:style-name="P63"><text:span text:style-name="T8">–</text:span> К <text:span text:style-name="T8">&lt;</text:span><text:span text:style-name="T19">водопаду</text:span><text:span text:style-name="T8">&gt;</text:span>. Там здоровски красивое место.</text:p>
      <text:p text:style-name="P63"><text:span text:style-name="T8">–</text:span> А я думал, ты хочешь показать мне Понивилль.</text:p>
      <text:p text:style-name="P63"><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63">Дэш повела меня из Понивилля вдоль железной дорог<text:span text:style-name="T1">и</text:span>.</text:p>
      <text:p text:style-name="P63">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63">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63"><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63"><text:span text:style-name="T8">–</text:span> Дежа вю? Ты об этом?</text:p>
      <text:p text:style-name="P63"><text:span text:style-name="T8">– </text:span>Что? Какое ещё дежавю?</text:p>
      <text:p text:style-name="P63"><text:span text:style-name="T8">–</text:span> Ложные воспоминания. Ты помнишь о чём-то, чего на самом деле никогда не было.</text:p>
      <text:p text:style-name="P63"><text:span text:style-name="T8">–</text:span> Хм. Может, и дежавю… Может… А если всё же было? Но ты не помнишь когда и как?</text:p>
      <text:p text:style-name="P63"><text:span text:style-name="T8">–</text:span> Дэш, не говори загадками. Если хочешь услышать внятный ответ, задавай внятный вопрос.</text:p>
      <text:p text:style-name="P63"><text:span text:style-name="T8">–</text:span> Не готова я… задать внятный вопрос. <text:span text:style-name="T8">–</text:span> <text:span text:style-name="T1">п</text:span>робормотала пегаска. <text:span text:style-name="T8">–</text:span> Нам туда.</text:p>
      <text:p text:style-name="P63">Дэш указала на тропку, уводящую от путей в молодой берёзово-кленовый лесок.</text:p>
      <text:p text:style-name="P63"><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63"><text:span text:style-name="T8">–</text:span> Из меня бегун тот ещё. <text:s/>Я проплыть могу больше, чем пробежать.</text:p>
      <text:p text:style-name="P63"><text:span text:style-name="T8">–</text:span> Давай попробуем. Летать-то ты всё равно не сможешь.</text:p>
      <text:p text:style-name="P63">И мы побежали. Точнее, Дэш потрусила бойкой рысью, а я старался не отставать от неё, тяжёло шаркая мокасинами.</text:p>
      <text:p text:style-name="P63">Постепенно дышать становилось всё труднее, а ноги были всё тяжелее.</text:p>
      <text:p text:style-name="P63"><text:span text:style-name="T8">–</text:span> Всё, Дэш. Я больше не могу.</text:p>
      <text:p text:style-name="P63"><text:span text:style-name="T8">–</text:span> Ты шутишь? Мы и полмили не пробежали.</text:p>
      <text:p text:style-name="P63"><text:span text:style-name="T8">–</text:span> Понимаешь, бег <text:span text:style-name="T1">—</text:span> не моя сильная сторона. Никогда не умел долго бегать.</text:p>
      <text:p text:style-name="P63"><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63"><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63"><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63"><text:span text:style-name="T8">–</text:span> Мы можем вернуться. А это место ты покажешь мне в другой раз. Выберемся туда в двухдневный поход.</text:p>
      <text:p text:style-name="P63"><text:soft-page-break/><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63"><text:span text:style-name="T8">&lt;</text:span><text:span text:style-name="T19">Cначала описать попытку усесться сверху. На первой попытке Макс поранился об брошь в гриве РД в виде радужной молнии</text:span><text:span text:style-name="T8">&gt;</text:span></text:p>
      <text:p text:style-name="P63"><text:span text:style-name="T8">–</text:span> Сможешь меня удержать?</text:p>
      <text:p text:style-name="P63"><text:span text:style-name="T8">–</text:span> Ты про руки, что ли? Смогу. А зачем?</text:p>
      <text:p text:style-name="P63"><text:span text:style-name="T8">–</text:span> Тогда держи меня. За задние ноги.</text:p>
      <text:p text:style-name="P63">И Дэш поднялась в воздух, зависнув на высоте примерно двух метров.</text:p>
      <text:p text:style-name="P63">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63"><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63"><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63"><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63">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63">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63">Мы неслись так минут пять и у меня уже начали деревенеть кисти рук.</text:p>
      <text:p text:style-name="P63"><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63"><text:span text:style-name="T8">&lt;</text:span><text:span text:style-name="T19">Дэш расплачивается за Макса в кафе. Когда тот спрашивает, почему она и Пинки платят за него, Дэш, вместо ответа, говорит:</text:span></text:p>
      <text:p text:style-name="P63"><text:span text:style-name="T24">–</text:span><text:span text:style-name="T19"> Пинки? </text:span><text:span text:style-name="T24">–</text:span><text:span text:style-name="T19"> Дэш сморщила нос. </text:span><text:span text:style-name="T24">–</text:span><text:span text:style-name="T19"> Я скажу ей, чтоб больше не </text:span><text:span text:style-name="T24">платила.</text:span><text:span text:style-name="T8">&gt;</text:span></text:p>
      <text:p text:style-name="P63"><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63">Вода оказалась прохладной, как на пляже в финской Суоменлинне в августе. И такой же прозрачной.</text:p>
      <text:p text:style-name="P63">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63">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63">Дэш, отчаяно молотя мокрыми крыльями, тащила меня к берегу. Брызги летели во все стороны. Воротник в её зубах потрескивал, но держался.</text:p>
      <text:p text:style-name="P63"><text:soft-page-break/><text:span text:style-name="T8">–</text:span> Ф-р-р-р. Тьфу! Бр-р-р.</text:p>
      <text:p text:style-name="P63">Дэш выплюнула меня на берег и сама упала рядом.</text:p>
      <text:p text:style-name="P63"><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63"><text:span text:style-name="T8">–</text:span> С чего ты взяла? Я умею.</text:p>
      <text:p text:style-name="P63"><text:span text:style-name="T8">–</text:span> Ты ушёл под воду! И не выныривал! <text:span text:style-name="T8">–</text:span> <text:span text:style-name="T1">о</text:span>т возмущения пегаска даже забыла дышать.</text:p>
      <text:p text:style-name="P63"><text:span text:style-name="T8">–</text:span> Я не выныривал, потому что решил поплавать под водой. Я, вообще, это дело люблю.</text:p>
      <text:p text:style-name="P63"><text:span text:style-name="T8">–</text:span> Что??! И ты не предупредил меня?!! Знаешь, как я испугалась?!! Ни одна пони без магии столько под водой не продержится!!</text:p>
      <text:p text:style-name="P63"><text:span text:style-name="T8">–</text:span> Ну, знаешь ли, ты же не предупредила, что меня ждёт купание в озере? Поэтому я не успел предупредить тебя.</text:p>
      <text:p text:style-name="P63">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63"><text:span text:style-name="T8">–</text:span> Да. Это я виновата. Я дура. Извини, <text:span text:style-name="T8">–</text:span> тихо пробормотала Дэш. Было видно, с каким трудом даются ей эти слова.</text:p>
      <text:p text:style-name="P63">Мне стало смешно. Я уселся рядом, притянул её шею к себе и взъерошил ей мокрую чёлку.</text:p>
      <text:p text:style-name="P63"><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63"><text:span text:style-name="T8">&lt;</text:span><text:span text:style-name="T19">В Кантерлоте Макс присутствует на церемонии прощания с Кимеринном</text:span><text:span text:style-name="T8">&gt;</text:span></text:p>
      <text:p text:style-name="P63">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63">Что я и сделал.</text:p>
      <text:p text:style-name="P63">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63"><text:span text:style-name="T8">–</text:span> Ух ты! <text:span text:style-name="T8">–</text:span> <text:span text:style-name="T1">о</text:span>т открывшегося вида захватило дух.</text:p>
      <text:p text:style-name="P63">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63"><text:span text:style-name="T8">–</text:span> Как тут…</text:p>
      <text:p text:style-name="P63"><text:span text:style-name="T8">–</text:span> Красиво, правда? <text:span text:style-name="T8">–</text:span> Дэш отследила мой взгляд и кивнула.</text:p>
      <text:p text:style-name="P63"><text:span text:style-name="T8">–</text:span> Красиво <text:span text:style-name="T1">—</text:span> это не то <text:span text:style-name="T1">чувство</text:span>. Тут чудесно! Просто слов нет…</text:p>
      <text:p text:style-name="P63"><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63"><text:span text:style-name="T8">–</text:span> А сейчас? Сейчас у тебя есть такое чувство?</text:p>
      <text:p text:style-name="P63"><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63">Я покачал головой.</text:p>
      <text:p text:style-name="P63"><text:soft-page-break/><text:span text:style-name="T8">–</text:span> Это исключено, Дэш. Я никак не мог повстречаться с тобой в своём мире.</text:p>
      <text:p text:style-name="P63"><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63">Мне и вправду было холодно. Хотя ясно светило солнце, мокрая одежда и ветер, задувающий под крыло пегаски, не давали согреться.</text:p>
      <text:p text:style-name="P63"><text:span text:style-name="T8">–</text:span> Тебе надо просушить шерсть. Снимай-ка одежду! <text:span text:style-name="T8">–</text:span> <text:span text:style-name="T1">с</text:span>командовала Дэш.</text:p>
      <text:p text:style-name="P63"><text:span text:style-name="T8">–</text:span> У меня нет шерсти. Хотя ты права, одежду нужно просушить.</text:p>
      <text:p text:style-name="P63">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63"><text:span text:style-name="T8">–</text:span> Куда это ты спрятался? <text:span text:style-name="T8">–</text:span> <text:span text:style-name="T1">з</text:span>аросли вербы раздвинулись, пропуская пегаску.</text:p>
      <text:p text:style-name="P63"><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63">Дэш удивлённо наблюдала за этой суматохой.</text:p>
      <text:p text:style-name="P63"><text:span text:style-name="T8">–</text:span> Ты чего? <text:span text:style-name="T8">–</text:span> <text:span text:style-name="T1">в</text:span> конце-концов озадаченно спросила она. <text:span text:style-name="T8">–</text:span> Что-то не так?</text:p>
      <text:p text:style-name="P63"><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63"><text:span text:style-name="T8">–</text:span> А с кем не так? Со мной? С тобой? Или вообще? <text:span text:style-name="T8">–</text:span> <text:span text:style-name="T1">д</text:span>опытывалась пегаска.</text:p>
      <text:p text:style-name="P63"><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63"><text:span text:style-name="T8">–</text:span> Ну и?</text:p>
      <text:p text:style-name="P63"><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63"><text:span text:style-name="T8">–</text:span> А какой смысл в этом правиле? Какую цель оно преследует?</text:p>
      <text:p text:style-name="P63"><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63"><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63"><text:span text:style-name="T8">–</text:span> Вот видишь, ты меня правильно поняла. Описанные тобой табу у нас, кстати, тоже есть.</text:p>
      <text:p text:style-name="P63"><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63">С этими словами она просунула шею мне за спину и дёрнула зубами за узел из рукавов куртки. Узел ослаб.</text:p>
      <text:p text:style-name="P63"><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63">От рывка я сел на песок, выпустив куртку. Дэш закинула её повыше на куст и повернулась ко мне.</text:p>
      <text:p text:style-name="P63"/>
      <text:p text:style-name="P63"><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4">zxcbzxcvb</text:span><text:span text:style-name="T8">&gt;</text:span>.</text:p>
      <text:p text:style-name="P63">Я не ответил.</text:p>
      <text:p text:style-name="P63"><text:soft-page-break/>Пегаска подошла поближе и села, прижавшись тёплым боком ко мне.</text:p>
      <text:p text:style-name="P63"><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63">Пегаска участливо попыталась просунуть нос мне под руку, пытаясь оторвать моё лицо от колен.</text:p>
      <text:p text:style-name="P63"><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63">Я в ответ облапил её и уткнулся носом ей в шею, заодно вытерев об неё слёзы смеха.</text:p>
      <text:p text:style-name="P63"><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63">Вдоволь отсмеявшись, Дэш ткнула меня носом в грудь и спросила:</text:p>
      <text:p text:style-name="P63"><text:span text:style-name="T8">–</text:span> И?</text:p>
      <text:p text:style-name="P63"><text:span text:style-name="T8">–</text:span> Что “и”?</text:p>
      <text:p text:style-name="P63"><text:span text:style-name="T8">–</text:span> Ты сказал: “ А под конец сорвать штаны и…” <text:span text:style-name="T8">–</text:span> вот я и хочу знать, что “и”?</text:p>
      <text:p text:style-name="P63">Я смутился.</text:p>
      <text:p text:style-name="P63"><text:span text:style-name="T8">–</text:span> Да ничего… Не бери в голову.</text:p>
      <text:p text:style-name="P63"><text:span text:style-name="T8">–</text:span> А я хочу брать! Какой ты всё-таки… <text:span text:style-name="T8">–</text:span> Дэш встала, потянувшись сначала передней половиной, потом задней.</text:p>
      <text:p text:style-name="P63"><text:span text:style-name="T8">–</text:span> Какой?</text:p>
      <text:p text:style-name="P63"><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63"><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63">Я глядел на пегаску и не мог поверить, что она мне предлагает…</text:p>
      <text:p text:style-name="P63"><text:span text:style-name="T8">–</text:span> Дэш, ты..?</text:p>
      <text:p text:style-name="P63"><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63">Я просто смотрел на неё и молчал. В голове было пусто.</text:p>
      <text:p text:style-name="P63">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63">К чёрту всё!</text:p>
      <text:p text:style-name="P63"><text:span text:style-name="T8">–</text:span> Дэш!</text:p>
      <text:p text:style-name="P63"><text:span text:style-name="T8">–</text:span> Да? <text:span text:style-name="T8">–</text:span> как-то тихо и печально отозвалась пегаска, снова наклонившись ко мне.</text:p>
      <text:p text:style-name="P63">Я привстал на локте, притянул её голову к себе и поцеловал.</text:p>
      <text:p text:style-name="P63">Медленно, как в замедленной съёмке, сгибая ноги, Дэш опустилась на меня, издав протяжный вздох и расслабив крылья.</text:p>
      <text:p text:style-name="P63"><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63"><text:soft-page-break/><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63"><text:span text:style-name="T8">–</text:span> Ничего себе!</text:p>
      <text:p text:style-name="P63"><text:span text:style-name="T8">–</text:span> А ты как думал, откуда взялись пони-пегасы и пони-единороги?</text:p>
      <text:p text:style-name="P63"><text:span text:style-name="T8">–</text:span> Я думал, они всегда были.</text:p>
      <text:p text:style-name="P63"><text:span text:style-name="T8">–</text:span> Не всегда. Пегасы произошли от земных пони и грифонов. Пони-единороги <text:span text:style-name="T8">–</text:span> от земных пони и диких единорогов.</text:p>
      <text:p text:style-name="P63"><text:span text:style-name="T8">–</text:span> А что это за дикие единороги?</text:p>
      <text:p text:style-name="P63"><text:span text:style-name="T8">–</text:span> Сейчас они почти не встречаются. У них хвосты как у льва <text:span text:style-name="T1">—</text:span> с кисточкой на конце. И раздвоенные копыта.</text:p>
      <text:p text:style-name="P63"><text:span text:style-name="T8">–</text:span> А аликорны от кого произошли? От пегасов и единорогов?</text:p>
      <text:p text:style-name="P63"><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63"><text:span text:style-name="T8">–</text:span> Что ж, спасибо, что просветила. Однако…</text:p>
      <text:p text:style-name="P63"><text:span text:style-name="T8">–</text:span> Что?</text:p>
      <text:p text:style-name="P63"><text:span text:style-name="T8">–</text:span> Ты лежишь на мне.</text:p>
      <text:p text:style-name="P63"><text:span text:style-name="T8">–</text:span> Ну да, лежу, <text:span text:style-name="T8">–</text:span> Дэш ехидно улыбнулась и заёрзала животом. <text:span text:style-name="T8">–</text:span> А что?</text:p>
      <text:p text:style-name="P63"><text:span text:style-name="T8">–</text:span> А то, что в таком положении я до тебя не достану! У тебя слишком высоко расположена... ммм… анатомия.</text:p>
      <text:p text:style-name="P63"><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63">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63"><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63">Пегаска замерла и прикоснулась своим носом к моему.</text:p>
      <text:p text:style-name="P63"><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63">Я начал почёсывать её шею у основания гривы. Её грива щекотала мне грудь и я перебросил её на другую сторону.</text:p>
      <text:p text:style-name="P63"><text:span text:style-name="T8">–</text:span> Не страшно. Но чертовски необычно.</text:p>
      <text:p text:style-name="P63">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63"><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63"><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63"><text:soft-page-break/><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63"><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63"><text:span text:style-name="T8">–</text:span> Дэш, <text:span text:style-name="T8">–</text:span> рассмеялся я, <text:span text:style-name="T8">–</text:span> отпусти ухо!</text:p>
      <text:p text:style-name="P63"><text:span text:style-name="T8">–</text:span> Отпускаю, <text:span text:style-name="T8">–</text:span> шепнула пегаска мне в ухо. <text:span text:style-name="T8">–</text:span> А ты вытаскивай из меня палец и займись делом.</text:p>
      <text:p text:style-name="P63">С этими словами пегаска встала.</text:p>
      <text:p text:style-name="P64">***</text:p>
      <text:p text:style-name="P63">Последние полчаса мы просто лежали на пляже и нежились под вечерним солнцем, когда Дэш вскочила на ноги.</text:p>
      <text:p text:style-name="P63"><text:span text:style-name="T8">–</text:span> Мы опаздываем! Рэрити назначила на восемь часов вечера у Твайлайт!</text:p>
      <text:p text:style-name="P63"><text:span text:style-name="T8">&lt;</text:span><text:span text:style-name="T19">Р/Д отправляется в сон до Рэрити и там вспоминает Леро/Листа.</text:span><text:span text:style-name="T8">&gt;</text:span></text:p>
      <text:p text:style-name="P63">Пока я одевался, пегаска в нетерпении рыла копытом землю.</text:p>
      <text:p text:style-name="P63"><text:span text:style-name="T8">–</text:span> Оделся? Хватайся! <text:span text:style-name="T8">–</text:span> Дэш подпрыгнула и зависла у меня над головой, давая схватиться за ноги.</text:p>
      <text:p text:style-name="P63">И мы понеслись…</text:p>
      <text:p text:style-name="P63"/>
      <text:p text:style-name="P100"/>
      <text:p text:style-name="P100"/>
      <text:p text:style-name="P100"/>
      <text:p text:style-name="P100"/>
      <text:p text:style-name="P63"><text:span text:style-name="T8">&lt;</text:span><text:span text:style-name="T19">Подходя к замку Принцесс, Дэш рассказывает Максу обо сне, который она утаила - с Леро.</text:span><text:span text:style-name="T8">&gt;</text:span> </text:p>
      <text:p text:style-name="P63"><text:span text:style-name="T8">&lt;</text:span><text:span text:style-name="T19">Кто следующий готов рассказывать?</text:span></text:p>
      <text:p text:style-name="P70">Пинки дёрнулась на месте, но промолчала.</text:p>
      <text:p text:style-name="P63"><text:span text:style-name="T24">–</text:span><text:span text:style-name="T19"> Я расскажу, - шагнула вперёд радужная пегаска. </text:span><text:span text:style-name="T24">–</text:span><text:span text:style-name="T19"> Хотя вряд ли ты узнаешь что-то полезное. Там галиматья какая-то…</text:span><text:span text:style-name="T8">&gt;</text:span></text:p>
      <text:p text:style-name="P63"><text:span text:style-name="T8">&lt;</text:span><text:span text:style-name="T19">После рассказа РД рассказывает Пинки. При расказе становится ясно её безумие </text:span><text:span text:style-name="T24">—</text:span><text:span text:style-name="T19"> она становится Пинкаминой из-за её сна </text:span><text:span text:style-name="T24">—</text:span><text:span text:style-name="T19"> “Кексиков”. Также она видит во сне центр Эгрегора Эквестрии </text:span><text:span text:style-name="T24">—</text:span><text:span text:style-name="T19"> Селестию. И она видит, как Селестия превращается в набор цифр и уходит в экран </text:span><text:span text:style-name="T24">—</text:span><text:span text:style-name="T19"> в мир Терры.</text:span></text:p>
      <text:p text:style-name="P70">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63"><text:span text:style-name="T19">В мире Терры они ищут Селестию. В конце-концов Макс находит её в кибермозге </text:span><text:span text:style-name="T24">—</text:span><text:span text:style-name="T19">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4">—</text:span><text:span text:style-name="T19"> Эгрегором Эквестрии. После чего пееренос на Землю на 10 лет назад. Начало написания “Последнего фанфика”.</text:span><text:span text:style-name="T8">&gt;</text:span></text:p>
      <text:p text:style-name="P67"/>
      <text:p text:style-name="P63"><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63"><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63"><text:soft-page-break/></text:p>
      <text:h text:style-name="P136" text:outline-level="2"/>
      <text:p text:style-name="P64">***</text:p>
      <text:p text:style-name="P63"><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63"><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63"><text:span text:style-name="T8">–</text:span> Что такое “рекурсивный сон”?</text:p>
      <text:p text:style-name="P63"><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63"/>
      <text:h text:style-name="P136" text:outline-level="2">Исчезновение Селестии</text:h>
      <text:p text:style-name="P70">Для помощи в открытии коридора в мир Макса, находят в горах Дискорда и упрашивают его помочь.</text:p>
      <text:p text:style-name="P63"><text:span text:style-name="T8">–</text:span> И в твоём мире нет пони-пегасов и пони-единорогов? Есть только земнопони? <text:span text:style-name="T8">–</text:span> допытывалась РД.</text:p>
      <text:p text:style-name="P63"><text:span text:style-name="T8">–</text:span> По большому счёту, земнопони тоже нет. Наши пони и лошади неразумны. И в них нет ни капли магии…</text:p>
      <text:p text:style-name="P63">Мы с <text:span text:style-name="T1">Дэш</text:span> допивали кофе в cкафе <text:span text:style-name="T8">&lt;</text:span><text:span text:style-name="T20">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63"><text:span text:style-name="T8">–</text:span> Ну хорошо, а кто вами правит? Аликорн? Драконикус? Какой-нибудь человек с рогом во лбу? Или у вас нет правителя?</text:p>
      <text:p text:style-name="P63"><text:span text:style-name="T8">–</text:span> Нет, почему? Правитель есть. Только он не постоянный. Его избирают. Раз в несколько лет.</text:p>
      <text:p text:style-name="P63"><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0">изменить причину удивления</text:span><text:span text:style-name="T8">&gt;</text:span></text:p>
      <text:p text:style-name="P63">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63">Сосредоточиться мешал шум. Сначала это была тихая дробь на грани слышимости, но постепенно она переросла в звонкое цоканье.</text:p>
      <text:p text:style-name="P63"><text:span text:style-name="T8">–</text:span> Хм. Узнаю походку Твайлайт. Что-то случилось. <text:span text:style-name="T8">–</text:span> заметила <text:span text:style-name="T1">пегаска</text:span>.</text:p>
      <text:p text:style-name="P63">И впрямь, на запыхавшейся единорожке лица не было.</text:p>
      <text:p text:style-name="P63"><text:span text:style-name="T8">–</text:span> Она исчезла!!! <text:span text:style-name="T8">–</text:span> Твайлайт не могла отдышаться.</text:p>
      <text:p text:style-name="P63"><text:span text:style-name="T8">–</text:span> Кто <text:span text:style-name="T1">—</text:span> она??? <text:span text:style-name="T8">–</text:span> <text:span text:style-name="T1">х</text:span>ором воскликнули мы и переглянулись.</text:p>
      <text:p text:style-name="P63"><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63"><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63"><text:span text:style-name="T8">–</text:span> Никаких поездов. Луна прислала за нами воздушную колесницу. Созывай подруг. Собираемся у меня в 18.00.</text:p>
      <text:p text:style-name="P63">Колесница приземлилась прямо на открытую площадку замка. Не мешкая ни секунды, стража проводила пассажиров в покои принцессы Луны.</text:p>
      <text:p text:style-name="P63"><text:soft-page-break/><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63"><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63"><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63">Я покачал головой.</text:p>
      <text:p text:style-name="P63"><text:span text:style-name="T8">–</text:span> Не могу ничем помочь. Я знаю не больше твоего.</text:p>
      <text:p text:style-name="P63">Луна как будто ожидала такой ответ.</text:p>
      <text:p text:style-name="P63"><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63"><text:span text:style-name="T8">–</text:span> Приложу все усилия, Ваше Высочество. Но мне понадобится провести некоторое время в библиотеке Кантерлота.</text:p>
      <text:p text:style-name="P63"><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63"/>
      <text:h text:style-name="P136" text:outline-level="2">Поиск решения</text:h>
      <text:p text:style-name="P100"/>
      <text:p text:style-name="P63"><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63"><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63"><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63">В этот момент в воздухе прозвучал хлопок, и у меня перед носом возник небольшой свиток, исписанный каллиграфическим почерком.</text:p>
      <text:p text:style-name="P63">Свиток плавно опустился мне в руки.</text:p>
      <text:p text:style-name="P63">“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63">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64">***</text:p>
      <text:p text:style-name="P63"><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63"><text:soft-page-break/><text:span text:style-name="T1">–</text:span> У нас нет волшебников, <text:span text:style-name="T1">–</text:span> возразил я.</text:p>
      <text:p text:style-name="P63"><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63">Спорить со старым змеем было сложно, поэтому я переключил внимание на Твайлайт.</text:p>
      <text:p text:style-name="P63"><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63"><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63"><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63"><text:span text:style-name="T1">–</text:span> А как мы узнаем, когда будет нужное время? План ненадёжен. <text:span text:style-name="T1">–</text:span> <text:span text:style-name="T1">з</text:span>асомневалась Луна.</text:p>
      <text:p text:style-name="P63"><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67">&lt;<text:span text:style-name="T20">Луна приносит в жертву свою кровь, чтобы путешествие к замку прошло без потерь. Жертва не принимается — Дэш погибает</text:span>&gt;</text:p>
      <text:p text:style-name="P63"><text:span text:style-name="T8">&lt;</text:span><text:span text:style-name="T19">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67"/>
      <text:p text:style-name="P63"><text:span text:style-name="T8">&lt;</text:span><text:span text:style-name="T1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63"><text:span text:style-name="T1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19"> Луна создаёт обратный коридор в срок.</text:span><text:span text:style-name="T8">&gt;</text:span></text:p>
      <text:p text:style-name="P63"/>
      <text:h text:style-name="P136" text:outline-level="2">Поход к замку Принцес-2</text:h>
      <text:p text:style-name="P63"/>
      <text:p text:style-name="P63">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63">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63"><text:soft-page-break/><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63"><text:span text:style-name="T1">–</text:span> Это значит, что мы совсем близко от замка. От того остова замок должен быть виден, <text:span text:style-name="T1">–</text:span> прошептала Луна.</text:p>
      <text:p text:style-name="P63">На металлическом боку остова были отчётливо видны четыре вмятины <text:span text:style-name="T8">—</text:span> место торможения Кимеринна.</text:p>
      <text:p text:style-name="P63">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63">Я внимательно осмотрел покорёженный остов. </text:p>
      <text:p text:style-name="P63">”...eing” <text:span text:style-name="T8">—</text:span> виднелось под листвой плюща.</text:p>
      <text:p text:style-name="P63">“Откуда здесь взялся рухнувший Боинг?” <text:span text:style-name="T8">&lt;</text:span><text:span text:style-name="T20">Дуглас </text:span><text:span text:style-name="T24">—</text:span><text:span text:style-name="T20"> </text:span><text:span text:style-name="T24">DC-3</text:span><text:span text:style-name="T8">&gt;</text:span></text:p>
      <text:p text:style-name="P63">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63">Кобылки о чём-то спорили, в то время как стражники пытались нащупать брод.</text:p>
      <text:p text:style-name="P63"><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63"><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63"><text:span text:style-name="T1">–</text:span> Кимеринн погиб от тентаклиан, <text:span text:style-name="T1">–</text:span> тихо заметила Луна. <text:span text:style-name="T1">–</text:span> Ждите меня здесь.</text:p>
      <text:p text:style-name="P63">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63">Тяжело дыша, Луна вернулась.</text:p>
      <text:p text:style-name="P67"/>
      <text:p text:style-name="P63"><text:span text:style-name="T8">&lt;</text:span><text:span text:style-name="T19">высоко летать нельзя из-за молний</text:span><text:span text:style-name="T8">&gt;</text:span></text:p>
      <text:p text:style-name="P67"/>
      <text:p text:style-name="P63"><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63">Её голос заглушил протяжный стон металла.</text:p>
      <text:p text:style-name="P63">Остов самолёта выпрямился и, чуть приподнявшись над землёй, сразу же опустился.</text:p>
      <text:p text:style-name="P63"><text:span text:style-name="T1">–</text:span> Дискорд!!! - одновременно воскликнули Луна, Дэш, ЭйДжей, Флаттершай и я.</text:p>
      <text:p text:style-name="P63">И действительно, за штурвалом <text:s/>сидел драконикус и что-то шептал себе под нос. Остов снова приподнялся и опять опустился.</text:p>
      <text:p text:style-name="P63"><text:span text:style-name="T1">–</text:span> У меня бы ни в жизни это бы не получилось, не помогай мне он. <text:span text:style-name="T1">–</text:span> заявил Дискорд.</text:p>
      <text:p text:style-name="P63"><text:span text:style-name="T1">–</text:span> Кто <text:span text:style-name="T8">—</text:span> “он”, <text:span text:style-name="T1">–</text:span> спросила Луна.</text:p>
      <text:p text:style-name="P63"><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63">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63"><text:soft-page-break/>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63"><text:span text:style-name="T1">–</text:span> Поворачиваем! Поворачиваем! <text:span text:style-name="T1">–</text:span> прохрипел Дискорд.</text:p>
      <text:p text:style-name="P63"><text:span text:style-name="T1">–</text:span> Как? <text:span text:style-name="T1">–</text:span> Твайлайт зажмурилась от напряжения.</text:p>
      <text:p text:style-name="P63"><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63">Кабина медленно накренилась. Деревья поплыли вправо. </text:p>
      <text:p text:style-name="P63"><text:span text:style-name="T1">–</text:span> Выравниваем!!!</text:p>
      <text:p text:style-name="P63">Кабина выровнялась. Сначала деревья, а потом водная гладь медленно проплывали внизу.</text:p>
      <text:p text:style-name="P63"><text:span text:style-name="T1">–</text:span> Вот так и держим. Эта железяка очень нам благодарна.</text:p>
      <text:p text:style-name="P63"><text:span text:style-name="T1">–</text:span> Скорее! Я долго не выдержу! Она слишком тяжёлая. <text:span text:style-name="T1">–</text:span> Твайлайт дрожала от напряжения.</text:p>
      <text:p text:style-name="P63">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63"><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63"><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63"><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63">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63">Поняв тщётность усилий, пегаска вернулась в самолёт. В закрытую ею дверь через секунду громыхнул тентаклиан.</text:p>
      <text:p text:style-name="P63"><text:span text:style-name="T1">–</text:span> Не сдаёмся! Этой мерзкой дряни не победить нас! <text:span text:style-name="T1">–</text:span> хрипел Дискорд.</text:p>
      <text:p text:style-name="P63">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63"><text:span text:style-name="T1">–</text:span> Я больше не могу, <text:span text:style-name="T1">–</text:span> простонала Твайлайт и лишилась чувств.</text:p>
      <text:p text:style-name="P63">“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63">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63"><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63"><text:soft-page-break/>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19">двухмесячной</text:span><text:span text:style-name="T8">&gt;</text:span> давности осталось лишь направление движения.</text:p>
      <text:p text:style-name="P63">И опять, как <text:span text:style-name="T8">&lt;</text:span><text:span text:style-name="T19">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63">Мне показался знакомым открывшийся корридор слева.</text:p>
      <text:p text:style-name="P63"><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63">Топот копыт основной группы затихал за поворотом основного корридора. РД коротко кивнула и, пропустив меня в проём, потрусила за мной.</text:p>
      <text:p text:style-name="P63">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63"><text:span text:style-name="T1">Дэш</text:span> вытянула шею и навострила уши, прислушивась к затихающему топоту. Потом высоко подпрыгнула и зависла в воздухе.</text:p>
      <text:p text:style-name="P63"><text:span text:style-name="T1">–</text:span> Хватайся за ноги. <text:span text:style-name="T1">–</text:span> <text:span text:style-name="T1">с</text:span>командовала она.</text:p>
      <text:p text:style-name="P63">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63"><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63">После двух кувырков по камням гудела голова и саднило ушибленное плечо. </text:p>
      <text:p text:style-name="P63"><text:span text:style-name="T1">–</text:span> Дэш? Ты где? Дэш?</text:p>
      <text:p text:style-name="P63">До меня донеслось тяжёлое дыхание и звуки борьбы из бокового прохода метрах в пяти позади меня.</text:p>
      <text:p text:style-name="P63">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63"><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63">Наконец она процедила сквозь зубы:</text:p>
      <text:p text:style-name="P63"><text:span text:style-name="T1">–</text:span> Всё. Уходи! <text:span text:style-name="T1">–</text:span> и с силой толкнула меня в грудь копытом, одновременно вырываясь из объятий.</text:p>
      <text:p text:style-name="P63"><text:span text:style-name="T1">–</text:span> Дэш! <text:span text:style-name="T1">–</text:span> <text:span text:style-name="T1">с</text:span> пола я увидел, как в петле тентаклиана с хрустом ломается её крыло.</text:p>
      <text:p text:style-name="P63">Дэш застонала и у неё подкосились передние ноги.</text:p>
      <text:p text:style-name="P63"><text:span text:style-name="T1">–</text:span> Уйди! Не смотри на меня! <text:span text:style-name="T1">–</text:span> зло крикнула она мне.</text:p>
      <text:p text:style-name="P63">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63">Очередной рывок сбил меня с ног.</text:p>
      <text:p text:style-name="P63">Я очнулся от спёртого дыхания.</text:p>
      <text:p text:style-name="P63">Дискорд, ругаясь сквозь зубы, волок меня под мышкой по коридору, по которому пять минут назад мы с Дэш догоняли группу.</text:p>
      <text:p text:style-name="P63"><text:soft-page-break/><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63">Я тупо смотрел на проносящиеся подо мной плиты. Мыслей не было никаких. Только воспоминания.</text:p>
      <text:p text:style-name="P63">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63">Я закрыл глаза и беззвучно закричал. Как сквозь сон мне слышались голоса.</text:p>
      <text:p text:style-name="P63"><text:span text:style-name="T1">–</text:span> Все приготовились? Луна, ты готова?</text:p>
      <text:p text:style-name="P63"><text:span text:style-name="T1">–</text:span> Да.</text:p>
      <text:p text:style-name="P63"><text:span text:style-name="T1">–</text:span> Твайлайт?</text:p>
      <text:p text:style-name="P63"><text:span text:style-name="T1">–</text:span> Да!</text:p>
      <text:p text:style-name="P63"><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63"><text:span text:style-name="T1">–</text:span> Дэш? Что с ней?</text:p>
      <text:p text:style-name="P63"><text:span text:style-name="T1">–</text:span> Нет времени объяснять. Тентаклианы просыпаются. Начинаем!</text:p>
      <text:p text:style-name="P63"><text:span text:style-name="T1">–</text:span> Начинаем!</text:p>
      <text:p text:style-name="P63"><text:span text:style-name="T1">–</text:span> Начинаем!</text:p>
      <text:p text:style-name="P63">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63">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63">Поток заканчивался окном неправильной формы. Через окно по мере приближения стали видны огни большого города.</text:p>
      <text:p text:style-name="P63">Эпплджек нырнула в проём первая. Флаттершай, прижав к себе ноги и прикрывшись крыльями, влетела вторая.</text:p>
      <text:p text:style-name="P63">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63">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63">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63">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63">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19">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63">Там были лишь темнота и радуга, тающая в последних отблесках исчезающего коридора.</text:p>
      <text:p text:style-name="P64"><text:soft-page-break/>***</text:p>
      <text:p text:style-name="P63">Невесомость, удар, чувство веса.</text:p>
      <text:p text:style-name="P63">Я открыл глаза.</text:p>
      <text:p text:style-name="P63">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63">Мне ЭТО всё приснилось? Но таких ярких и длинных снов не бывает. А ЛСД я перестал баловаться два года назад. Да и не похоже это на трип.</text:p>
      <text:p text:style-name="P63">Я поднял руку и обнаружил в ладони брошь в виде радужной молнии.</text:p>
      <text:p text:style-name="P63">Слабый звук заставил меня обернуться.</text:p>
      <text:p text:style-name="P63">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63"><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63"/>
      <text:p text:style-name="P63"><text:span text:style-name="T8">&lt;</text:span><text:span text:style-name="T19">Поиски Селестии — сюжет:</text:span></text:p>
      <text:p text:style-name="P70">Базовое положение: Селестия физически находится на компе Влада в соседнем с максовым доме, в качестве этической подпрограммы к Нексусу.</text:p>
      <text:p text:style-name="P70">Кратко:</text:p>
      <text:p text:style-name="P70">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70">Эпизод 1:</text:p>
      <text:p text:style-name="P70">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70">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70">…</text:p>
      <text:p text:style-name="P70">Итого:</text:p>
      <text:p text:style-name="P70">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70"><text:soft-page-break/>Эпизод 3.5 (необязательный): День из жизни Дискорда (впечатления от нового мира, интерес путешествия, нежелание возвращаться).</text:p>
      <text:p text:style-name="P70">Эпизод 4: Эй-Джей рассказывает Максу о Флаттершай, о её тревожном состоянии - сильнейшей депрессии. Флатти отказывается есть и разговаривать.</text:p>
      <text:p text:style-name="P63"><text:span text:style-name="T1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63"/>
      <text:h text:style-name="P136" text:outline-level="2">Терра. Прибытие</text:h>
      <text:p text:style-name="P63"/>
      <text:p text:style-name="P63">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63">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63">Я присел в коридоре, закрыв глаза.</text:p>
      <text:p text:style-name="P63">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63">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63">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63">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64">***</text:p>
      <text:p text:style-name="P63"><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63">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63">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63">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63">В-четвёртых, через <text:span text:style-name="T8">&lt;</text:span><text:span text:style-name="T19">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63"><text:soft-page-break/>– Постой, – я оторвался от печальных мыслей, – в чём удача-то, что ты оказался с нами?</text:p>
      <text:p text:style-name="P63">–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63">Дискорд отпил воды и попытался поставить стакан в воздух. Стакан немедленно упал и разбился.</text:p>
      <text:p text:style-name="P63">–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63">Стакан медленно собрался воедино и прыгнул обратно в руку Дискорду. – Хорошо, хоть внутренняя сила осталась. – пробурчал он.</text:p>
      <text:p text:style-name="P63">–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63">– А они? – Дискорд кивнул на девушек, сжавшихся в уголке дивана.</text:p>
      <text:p text:style-name="P63">Я пожал плечами. </text:p>
      <text:p text:style-name="P63">– Поживём — увидим. Я никому навязывать обязанности не собираюсь.</text:p>
      <text:p text:style-name="P63"/>
      <text:h text:style-name="P136" text:outline-level="2">Поиски</text:h>
      <text:p text:style-name="P63"/>
      <text:p text:style-name="P63">“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63">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63">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63">А сейчас разберёмся, что там с Нексусом?</text:p>
      <text:p text:style-name="P63">Административная консоль приветственно мигнула зелёным шрифтом.</text:p>
      <text:p text:style-name="P63"><text:span text:style-name="T8">&gt;</text:span>\Привет, Нексус. Это Макс.</text:p>
      <text:p text:style-name="P63"><text:span text:style-name="T8">&lt;\</text:span>Привет, Макс. Рад тебя видеть.</text:p>
      <text:p text:style-name="P68">Хм. Блок эмоций? Или просто модификация стандартного приветствия?</text:p>
      <text:p text:style-name="P63"><text:span text:style-name="T8">&gt;\</text:span>Нексус, отключи память событий за последнюю неделю.</text:p>
      <text:p text:style-name="P63"><text:span text:style-name="T8">&lt;\</text:span>Выполнено, Макс.</text:p>
      <text:p text:style-name="P63"><text:span text:style-name="T8">&gt;</text:span>\Задача по корпоративной логике. Выдай наиболее оптимальное решение.</text:p>
      <text:p text:style-name="P63"><text:span text:style-name="T8">&lt;\</text:span>Жду с нетерпением, Макс.</text:p>
      <text:p text:style-name="P63"><text:span text:style-name="T8">&gt;\</text:span>Постановка задачи.</text:p>
      <text:p text:style-name="P63"><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text:soft-page-break/>проводит рекламную компанию, представляющую шампунь-конкурент как более эффективный, одновременно очерняя шампунь твоей фирмы.</text:p>
      <text:p text:style-name="P63"><text:span text:style-name="T8">&gt;\</text:span>Ограничения.</text:p>
      <text:p text:style-name="P63"><text:span text:style-name="T8">&gt;\</text:span>Ты не можешь подать в суд на компанию Б и ждать результатов, так как за время разбирательства компания А обанкротится.</text:p>
      <text:p text:style-name="P63"><text:span text:style-name="T8">&gt;\</text:span>Задание.</text:p>
      <text:p text:style-name="P63"><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63"><text:span text:style-name="T8">&lt;\</text:span>Задача принята...</text:p>
      <text:p text:style-name="P63"><text:span text:style-name="T8">&lt;\</text:span>...</text:p>
      <text:p text:style-name="P63"><text:span text:style-name="T8">&lt;\</text:span>...</text:p>
      <text:p text:style-name="P63"><text:span text:style-name="T8">&lt;\</text:span>Решение:</text:p>
      <text:p text:style-name="P63"><text:span text:style-name="T8">&lt;\&lt;</text:span><text:span text:style-name="T19">Не следует противопоставлять злу ещё большее зло - это только усилит его — </text:span><text:span text:style-name="T20">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68">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63">О-па, уже час дня! Большинство коллег уже разошлись на обед по кафе и пищеблокам. Теперь мне никто не помешает. Надеюсь.</text:p>
      <text:p text:style-name="P63">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63">– Ну как, что там с Нексусом? <text:span text:style-name="T1">–</text:span> оторвался Алекс от своих бутербродов.</text:p>
      <text:p text:style-name="P63"><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63"><text:span text:style-name="T1">–</text:span> Да, с утра они устраивали регрессное тестирование бизнес-блока. Стасу что-то там не понравилось в ответах.</text:p>
      <text:p text:style-name="P63">–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63">–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63">Алекс, наконец, разобрался с пакетами, закрыл шкафчик и пошёл к выходу. Я, ч</text:p>
      <text:p text:style-name="P63">уть поотстав, прошёл за ним до холла.</text:p>
      <text:p text:style-name="P63">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63">Я присел на диванчик рядом с плащём, сделал вид, что читаю смски, и тихо произнёс в воздух перед собой:</text:p>
      <text:p text:style-name="P63"><text:soft-page-break/>—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63">Дискорд хрустнул газетой, подтверждая, что информация услышана. Я спрятал телефон, встал и направился к <text:s/>стойке охраны…</text:p>
      <text:p text:style-name="P63">… Через пару минут мы встретились в коридоре у стенда с достижениями корпорации.</text:p>
      <text:p text:style-name="P63">– Ты точно уверен, что Селестия где-то здесь?</text:p>
      <text:p text:style-name="P63">–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63">–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63">– Если уж на то пошло, никто не обещал, что она будет человеком. Она может оказаться, скажем, какой-нибудь собачкой. Хм... Женского пола.</text:p>
      <text:p text:style-name="P63">– Дискорд!</text:p>
      <text:p text:style-name="P63">– Ась? – Дискорд с отсутствующим выражением лица изучал вехи становления компании, от начала века и до наших дней.</text:p>
      <text:p text:style-name="P63">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63">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63">– Пора. Перерыв закончился, все, в основном, уже сидят на своих местах.</text:p>
      <text:p text:style-name="P63">– Что ж, веди меня, мой фюрер! – Дискорд при этом выпрямился, нахмурился и комично кинул зигу.</text:p>
      <text:p text:style-name="P63">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63">– Неа, не тут.</text:p>
      <text:p text:style-name="P63">Мы спустились на этаж ниже. Там повторилась та же история. И на следующем так же.</text:p>
      <text:p text:style-name="P63">В конце-концов, на пятом этаже Дискорд с шумом втянул в себя воздух, поднял вверх палец и заявил, повернувшись ко мне:</text:p>
      <text:p text:style-name="P63">– О!</text:p>
      <text:p text:style-name="P63">– Ты что-то чувствуешь?</text:p>
      <text:p text:style-name="P63">– Не что-то, а именно её! Ай! – Дискорд высвободил руку из закрывшихся створок дверей. – Селестию, то бишь! Сейчас мы её в два счёта разыщем!</text:p>
      <text:p text:style-name="P63">– Отлично! Может даже, нам удастся вернуться в Эквестрию не дожидаясь конца <text:span text:style-name="T8">&lt;</text:span><text:span text:style-name="T19">трёх</text:span><text:span text:style-name="T8">&gt;</text:span> месяцев. Наверняка Селестии известен способ открыть коридор с этой стороны.</text:p>
      <text:p text:style-name="P63">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63"><text:soft-page-break/>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63">Мы уже заканчивали осмотр этажа, когда Дискорд внезапно остановился перед стеклянными дверями.</text:p>
      <text:p text:style-name="P63">– А что находится за этой дверью? Почему ты не открываешь её?</text:p>
      <text:p text:style-name="P63">– Там серверная. Моя карточка эту дверь не откроет, туда есть доступ только у нашей сисадминши. Но там и искать нечего, видишь — пусто, людей нет.</text:p>
      <text:p text:style-name="P63">Дискорд уставился в тёмный проём, в глубине которого мигали огоньки маршрутизаторов.</text:p>
      <text:p text:style-name="P63">Щека у него дёрнулась. Я проследил за его взглядом и обнаружил в углу серверную стойку, сбоку которой на крючке висела дамская сумочка.</text:p>
      <text:p text:style-name="P63">– Ты что-то чувствуешь?</text:p>
      <text:p text:style-name="P63">– Нет! – Дискорд отвёл взгляд и пошёл дальше.</text:p>
      <text:p text:style-name="P63">Остаток этажа не принёс в поиски ничего нового.</text:p>
      <text:p text:style-name="P64">***</text:p>
      <text:p text:style-name="P63">Наша компания поглощала ужин, приготовленный девушками, когда Дискорд хлопнул себя по лбу и крикнул:</text:p>
      <text:p text:style-name="P63">– Знаю!</text:p>
      <text:p text:style-name="P63">Эпплджек прекратила рассказывать о своих впечатлениях от интернета и все повернулись к Дискорду.</text:p>
      <text:p text:style-name="P63">Он продолжил.</text:p>
      <text:p text:style-name="P63">–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63">– Да ну? – усомнилась Эпплджек. – С каких это пор?</text:p>
      <text:p text:style-name="P63">–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63">–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63">– Ой! – Флаттершай прикрыла рот рукой и с ужасом посмотрела на Эпплджек.</text:p>
      <text:p text:style-name="P63">–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63">Я понял, что Дискорд уже всё решил. Что ж, возможно, так будет лучше.</text:p>
      <text:p text:style-name="P63">– Ты собираешься уехать?</text:p>
      <text:p text:style-name="P63">– Да. Чем скорее, тем лучше. У нас всё ещё есть почти <text:span text:style-name="T8">&lt;</text:span><text:span text:style-name="T19">три месяца</text:span><text:span text:style-name="T8">&gt;</text:span> на поиски. Думаю, мне хватит. – Дискорд встал и начал собираться.</text:p>
      <text:p text:style-name="P63">– А как…</text:p>
      <text:p text:style-name="P63">– Не изволь беспокоиться, я и не в таких мирах бывал, – перебил меня Дискорд. –</text:p>
      <text:p text:style-name="P67"><text:soft-page-break/></text:p>
      <text:p text:style-name="P63"><text:span text:style-name="T8">&lt;</text:span><text:span text:style-name="T1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67"/>
      <text:p text:style-name="P63"><text:s/>Пхе! Денег мне не надо — сам раздобуду. Главное — не уходите далеко от коридора. Ко времени перехода я вернусь. Или раньше.</text:p>
      <text:p text:style-name="P63"/>
      <text:h text:style-name="P136" text:outline-level="2">Безнадёжность</text:h>
      <text:p text:style-name="P67">&lt;<text:span text:style-name="T20">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63">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19">расширить</text:span><text:span text:style-name="T8">&gt;</text:span>.</text:p>
      <text:p text:style-name="P63">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19">расширить</text:span><text:span text:style-name="T8">&gt;</text:span>.</text:p>
      <text:p text:style-name="P63">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19">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19">пять</text:span><text:span text:style-name="T8">&gt;</text:span>длинную прореху в куртке, <text:span text:style-name="T8">&lt;</text:span><text:span text:style-name="T19">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19">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4">***</text:p>
      <text:p text:style-name="P63">–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63"><text:span text:style-name="T8">&lt;</text:span><text:span text:style-name="T19">подать фонарь под другим сосусом</text:span><text:span text:style-name="T8">&gt;</text:span> </text:p>
      <text:p text:style-name="P63">–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63">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63">–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63">–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19">уменьшить подозрения — о них должен догадаться Макс</text:span><text:span text:style-name="T8">&gt;</text:span>?</text:p>
      <text:p text:style-name="P63"><text:soft-page-break/>– Да, у меня тоже было такое чувство, что он хочет от нас избавиться. Но он же объяснил, почему. Или ты думаешь, что?..</text:p>
      <text:p text:style-name="P63">–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63">– Надо же! У меня были такие же мысли ещё в самом начале. Ты тоже считаешь, что он хочет вернуть себе статус правителя Эквестрии?</text:p>
      <text:p text:style-name="P63">Что считала Жанна, я услышать не успел. Внезапно её лицо исказила гримаса ужаса, она прижала ладони к лицу и крикнула:</text:p>
      <text:p text:style-name="P63">– Берегись!!!</text:p>
      <text:p text:style-name="P63">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63">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63"><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63">В голове звенело.</text:p>
      <text:p text:style-name="P63">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63">– Он х-хотел тебя ут-топить. – Жанна схватила отломанную руку снеговика и закинула её в полынью.</text:p>
      <text:p text:style-name="P63">Я покачал головой. </text:p>
      <text:p text:style-name="P63">–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63">–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19">улучшить</text:span><text:span text:style-name="T8">&gt;</text:span>. А тот случай, когда мне пришлось зашивать тебе куртку после нападения убийц <text:span text:style-name="T8">&lt;</text:span><text:span text:style-name="T19">клоунов/санта-клаусов</text:span><text:span text:style-name="T8">&gt;</text:span> — ты тоже это представил, как веселье пьяной шпаны.</text:p>
      <text:p text:style-name="P63">Так вот, что я тебе скажу — это всё не так! Это не совпадения! Не бывает таких совпадений. Тебя кто-то или что-то хочет убить.</text:p>
      <text:p text:style-name="P63">– Жанна, но снеговик… Это смешно! Убить снеговиком — это самый нелепый способ убийства, о котором можно себе представить!</text:p>
      <text:p text:style-name="P63">И тут до меня дошло.</text:p>
      <text:p text:style-name="P63">Самый нелепый! Самый глупый и невообразимый! Всё сходится! Точно!</text:p>
      <text:p text:style-name="P63">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text:soft-page-break/>достаточно умения, внутренней силы и безумия, чтобы организовывать такие неестественные попытки убийства.</text:p>
      <text:p text:style-name="P63">Я осмотрел прибрежные кусты. В тусклом свете фонаря их силуэты казались изготовившимися к броску химерами.</text:p>
      <text:p text:style-name="P63">– Пойдём отсюда, Жанна. Тут опасно находиться.</text:p>
      <text:p text:style-name="P63">Пожалуй, не стоит пока говорить о своей догадке девушкам. Им и без того сейчас несладко приходится, чтобы добивать их вестью о предательстве.</text:p>
      <text:p text:style-name="P63">Когда я бросил последний взгляд на озеро, мне показалось, что из-подо льда нас провожали злые глазки снеговика.</text:p>
      <text:p text:style-name="P63"/>
      <text:h text:style-name="P136" text:outline-level="2">След?</text:h>
      <text:p text:style-name="P100"/>
      <text:p text:style-name="P63"><text:span text:style-name="T8">&lt;</text:span><text:span text:style-name="T19">сначала эпизод - проверка сумки в серверной</text:span><text:span text:style-name="T8">&gt;</text:span></text:p>
      <text:p text:style-name="P63"><text:span text:style-name="T8">&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63">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63">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63">– Анджела, можно тебя на секундочку?</text:p>
      <text:p text:style-name="P63">– Да? – Она захлопнула книгу <text:span text:style-name="T8">&lt;</text:span><text:span text:style-name="T19">“Последний Единорог” Питера Бигла</text:span><text:span text:style-name="T8">&gt;</text:span> и повернулась ко мне.</text:p>
      <text:p text:style-name="P63">– Я тут проходил мимо серверной и заметил, что там висит сумка. Кто-то забыл, наверное. Надо бы разослать на офис извещение о находке.</text:p>
      <text:p text:style-name="P63">–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63">–Так это твоя?</text:p>
      <text:p text:style-name="P63">– Если чёрная кожаная, с заклёпками — то моя. Хотя в серверной чужой быть и не должно.</text:p>
      <text:p text:style-name="P63">– Чёрная. С заклёпками. – Я всматривался в Анджелу, но рассмотреть в чёрненькой фигуристой девушке Селестию у меня плохо получалось.</text:p>
      <text:p text:style-name="P63">– Что ты на меня так смотришь? У меня там вымазано? – Анджела попыталась, изогнувшись, заглянуть себе за плечо.</text:p>
      <text:p text:style-name="P63">– Да нет, всё в порядке, не волнуйся. А тебе, часом, никогда не снилось, что у тебя есть копыта, рог и крылья?</text:p>
      <text:p text:style-name="P63">–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67"/>
      <text:p text:style-name="P63"><text:span text:style-name="T8">&lt;</text:span><text:span text:style-name="T19">расширить. Перед кафешкой - диалог с Флатти и ЭйДжей. Все думают, что наконец-то нашли Селестию. Все ликуют</text:span><text:span text:style-name="T8">&gt;</text:span></text:p>
      <text:p text:style-name="P67"><text:soft-page-break/></text:p>
      <text:p text:style-name="P63">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63">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63">–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63">На том и остановились.</text:p>
      <text:p text:style-name="P63"/>
      <text:p text:style-name="P63"><text:span text:style-name="T8">&lt;</text:span><text:span text:style-name="T19">Расширить сцену в кафе. Ожидание, подьём и… падение ожиданий</text:span><text:span text:style-name="T8">&gt;</text:span></text:p>
      <text:p text:style-name="P63"/>
      <text:p text:style-name="P64">***</text:p>
      <text:p text:style-name="P63">На кухне за столиком сидели две девушки и сочиняли письмо.</text:p>
      <text:p text:style-name="P63">–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63">–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63">– Вот теперь другое дело! – Эпплджек выставила листок на свет, любуясь написанным.</text:p>
      <text:p text:style-name="P63">– А ты уверена, что так можно? – робко встряла Флаттершай. – “Дёшевый охламон” не похоже на вежливое приветствие.</text:p>
      <text:p text:style-name="P63">– Ещё как похоже! Я с Биг Маком так всегда здороваюсь, когда он, перебрав маленько сидра, заявляется под утро со следами помады на шее.</text:p>
      <text:p text:style-name="P63">– А-а-а. Ну ладно. А разве “мы б тебя век не видели, если б не принцесса”...</text:p>
      <text:p text:style-name="P63">–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63">–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63">–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63">Эпплджек выхватила листок и начала править текст.</text:p>
      <text:p text:style-name="P63">– Так… Так… И вот так! Теперь порядок! – Эпплджек вернула листок Флаттершай.</text:p>
      <text:p text:style-name="P63">–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6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63"><text:soft-page-break/>–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63">–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63">–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63">– Так это ты дома сидела вовсе не из-за болезни? – поразилась Эпплджек <text:span text:style-name="T8">&lt;</text:span><text:span text:style-name="T19">упомянуть болезнь Флатти в соответствующем разделе</text:span><text:span text:style-name="T8">&gt;</text:span></text:p>
      <text:p text:style-name="P63">– Угу. Лес в последнее время совсем чужой стал. Даже Энджел опасался в него выходить. Не говоря уже о Гарри.</text:p>
      <text:p text:style-name="P63">– Что-то мне это напоминает.</text:p>
      <text:p text:style-name="P63">– Что?</text:p>
      <text:p text:style-name="P63">–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63">–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63">– Агась, вырвался бы он, если бы не я. Дай-ка сюда письмо...</text:p>
      <text:p text:style-name="P63">– “...хорошо, что рядом была Эпплджек и спасла его...”. – Так годится?</text:p>
      <text:p text:style-name="P63">– Пожалуй, да.</text:p>
      <text:p text:style-name="P63">–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63">–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63">Флаттершай обернулась вслед Эпплджек и тайком дописала: ”Приезжай скорее, дорогой друг, мне так тоскливо без тебя. Твоя Флатти”.</text:p>
      <text:p text:style-name="P63">– Да-да, я мигом! – <text:span text:style-name="T1">д</text:span>евушка схватила листок бумаги и помчалась к ноутбуку.</text:p>
      <text:p text:style-name="P63"/>
      <text:h text:style-name="P136" text:outline-level="2">Озарение</text:h>
      <text:p text:style-name="P63"/>
      <text:p text:style-name="P63"><text:span text:style-name="T8">&lt;</text:span><text:span text:style-name="T1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82"/>
      <text:p text:style-name="P83"><text:soft-page-break/>-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2"/>
      <text:p text:style-name="P78">Разговор не клеился.</text:p>
      <text:p text:style-name="P8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2"><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2"><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2"><text:span text:style-name="T8">– </text:span>Ну хорошо. Убедила. В конце-концов, можем поступить так. Вы с Флатти вернётесь обратно а я продолжу поиски здесь.</text:p>
      <text:p text:style-name="P82"><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82"><text:span text:style-name="T8">– </text:span>Вы можете связываться со мной раз в месяц по коридору.</text:p>
      <text:p text:style-name="P82"><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2"><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2">Эпплджек недоверчиво хмыкнула.</text:p>
      <text:p text:style-name="P82"><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2"><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2"><text:span text:style-name="T8">– </text:span>Конечно оставаться. Кто ещё, кроме нас, может найти её?</text:p>
      <text:p text:style-name="P82"><text:span text:style-name="T8">– </text:span>Я думал, ты не сможешь оставить Энджела и всех остальных надолго.</text:p>
      <text:p text:style-name="P82"><text:soft-page-break/><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7"><text:span text:style-name="T8">– </text:span>Извини, Флаттершай, забылся.</text:p>
      <text:p text:style-name="P87"><text:span text:style-name="T8">– </text:span>Та ладно, я ж не против, – возразила Эпплджек. – Не парься, Флатти. Было б хуже, если б он <text:s/>назвал меня Эпплджек на людях.</text:p>
      <text:p text:style-name="P87"><text:span text:style-name="T8">– </text:span>Ты так... – запнулась Флаттершай. – Так быстро забыла свою ферму. И...</text:p>
      <text:p text:style-name="P87"><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7"><text:span text:style-name="T8">– </text:span>Как ты можешь так говорить? – расплакалась Флаттершай.</text:p>
      <text:p text:style-name="P87"><text:span text:style-name="T8">– </text:span>Эй, девушки, не ссорьтесь! Мы — одна команда! И надеюсь, останемся ею и в дальнейшем. </text:p>
      <text:list xml:id="list4463780111443276387" text:style-name="L5">
        <text:list-header>
          <text:p text:style-name="P14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7"><text:span text:style-name="T8">– </text:span>А если нет? – Эпплджек смотрела мне мне прямо в глаза.</text:p>
      <text:list xml:id="list42656085" text:continue-numbering="true" text:style-name="L5">
        <text:list-header>
          <text:p text:style-name="P149">Я молча пожал плечами. Эпплджек уверенно продолжила.</text:p>
        </text:list-header>
      </text:list>
      <text:p text:style-name="P87"><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7"><text:span text:style-name="T8">– </text:span>Спасибо, ЭйДжей.</text:p>
      <text:p text:style-name="P87"><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2655390" text:continue-numbering="true" text:style-name="L5">
        <text:list-header>
          <text:p text:style-name="P149">Флаттершай пробормотала нечто, показавшееся мне знакомым.</text:p>
        </text:list-header>
      </text:list>
      <text:p text:style-name="P87"><text:span text:style-name="T8">– </text:span>Флатти, ты что-то сказала? Я не расслышал.</text:p>
      <text:p text:style-name="P87"><text:span text:style-name="T8">– </text:span>Намерение Изменяет Реальность.</text:p>
      <text:p text:style-name="P87"><text:span text:style-name="T8">– </text:span>Эээ. А где ты слышала эту фразу, если не секрет?</text:p>
      <text:p text:style-name="P87"><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2661482" text:continue-numbering="true" text:style-name="L5">
        <text:list-header>
          <text:p text:style-name="P149">У меня как будто вспыхнула лампочка в мозгу. Кирпичики быстро выстраивались в целостную картину. Я ринулся в прихожую.</text:p>
        </text:list-header>
      </text:list>
      <text:p text:style-name="P87"><text:span text:style-name="T8">– </text:span>Флатти, ЭйДжей, буду через час. Ждите!</text:p>
      <text:p text:style-name="P82"/>
      <text:h text:style-name="P137" text:outline-level="2">Почти.</text:h>
      <text:p text:style-name="P101"/>
      <text:p text:style-name="P87">В офисе меня встретил лыбящийся Стас.</text:p>
      <text:p text:style-name="P8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7">Я уставился на Стаса и он, захлёбываясь от торопливости, начал <text:span text:style-name="T8">расказывать</text:span>.</text:p>
      <text:p text:style-name="P8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text:soft-page-break/>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7">– Ты его уничтожил?</text:p>
      <text:p text:style-name="P87">– Кого?</text:p>
      <text:p text:style-name="P87">– Этический модуль. Селестию.</text:p>
      <text:p text:style-name="P8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7">– Ты его уничтожил?</text:p>
      <text:p text:style-name="P8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7">– То есть, на домашнем компьютере Влада модуль работает и дальше?</text:p>
      <text:p text:style-name="P87">– Ага. К нему-то у меня доступа нету. Но в кластер к Нексусу он больше не пролезет.</text:p>
      <text:p text:style-name="P87">– Спасибо, Стас. Ты молодец.</text:p>
      <text:p text:style-name="P87">Ниточка, чуть было не прервавшаяся в офисе, повела в квартиру Влада.</text:p>
      <text:p text:style-name="P87"/>
      <text:h text:style-name="P137" text:outline-level="2">Дискорд</text:h>
      <text:p text:style-name="P100"/>
      <text:p text:style-name="P101">Девушки поспешно собирались, пока я растолковывал им задачу.</text:p>
      <text:p text:style-name="P101"><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1"><text:span text:style-name="T8">– </text:span>Это тот твой приятель, который разбился с полгода назад? – спросила Эпплджек.</text:p>
      <text:p text:style-name="P101"><text:span text:style-name="T8">– </text:span>Да, это он.</text:p>
      <text:p text:style-name="P101"><text:span text:style-name="T8">– </text:span>А как мы попадём в его квартиру? Там сейчас кто-то живёт? – Флаттершай прыгала на одной ноге, натягивая кед.</text:p>
      <text:p text:style-name="P101"><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2">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1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10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19">Плохо написано!</text:span><text:span text:style-name="T8">&gt;</text:span></text:p>
      <text:p text:style-name="P102"><text:soft-page-break/>Я поднёс брелок пропуска к домофону, но дверь подъезда не открылась. Замигала красная лампочка и зажужжал зуммер.</text:p>
      <text:p text:style-name="P102">Я выругался.</text:p>
      <text:p text:style-name="P102"><text:span text:style-name="T8">– </text:span>Макс, что случилось? У нас проблемы?</text:p>
      <text:p text:style-name="P102"><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2"><text:span text:style-name="T8">– </text:span>Так что, будем ломать дверь? – Эпплджек критически осмотрелась, подмечая бабулек на лавочке и зевак во внутреннем скверике.</text:p>
      <text:p text:style-name="P102"><text:span text:style-name="T8">– </text:span>Нет нужды. Лучше станьте-ка сзади меня так, чтобы заслонить от этих бабулек и от вооон той камеры наблюдения.</text:p>
      <text:list xml:id="list2706380539261897356" text:style-name="L6">
        <text:list-header>
          <text:p text:style-name="P15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7">Раздался лёгкий «кряк» и дверь подалась.</text:p>
      <text:p text:style-name="P123"><text:span text:style-name="T8">– </text:span>Девушки, заходим.</text:p>
      <text:p text:style-name="P8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7">Прихожая встретила нас толстым слоем пыли. Мы тихонько прошли внутрь и я закрыл дверь изнутри.</text:p>
      <text:p text:style-name="P82"><text:span text:style-name="T1">Компьютер</text:span> стоял там же, где и обычно <text:span text:style-name="T1">— в личном кабинете Влада на столе у окна.</text:span></text:p>
      <text:p text:style-name="P123"><text:span text:style-name="T8">– </text:span>Макс, тут окно разбито! И верёвка какая-то висит. – крикнула Флаттершай из кухни.</text:p>
      <text:p text:style-name="P123"><text:span text:style-name="T8">– </text:span>Оставь, Флатти, не сейчас! – отмахнулся я.</text:p>
      <text:p text:style-name="P130">Лампочка питания на ноутбуке горела, <text:s/>но подключенный монитор оставался тёмным. Я постучал по пробелу, но безрезультатно.</text:p>
      <text:p text:style-name="P123"><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23"><text:span text:style-name="T8">– </text:span>Монитор выключен. – <text:s/>раздалось из угла. Кресло с высокой спинкой повернулось, открыв нашим взорам Дискорда. </text:p>
      <text:p text:style-name="P12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3">Он приподнял панамку, дурашливо здороваясь.</text:p>
      <text:p text:style-name="P123"><text:soft-page-break/><text:span text:style-name="T8">– </text:span>Оп-па! – пробормотала Эпплджек. – Нежданчик!</text:p>
      <text:p text:style-name="P123"><text:span text:style-name="T8">– </text:span>Ты, я вижу, времени не терял, – моя рука под прикрытием стола медленно тянулась к тяжёлой фарфоровой кружке, стоящей на краю.</text:p>
      <text:p text:style-name="P103"><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3"><text:span text:style-name="T8">– </text:span>А почему ты вообще решил искать нас тут? – спросила Эпплджек. – Приехал бы домой. Мы б тебя чаем напоили.</text:p>
      <text:p text:style-name="P103"><text:span text:style-name="T8">– </text:span>Видишь ли, дорогая Эй-Джей, я с самого начала знал, где находится наша уважаемая принцесса, а времени в обрез, так что...</text:p>
      <text:p text:style-name="P111">В проёме дверей появилась Флаттершай.</text:p>
      <text:p text:style-name="P103"><text:span text:style-name="T8">– </text:span>С кем это вы тут разговариваете?</text:p>
      <text:list xml:id="list7413806582769122538" text:style-name="L7">
        <text:list-header>
          <text:p text:style-name="P13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1">Оглушённый Дискорд попытался было отъехать на кресле в сторону, но я припёр его стулом к стенке.</text:p>
      <text:p text:style-name="P103">– Жанна, Флатти, хватайте ноут и на выход! Я с ним разберусь! Не теряйте вре...!</text:p>
      <text:p text:style-name="P103">– ТЫ ИДИО...!!!</text:p>
      <text:p text:style-name="P103">Дискорд <text:s/>зорал одновременно со мной, прикрываясь от меня руками, когда раздался оглушительный</text:p>
      <text:p text:style-name="P103">...</text:p>
      <text:p text:style-name="P104">БАХ!!!</text:p>
      <text:p text:style-name="P103">…</text:p>
      <text:p text:style-name="P10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3">На лице Дискорда появилось удивлённо-мечтательное выражение и он вырубился.</text:p>
      <text:p text:style-name="P123"/>
      <text:h text:style-name="P136" text:outline-level="2">Селестия</text:h>
      <text:p text:style-name="P123"/>
      <text:p text:style-name="P10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3">Включенный монитор показал схематическое изображение Селестиии, </text:p>
      <text:p text:style-name="P124">&gt;\<text:span text:style-name="T1">Привет, Селестия. Это Макс. Как себя чувствуешь?</text:span></text:p>
      <text:p text:style-name="P124">&lt;\<text:span text:style-name="T1">Макс? МАКС??? МА-А-А-АКС!!! НАКОНЕЦ-ТО! КАК Я РАДА ТЕБЯ СЛЫШАТЬ! </text:span></text:p>
      <text:p text:style-name="P124">&gt;\<text:span text:style-name="T1">Я рад, что нашёл тебя, Тия.</text:span></text:p>
      <text:p text:style-name="P12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4">&gt;\<text:span text:style-name="T1">Тия, я сейчас подключу микрофон и колонки, и мы сможем общаться более удобно.</text:span></text:p>
      <text:p text:style-name="P123">…</text:p>
      <text:p text:style-name="P123">– Привет опять. Как ты меня слышишь?</text:p>
      <text:p text:style-name="P123"><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4">– <text:span text:style-name="T1">Могу себе представить. Как-то раз я провёл три часа камере сенсорной депривации. Мне не понравилось.</text:span></text:p>
      <text:p text:style-name="P123">– Эммм... Ваше Высочество, вы в порядке? Мы так рады, что наконец-то нашли Вас! – вклинилась в разговор Эпплджек.</text:p>
      <text:p text:style-name="P123">– Кто тут? Макс, кто ещё с тобой?</text:p>
      <text:p text:style-name="P124"><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4">– <text:span text:style-name="T1">Девочки? Я рада вас слышать. А Твайлайт нет рядом?</text:span></text:p>
      <text:p text:style-name="P12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3">При этих словах Дискорд замычал и задёргался. Эпплджек нахмурилась и проверила верёвки, привязывающие его к спинке стула.</text:p>
      <text:p text:style-name="P12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3">– Ноутбук — так называется место, где я нахожусь сейчас? А кто это мычит?</text:p>
      <text:p text:style-name="P12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3">– О, духи предков, но зачем??? Почему у него кляп во рту?</text:p>
      <text:p text:style-name="P123">– Мы связали его. Он нас предал. И тебя. И Эквестрию. Всех.</text:p>
      <text:p text:style-name="P123">При этих словах Эпплджек и Флаттершай непонимающе уставились на меня, а Дискорд протестующе замычал.</text:p>
      <text:p text:style-name="P123">Я начал рассказывать о своих догадках, и непонимающее выражение на лицах девушек сменилось удивлением.</text:p>
      <text:p text:style-name="P12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3">– А зачем тогда ты приложила его книгой? – непонимающе уставился я на неё.</text:p>
      <text:p text:style-name="P123">– Потому что ты напал на него. Я и подумала — тебе виднее. И подсобила.</text:p>
      <text:p text:style-name="P123">Флаттершай отрицающе мотнула головой.</text:p>
      <text:p text:style-name="P123">– Не может Дискорд быть предателем. Он мой друг.</text:p>
      <text:p text:style-name="P123">Дискорд благодарственно замычал и закивал головой.</text:p>
      <text:p text:style-name="P12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3">Дискорд завёл глаза на лоб и обречённо завыл.</text:p>
      <text:p text:style-name="P123">– Макс, постой. Дай мне поговорить с ним. – сказала Селестия. – Не могу поверить, что Дискорд на такое пошёл.</text:p>
      <text:p text:style-name="P123">– Ну хорошо. Поговори. Послушаем, что он скажет.</text:p>
      <text:p text:style-name="P123">Я красноречиво покачал кулак перед его носом и вытащил кляп.</text:p>
      <text:p text:style-name="P123">...</text:p>
      <text:p text:style-name="P112"><text:soft-page-break/>– Ффы, тьфу, пффф, пфу! <text:span text:style-name="T8">&lt;</text:span><text:span text:style-name="T19">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12">– Это я-то устраиваю цирк?!! ДА ТЫ НА СЕБЯ ПОСМОТРИ, КЛОУН!!! На людей кидаешься, чашками бросаешься, вон, мне нос разбил! Дерёшься...</text:p>
      <text:p text:style-name="P112">Я угрожающе поднёс тряпку к лицу Дискорда.</text:p>
      <text:p text:style-name="P112">– Ещё одно слово в таком тоне, и ты заткнёшься, а мы уйдём в Эквестрию без тебя!</text:p>
      <text:p text:style-name="P11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2">Дискорд демонстративно закрыл рот и посвистывая уставился в потолок.</text:p>
      <text:p text:style-name="P112">Разговор зашёл в тупик.</text:p>
      <text:p text:style-name="P115"/>
      <text:p text:style-name="P116">На мониторе высветился текст:</text:p>
      <text:p text:style-name="P11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6"/>
      <text:p text:style-name="P116">Из колонок послышался лёгкий шорох.</text:p>
      <text:p text:style-name="P112">– Дик, сейчас не время для ссор. – голос Селестии был мягким, но настойчивым. – Мы в одной лодке.</text:p>
      <text:p text:style-name="P112">– Тебе легко говорить! Тебе не разбивали нос и не оскорбляли угрозами!</text:p>
      <text:p text:style-name="P112">– Ты должен понимать, что у Макса были все основания так себя вести. Твоё поведение вызвало подозрения у него, ведь он мало тебя знает. </text:p>
      <text:p text:style-name="P112">К уговорам Селестии присоединилась Флаттершай.</text:p>
      <text:p text:style-name="P112">– Дискорд, миленький, прости его. Макс хороший. Он просто не знал, что ты тоже хороший...</text:p>
      <text:p text:style-name="P112">У Дискорда покраснели уши и он засмущался и заворчал.</text:p>
      <text:p text:style-name="P11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2">Я пропустил «дятла» мимо ушей.</text:p>
      <text:p text:style-name="P11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3">***</text:p>
      <text:p text:style-name="P11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2"><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2">Потому разбрасываться такой возможностью не стоит. Если уж тебе повезло оказаться в новом мире — исследуй его сполна!..</text:p>
      <text:p text:style-name="P113">***</text:p>
      <text:p text:style-name="P118">&lt;<text:span text:style-name="T20">сюда можно вставить похождения Дискорда — вторая неопубликованная глава. Первая — секс с Селестией</text:span>&gt;</text:p>
      <text:p text:style-name="P113">***</text:p>
      <text:p text:style-name="P116">– Развяжите мне, наконец, руки! Или хотя бы одну. Плечами жестикулировать неудобно.... </text:p>
      <text:p text:style-name="P116">Я развязал Дискорду левую руку.</text:p>
      <text:p text:style-name="P11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6">Дискорд принялся разминать затёкшее запястье.</text:p>
      <text:p text:style-name="P11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6">– Какое письмо, Корди? – вскинулась до этого зачарованно слушавшая Дискорда Флаттершай.</text:p>
      <text:p text:style-name="P116">– Ну ваше же! Вы с Эпплджек написали мне о своих мытарствах тут. Вежливо так написали, спасибо...</text:p>
      <text:p text:style-name="P116">Флаттершай покрылась пунцовыми пятнами.</text:p>
      <text:p text:style-name="P116">– Я... Мы... – тут она совсем стушевалась.</text:p>
      <text:p text:style-name="P116">– Так а почему ты сказал, что никто не уйдёт в Эквестрию? – наконец перебила Дискорда скучавшая до этого Эпплджек.</text:p>
      <text:p text:style-name="P116">Дискорд уставился на неё долгим взглядом, а потом хлопнул себя по лбу.</text:p>
      <text:p text:style-name="P11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4">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16">– И что? – продолжила его мысль Эпплджек.</text:p>
      <text:p text:style-name="P116">– Эквестрийские <text:span text:style-name="T8">&lt;</text:span><text:span text:style-name="T19">три месяца</text:span><text:span text:style-name="T8">&gt;</text:span> КО-РО-ЧЕ местных. – с нажимом повторил Дискорд. – По моим подсчётам, на два дня.</text:p>
      <text:p text:style-name="P116">– И?!! – до меня уже дошло, но Эпплджек продолжала тупить.</text:p>
      <text:p text:style-name="P116"><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116">– СКОЛЬКО??? – воскликнули хором я и девушки.</text:p>
      <text:p text:style-name="P116">Дискорд открыл было рот, но его слова заглушил звонок в дверь.</text:p>
      <text:p text:style-name="P116">– ОТКРОЙТЕ, ПОЛИЦИЯ! Вам даётся полминуты, чтобы открыть дверь. Через тридцать секунд дверь будет выбита!</text:p>
      <text:p text:style-name="P11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6">Блядь!</text:p>
      <text:p text:style-name="P116">– На крышу, живо!!! Через окно на кухне! – зашипел Дискорд, отчаянно дёргая узлы свободной рукой.</text:p>
      <text:p text:style-name="P116">Эпплджек, одной рукой сгребя в охапку ноутбук, второй увлекая Флаттершай, кинулась на кухню.</text:p>
      <text:p text:style-name="P116">– А толку? Куда мы с крыши денемся? – спросил я растерянно. Дискорд только раздражённо зарычал в ответ.</text:p>
      <text:p text:style-name="P112">Дверь содрогнулась от мощного удара. Послышался стук падающей штукатурки. Я сломя голову кинулся на кухню.</text:p>
      <text:p text:style-name="P112">– Развяжи меня, идиот!!! – гаркнул вдогонку Дискорд.</text:p>
      <text:p text:style-name="P11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2">– Давай на крышу! Я догоню! – рявкнул он, освобождая вторую руку.</text:p>
      <text:p text:style-name="P112">От второго удара дверная коробка крякнула и наполовину въехала в коридор. </text:p>
      <text:p text:style-name="P11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2">Верёвка в кухонном окне дёргалась от движений лезущих по ней Флатти и Эпплджек. Я словил её рукой и стал на подоконник.</text:p>
      <text:p text:style-name="P112">Чёрт!</text:p>
      <text:p text:style-name="P11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2">Но нет, триста тысяч чертей, раз девушки смогли – я тоже смогу!</text:p>
      <text:p text:style-name="P11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2">Я успел сократить расстояние до Эпплджек наполовину, когда девушки нашли решение.</text:p>
      <text:p text:style-name="P11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2"><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2">Я выдохнул.</text:p>
      <text:p text:style-name="P11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2">Чёрт! Чёрт! Чёрт! Чёрт!</text:p>
      <text:p text:style-name="P112">Бля!!!...</text:p>
      <text:p text:style-name="P112">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12"/>
      <text:h text:style-name="P136" text:outline-level="2">Назад, в Эквестрию</text:h>
      <text:p text:style-name="P112"/>
      <text:p text:style-name="P112">Долго паниковать не пришлось. </text:p>
      <text:p text:style-name="P112">Я почувствовал сильный рывок за шиворот и захват поперёк груди. </text:p>
      <text:p text:style-name="P112">– ОТПУСТИ ДЕВЧОНКУ!!! – загрохотало мне в ухо. Я открыл глаза.</text:p>
      <text:p text:style-name="P11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2">Я чуть поднял глаза и уставился в чешуйчатую морду дракона.</text:p>
      <text:p text:style-name="P112">– Отпусти Эпплджек. Я её держу. – повторил Дискорд. – Мне сбалансироваться надо. Вы не такие уж и лёгкие.</text:p>
      <text:p text:style-name="P11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2">Наконец это ему удалось, и дальнейший подъём на крышу происходил в молчании.</text:p>
      <text:p text:style-name="P11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2">Флаттершай оторвала заплаканное лицо от моей ветровки.</text:p>
      <text:p text:style-name="P112"><text:soft-page-break/>– Да-да, ты прав, Корди. Я готова.</text:p>
      <text:p text:style-name="P112">На длинной шее Дискорда разместились Эпплджек и Флаттершай. Я, для сохранения баланса, разместился позади крыльев.</text:p>
      <text:p text:style-name="P112">Дискорд расправил крылья и начал короткую пробежку к краю.</text:p>
      <text:p text:style-name="P11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2">И мы полетели навстречу закату.</text:p>
      <text:p text:style-name="P11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2">Впереди по курсу увеличивалась громада моей высотки. Дискорд летел прямо на разрыв в ограждении, который я проделал <text:span text:style-name="T8">&lt;</text:span><text:span text:style-name="T19">полгода</text:span><text:span text:style-name="T8">&gt;</text:span> назад своим проходом в Эквестрию.</text:p>
      <text:p text:style-name="P11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2">– Пристегните ремни! – проревел Дискорд, резко ускоряясь. – Будет весело!!!</text:p>
      <text:p text:style-name="P11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2">– ЙУУУУУУУХХХУУУУУ!!! – заорал Дискорд, сложил крылья и врезался в шар.</text:p>
      <text:p text:style-name="P117">&lt;<text:span text:style-name="T2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3" text:outline-level="1">Беседа за столиком в ночи</text:h>
      <text:p text:style-name="P84">Из-за заинтересованности Эквуса в Максе, тому не приходится прилагать усилий для 34 — на что ему указывает Анакорн</text:p>
      <text:p text:style-name="P8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2"><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82"><text:span text:style-name="T1">– </text:span>Анакорн. <text:span text:style-name="T1">– о</text:span>трекомендовался он. <text:span text:style-name="T8">– </text:span><text:span text:style-name="T1">Демиург.</text:span></text:p>
      <text:p text:style-name="P82"><text:span text:style-name="T1">– </text:span>П-привет. Макс. <text:span text:style-name="T1">– в</text:span> смятении представился я.</text:p>
      <text:p text:style-name="P8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7"/>
      <text:p text:style-name="P82"><text:span text:style-name="T1">&lt;</text:span><text:span text:style-name="T2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0">дело даже не в магии — она во многих молодых мирах есть). Дело в нестыковках, несуразицах и нелепицах.</text:span><text:span text:style-name="T1">&gt;</text:span></text:p>
      <text:p text:style-name="P87"/>
      <text:p text:style-name="P8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2"><text:span text:style-name="T1">Юноша</text:span> закинул ногу за ногу и пытливо смотрел на меня, играя карандашём .</text:p>
      <text:p text:style-name="P82">Я совсем запутался.</text:p>
      <text:p text:style-name="P82"><text:span text:style-name="T1">– </text:span>Какая проблема? Какое решение? Кто ты <text:span text:style-name="T1">вообще</text:span>?</text:p>
      <text:p text:style-name="P82"><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7">– Стоп, не торопись. – у меня голова пошла кругом от информации. – Я ничего не понял. Какие-такие проблемы? Какие варианты? Зачем его поддерживать?</text:p>
      <text:p text:style-name="P87">Анакорн недовольно поморщился, но продолжил.</text:p>
      <text:p text:style-name="P8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7"><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7"/>
      <text:p text:style-name="P87"><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6">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9"/>
      <text:p text:style-name="P87"/>
      <text:p text:style-name="P87"/>
      <text:p text:style-name="P8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7">На голограмме появилась солнечная система Эквуса. Почему-то в центре системы был сам Эквус. Вокруг него вращались солнце и луна.</text:p>
      <text:p text:style-name="P87">Анакорн плюхнулся обратно в кресло и схватился за голову. Потом, немного успокоившись, продолжил.</text:p>
      <text:p text:style-name="P8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7">Анакорн отпил из стакана и продолжил.</text:p>
      <text:p text:style-name="P8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0">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7">Анакорн постучал по столику указкой. Солнечная система увеличилась, оставив в поле зрения только шар Эквуса.</text:p>
      <text:p text:style-name="P8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90">Ко мне наконец-то пришло понимание ситуации.</text:p>
      <text:p text:style-name="P9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7">Анакорн смутился.</text:p>
      <text:p text:style-name="P8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7">(<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7"><text:span text:style-name="T17">– Сам ты раздолбай! – произнёс, наконец, Свирл</text:span>)</text:p>
      <text:p text:style-name="P87">… И создали вы его достаточно топорно — видишь, он трещит по швам.</text:p>
      <text:p text:style-name="P87">– Хмм. То есть, это брони создали Эквус?</text:p>
      <text:p text:style-name="P8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7">Я вспомнил события последнего года <text:span text:style-name="T8">&lt;</text:span>упомянуть в эпизоде на Терре, что МЛП-сериал закрылся год назад<text:span text:style-name="T8">&gt;</text:span></text:p>
      <text:p text:style-name="P8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7">Анакорн с такой силой сжал карандаш, что он хрустнул.</text:p>
      <text:p text:style-name="P87"><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7"/>
      <text:p text:style-name="P87"/>
      <text:p text:style-name="P8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4">– </text:p>
      <text:p text:style-name="P8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0">– Верни Рэйнбоу!!!</text:p>
      <text:p text:style-name="P90">Обломки карандаша выпали из кулака Анакорна на столик.</text:p>
      <text:p text:style-name="P90">– Э-э-э… м-м-м… ну-у-у... Нельзя сказать, что это совсем невыполнимо… Но, прямо скажу, задачка не для студента!</text:p>
      <text:p text:style-name="P90">– А ты студент?</text:p>
      <text:p text:style-name="P9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0">– Нет. Плата остаётся неизменной. Тут мы квиты. У меня тоже мало шансов помочь тебе — я не имею ни малейшего понятия, как это сделать.</text:p>
      <text:p text:style-name="P90">Ставшие почти прозрачными стены комнаты снова обрели материальность. Анакорн пожал плечами и протянул мне руку через столик.</text:p>
      <text:p text:style-name="P90"><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0">Я задумался.</text:p>
      <text:p text:style-name="P9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0">Анакорн почесал в затылке.</text:p>
      <text:p text:style-name="P90">– А кьютимарки? Как, <text:span text:style-name="T8">&lt;</text:span><text:span text:style-name="T24">чёрт</text:span><text:span text:style-name="T8">&gt;</text:span> меня побери, объяснить кьютимарки?</text:p>
      <text:p text:style-name="P90">– А кьютимарки ты сам даришь пони, когда распознаёшь их жизненное предназначение.</text:p>
      <text:p text:style-name="P9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0">Я пожал плечами.</text:p>
      <text:p text:style-name="P90">– А по-другому я не могу объяснить их появление. К сожалению.</text:p>
      <text:p text:style-name="P12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5">– Хорошо. Уболтал. Кьютимарки беру на себя. Так и знал, что мне самое трудное достанется!</text:p>
      <text:p text:style-name="P12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5">Анакорн проследил мой взгляд.</text:p>
      <text:p text:style-name="P125">– Нечего так смотреть. Если я стану применять магию вместо ловкости, теряется весь смысл упражнения... О, глянь-ка на Эквус!</text:p>
      <text:p text:style-name="P12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5"/>
      <text:p text:style-name="P127">Да, т<text:span text:style-name="T4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oft-page-break/><text:span text:style-name="T44">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9">&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8"/>
      <text:p text:style-name="P12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7"/>
      <text:p text:style-name="P127"/>
      <text:p text:style-name="P125">Я опять задумался. В голове было пусто. Хотя, если подумать с точки зрения программиста, можно... Наверное можно, раз все предыдущее прокатило...</text:p>
      <text:p text:style-name="P126">–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6">– Не понял? Это как? Как ты совместишь разрушенную магическими войнами Эквестрию с романтически-сексуальным раем для попаданцев?</text:p>
      <text:p text:style-name="P126"><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6">Анакорн долго мусолил карандаш, а потом вдруг заржал.</text:p>
      <text:p text:style-name="P126"><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6"><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26">Анакорн примирительно похлопал меня по плечу.</text:p>
      <text:p text:style-name="P126"><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6">Я подозрительно посмотрел на Анакорна.</text:p>
      <text:p text:style-name="P126"><text:span text:style-name="T8">– </text:span>Какой ещё, нафиг, «мой фанфик»? Я никакого фанфика не писал. И не собираюсь, вообще-то.</text:p>
      <text:p text:style-name="P126">Анакорн ехидно ухмыльнулся и откинулся в кресле, переплетя пальцы за затылком.</text:p>
      <text:p text:style-name="P126"><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5"><text:soft-page-break/><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5"><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5"><text:span text:style-name="T8">– </text:span>Факн щит<text:note text:id="ftn13" text:note-class="footnote"><text:note-citation>13</text:note-citation><text:note-body><text:p text:style-name="P12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5">Анакорн развёл руками.</text:p>
      <text:p text:style-name="P125"><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5">Анакорн, глядя на мои терзания, понимающе кивнул и продолжил.</text:p>
      <text:p text:style-name="P87">– Эквусу позарез нужна помощь. И он надеется получить эту помощь от тебя. Видишь, он из кожи вон лезет, чтобы тебе понравиться.</text:p>
      <text:p text:style-name="P84">Он старался тебя рассмешить и показать себя с лучшей стороны. К сожалению, надлого его не хватило — к твоему прибытию он был на грани...</text:p>
      <text:p text:style-name="P87">Тебе не приходилось заботиться о жилье и питании, ты нравишься кобылкам...</text:p>
      <text:p text:style-name="P87">– Гм! Я бы попросил тебя не касаться моих отношений с Рэйнбоу!</text:p>
      <text:p text:style-name="P8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7">У меня сердце буквально ухнуло куда-то вниз, в область желудка.</text:p>
      <text:p text:style-name="P8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7">– Та ладно, не утешай. Я не маленький ребёнок. Долг платежом красен. Сделаю то, что ты хочешь. Как сумею.</text:p>
      <text:p text:style-name="P8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7"><text:soft-page-break/>Анакорн наблюдал за мной без улыбки. По его нейтральному выражению лица невозможно было догадаться, о чём он думает.</text:p>
      <text:p text:style-name="P87">– Ну вот и отлично. Рад, что мы наконец-то пришли к сделке.</text:p>
      <text:p text:style-name="P9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1">– Пора закругляться. Ты начинаешь сгорать. Надо утрясти последние детали, пока ещё есть пару минут.</text:p>
      <text:p text:style-name="P87">– Валяй. Я тебя внимательно слушаю.</text:p>
      <text:p text:style-name="P8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9">Такова природа низкоэнергетических монад</text:span>.</text:p>
      <text:p text:style-name="P87">– А я разве сплю?</text:p>
      <text:p text:style-name="P87">– Сейчас — нет. Но как только мы закроем сделку — проснёшься. Потому что нет иного способа вернуть тебя в реальный мир.</text:p>
      <text:p text:style-name="P87">– Эээ, постой. А как я в Эквестрию и обратно возвращался?</text:p>
      <text:p text:style-name="P8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7">Так вот, возвращать тебя обратно в твой мир я не буду. </text:p>
      <text:p text:style-name="P87">Во-первых, может возникнуть временная <text:span text:style-name="T8">&lt;</text:span><text:span text:style-name="T19">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7">– Ты ещё увидишь пару снов на прощание. Удачи!</text:p>
      <text:p text:style-name="P87"/>
      <text:p text:style-name="P92">&lt;<text:span text:style-name="T1">- Но если миры Эквестрии станут существовать — появятся и те из них, в которых тьма страданий, постапокалипсис.</text:span></text:p>
      <text:p text:style-name="P92"><text:span text:style-name="T1">- И это лучше, чем не существовать, поверь</text:span>&gt;</text:p>
      <text:p text:style-name="P88">***</text:p>
      <text:p text:style-name="P88"/>
      <text:p text:style-name="P87"><text:soft-page-break/>&lt;<text:span text:style-name="T19">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7"/>
      <text:p text:style-name="P87">– Привет, Макс. – образ Селестии снова реял передо мной, как <text:span text:style-name="T8">&lt;</text:span><text:span text:style-name="T19">полгода</text:span><text:span text:style-name="T8">&gt;</text:span> назад. – Я хочу поблагодарить тебя за всё.</text:p>
      <text:p text:style-name="P87">– Пожалста. – ответил я безучастно. – Всегда рад. Только Вам не нужно было ТАК распинаться, чтобы заручиться моей помощью.</text:p>
      <text:p text:style-name="P87">Селестия на мгновение смутилась, но продолжила.</text:p>
      <text:p text:style-name="P87">&lt;<text:span text:style-name="T19"> - Ты морочила мне яйца, чтобы заинтересовать? Всё, как Свирл указал?</text:span></text:p>
      <text:p text:style-name="P8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4">Я покачал головой.</text:p>
      <text:p text:style-name="P87"><text:span text:style-name="T1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7">– <text:s text:c="2"/>За благополучие Эквестрии я бы и не ТАК разопнулась.<text:span text:style-name="T8"> Я</text:span><text:span text:style-name="T19">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2">Селестия кивнула, соглашаясь, и образ её начал меркнуть.</text:p>
      <text:p text:style-name="P117">– <text:span text:style-name="T1">Окей. Будь счастлив и... спасибо тебе за всё, Макс.</text:span></text:p>
      <text:p text:style-name="P112">…</text:p>
      <text:p text:style-name="P11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2">Он нахлобучил на себя невесть откуда взявшуюся двууголку.</text:p>
      <text:p text:style-name="P112">– Как вам это нравится, господа?! Дискорд — спаситель Эквестрии! А ведь звучит!!! Разрешите откланяться!..</text:p>
      <text:p text:style-name="P112"><text:soft-page-break/></text:p>
      <text:list xml:id="list1951274504413285854" text:style-name="L8">
        <text:list-header>
          <text:p text:style-name="P151">(<text:span text:style-name="T26">Луна — как повелительница снов, слышала разговор Макса с Анакорном</text:span>)</text:p>
          <text:p text:style-name="P152"/>
        </text:list-header>
      </text:list>
      <text:p text:style-name="P113">***</text:p>
      <text:p text:style-name="P82"><text:span text:style-name="T1">–</text:span> Ты?..</text:p>
      <text:p text:style-name="P82"><text:span text:style-name="T1">–</text:span> Ты??!</text:p>
      <text:p text:style-name="P82"><text:span text:style-name="T1">–</text:span> Ты мне снишься??</text:p>
      <text:p text:style-name="P82"><text:span text:style-name="T1">–</text:span> Это ты мне снишься!!</text:p>
      <text:p text:style-name="P82"><text:span text:style-name="T1">–</text:span> Неважно… Пусть мы друг-другу снимся… Ты как, Дэш?</text:p>
      <text:p text:style-name="P82"><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text:span><text:span text:style-name="T1">неслись по развалинам этого уродского замка, и во что-то врезались. А дальше не помню. </text:span><text:span text:style-name="T20">Как-то это не круто совсем!</text:span></text:p>
      <text:p text:style-name="P27">- <text:span text:style-name="T1">Дэш, - сказал я, едва сдерживая слёзы, - ты самая крутая в мире пони! Ты победила смерть! Ты умерла и вернулась с того света!</text:span></text:p>
      <text:p text:style-name="P82"><text:span text:style-name="T22">- Точно? Ну офигеть! </text:span>А ты как?</text:p>
      <text:p text:style-name="P82"><text:span text:style-name="T1">–</text:span> И я в порядке. Вот, возвращаюсь в свой мир. Ну, не совсем в свой. Почти в свой.</text:p>
      <text:p text:style-name="P82"><text:span text:style-name="T1">–</text:span> Навсегда?</text:p>
      <text:p text:style-name="P82"><text:span text:style-name="T1">–</text:span> Скорее всего, да.</text:p>
      <text:p text:style-name="P82"><text:span text:style-name="T1">–</text:span> Это плохо. Я хотела тебе сказать…</text:p>
      <text:p text:style-name="P82"><text:span text:style-name="T1">–</text:span> Не надо, Дэш. Не стоит терзать себя. Мне тоже очень хотелось остаться. Но так надо. Мне очень жаль…</text:p>
      <text:p text:style-name="P8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2"><text:span text:style-name="T1">–</text:span> И тебя, и Твайлайт, и Рэрити, и Селестию, и всех-всех-всех… Таковы правила.</text:p>
      <text:p text:style-name="P82"><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82">Я опустил руку на шею Дэш и ощутил теплоту и лёгкое покалывание в пустоте.</text:p>
      <text:p text:style-name="P82"><text:span text:style-name="T8">–</text:span> Мне кажется, Дэш, <text:span text:style-name="T1">м</text:span>ы найдём способ связаться. Рано или поздно.</text:p>
      <text:p text:style-name="P82"><text:span text:style-name="T1">–</text:span> И лучше рано, чем поздно! Я не люблю ждать!</text:p>
      <text:p text:style-name="P82"><text:span text:style-name="T1">–</text:span> Да, Дэш. <text:span text:style-name="T1">–</text:span> её образ начал таять. <text:span text:style-name="T1">–</text:span> Да, я помню. Я всё ещё помню…</text:p>
      <text:p text:style-name="P82"/>
      <text:h text:style-name="P136" text:outline-level="2"><text:soft-page-break/>Земля</text:h>
      <text:p text:style-name="P85">Музыкальная тема из бегущего по лезвию бритвы — <text:span text:style-name="T8">Mission impossible</text:span></text:p>
      <text:p text:style-name="P86">&lt;Ужас возвращения из тёплого волшебного мира друзей в холодную скучную реальность.&gt;</text:p>
      <text:p text:style-name="P79">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79"><text:span text:style-name="T1">Я нашарил ногами тапки и пошёл в ванную. Проходя мимо стола, зацепился взглядом за</text:span> эскиз <text:span text:style-name="T1">рисунка</text:span>.</text:p>
      <text:p text:style-name="P7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pan text:style-name="T1">наступит. Такое правило есть, называется «Правило 72-х часов». У меня эта граница уже раз десять пройдена.</text:span></text:p>
      <text:p text:style-name="P8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0">Доставая из стола ключи от машины, опять наткнулся взглядом на эскиз.</text:p>
      <text:p text:style-name="P8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0">Назову-ка я фантазию «Последний фанфик».</text:p>
      <text:p text:style-name="P80"/>
      <text:p text:style-name="P80"/>
      <text:p text:style-name="P80"/>
      <text:p text:style-name="P82"/>
      <text:p text:style-name="P82"/>
      <text:p text:style-name="P82"/>
      <text:p text:style-name="P8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2"><text:soft-page-break/></text:p>
      <text:p text:style-name="P8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2"/>
      <text:p text:style-name="P82"/>
      <text:p text:style-name="P82"/>
      <text:p text:style-name="P82"/>
      <text:p text:style-name="P65"/>
      <text:p text:style-name="P63"><text:span text:style-name="T1">–</text:span> Запрыгивай <text:span text:style-name="T1">–</text:span> разгневанно фыркнула она и ткнулась в меня боком.</text:p>
      <text:p text:style-name="P63">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63">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0">Живая лошадь — не кошка, ухаживать за ней сложнее</text:span><text:span text:style-name="T8">&gt;</text:span></text:p>
      <text:p text:style-name="P63">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63"><text:span text:style-name="T8">–</text:span> Держись! <text:span text:style-name="T8">–</text:span> <text:span text:style-name="T1">н</text:span>е успев процедить это сквозь сжатые зубы, Селестия пустилась вскачь.</text:p>
      <text:p text:style-name="P63">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63">Выход был уже совсем рядом, когда нас встретила Луна.</text:p>
      <text:p text:style-name="P63"><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63">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63">Яростно метнув <text:span text:style-name="T8">&lt;</text:span><text:span text:style-name="T19">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63"/>
      <text:p text:style-name="P63"/>
      <text:p text:style-name="P63"/>
      <text:p text:style-name="P63"/>
      <text:p text:style-name="P63">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0-20T22:48:26.43</dc:date>
    <meta:editing-duration>P86DT6H28M17S</meta:editing-duration>
    <meta:editing-cycles>4978</meta:editing-cycles>
    <meta:generator>OpenOffice/4.1.1$Win32 OpenOffice.org_project/411m6$Build-9775</meta:generator>
    <dc:creator>макс </dc:creator>
    <meta:document-statistic meta:table-count="0" meta:image-count="0" meta:object-count="0" meta:page-count="174" meta:paragraph-count="3574" meta:word-count="83014" meta:character-count="528025"/>
  </office:meta>
</office:document-meta>
</file>